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0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<text:s text:c="6"/>Compensation of employees</text:p>
          </table:table-cell>
          <table:table-cell office:value-type="string" calcext:value-type="string">
            <text:p>Domestic industries</text:p>
          </table:table-cell>
          <table:table-cell office:value-type="string" calcext:value-type="string">
            <text:p><text:s text:c="2"/>Private industries</text:p>
          </table:table-cell>
          <table:table-cell office:value-type="string" calcext:value-type="string">
            <text:p><text:s text:c="4"/>Agriculture, forestry, fishing, and hunting</text:p>
          </table:table-cell>
          <table:table-cell office:value-type="string" calcext:value-type="string">
            <text:p><text:s text:c="6"/>Farms\1\</text:p>
          </table:table-cell>
          <table:table-cell office:value-type="string" calcext:value-type="string">
            <text:p><text:s text:c="6"/>Forestry, fishing, and related activities</text:p>
          </table:table-cell>
          <table:table-cell office:value-type="string" calcext:value-type="string">
            <text:p><text:s text:c="4"/>Mining</text:p>
          </table:table-cell>
          <table:table-cell office:value-type="string" calcext:value-type="string">
            <text:p><text:s text:c="6"/>Oil and gas extraction</text:p>
          </table:table-cell>
          <table:table-cell office:value-type="string" calcext:value-type="string">
            <text:p><text:s text:c="6"/>Mining, except oil and gas</text:p>
          </table:table-cell>
          <table:table-cell office:value-type="string" calcext:value-type="string">
            <text:p><text:s text:c="6"/>Support activities for mining</text:p>
          </table:table-cell>
          <table:table-cell office:value-type="string" calcext:value-type="string">
            <text:p><text:s text:c="4"/>Utilities</text:p>
          </table:table-cell>
          <table:table-cell office:value-type="string" calcext:value-type="string">
            <text:p><text:s text:c="4"/>Construction</text:p>
          </table:table-cell>
          <table:table-cell office:value-type="string" calcext:value-type="string">
            <text:p><text:s text:c="4"/>Manufacturing</text:p>
          </table:table-cell>
          <table:table-cell office:value-type="string" calcext:value-type="string">
            <text:p><text:s text:c="6"/>Durable goods</text:p>
          </table:table-cell>
          <table:table-cell office:value-type="string" calcext:value-type="string">
            <text:p><text:s text:c="8"/>Wood products</text:p>
          </table:table-cell>
          <table:table-cell office:value-type="string" calcext:value-type="string">
            <text:p><text:s text:c="8"/>Nonmetallic mineral products</text:p>
          </table:table-cell>
          <table:table-cell office:value-type="string" calcext:value-type="string">
            <text:p><text:s text:c="8"/>Primary metals</text:p>
          </table:table-cell>
          <table:table-cell office:value-type="string" calcext:value-type="string">
            <text:p><text:s text:c="8"/>Fabricated metal products</text:p>
          </table:table-cell>
          <table:table-cell office:value-type="string" calcext:value-type="string">
            <text:p><text:s text:c="8"/>Machinery</text:p>
          </table:table-cell>
          <table:table-cell office:value-type="string" calcext:value-type="string">
            <text:p><text:s text:c="8"/>Computer and electronic products</text:p>
          </table:table-cell>
          <table:table-cell office:value-type="string" calcext:value-type="string">
            <text:p><text:s text:c="8"/>Electrical equipment, appliances, and components</text:p>
          </table:table-cell>
          <table:table-cell office:value-type="string" calcext:value-type="string">
            <text:p><text:s text:c="8"/>Motor vehicles, bodies and trailers, and parts</text:p>
          </table:table-cell>
          <table:table-cell office:value-type="string" calcext:value-type="string">
            <text:p><text:s text:c="8"/>Other transportation equipment</text:p>
          </table:table-cell>
          <table:table-cell office:value-type="string" calcext:value-type="string">
            <text:p><text:s text:c="8"/>Furniture and related products</text:p>
          </table:table-cell>
          <table:table-cell office:value-type="string" calcext:value-type="string">
            <text:p><text:s text:c="8"/>Miscellaneous manufacturing</text:p>
          </table:table-cell>
          <table:table-cell office:value-type="string" calcext:value-type="string">
            <text:p><text:s text:c="6"/>Nondurable goods</text:p>
          </table:table-cell>
          <table:table-cell office:value-type="string" calcext:value-type="string">
            <text:p><text:s text:c="8"/>Food and beverage and tobacco products</text:p>
          </table:table-cell>
          <table:table-cell office:value-type="string" calcext:value-type="string">
            <text:p><text:s text:c="8"/>Textile mills and textile product mills</text:p>
          </table:table-cell>
          <table:table-cell office:value-type="string" calcext:value-type="string">
            <text:p><text:s text:c="8"/>Apparel and leather and allied products</text:p>
          </table:table-cell>
          <table:table-cell office:value-type="string" calcext:value-type="string">
            <text:p><text:s text:c="8"/>Paper products</text:p>
          </table:table-cell>
          <table:table-cell office:value-type="string" calcext:value-type="string">
            <text:p><text:s text:c="8"/>Printing and related support activities</text:p>
          </table:table-cell>
          <table:table-cell office:value-type="string" calcext:value-type="string">
            <text:p><text:s text:c="8"/>Petroleum and coal products</text:p>
          </table:table-cell>
          <table:table-cell office:value-type="string" calcext:value-type="string">
            <text:p><text:s text:c="8"/>Chemical products</text:p>
          </table:table-cell>
          <table:table-cell office:value-type="string" calcext:value-type="string">
            <text:p><text:s text:c="8"/>Plastics and rubber products</text:p>
          </table:table-cell>
          <table:table-cell office:value-type="string" calcext:value-type="string">
            <text:p><text:s text:c="4"/>Wholesale trade</text:p>
          </table:table-cell>
          <table:table-cell office:value-type="string" calcext:value-type="string">
            <text:p><text:s text:c="6"/>Durable goods</text:p>
          </table:table-cell>
          <table:table-cell office:value-type="string" calcext:value-type="string">
            <text:p><text:s text:c="6"/>Nondurable goods</text:p>
          </table:table-cell>
          <table:table-cell office:value-type="string" calcext:value-type="string">
            <text:p><text:s text:c="4"/>Retail trade</text:p>
          </table:table-cell>
          <table:table-cell office:value-type="string" calcext:value-type="string">
            <text:p><text:s text:c="6"/>Motor vehicle and parts dealers</text:p>
          </table:table-cell>
          <table:table-cell office:value-type="string" calcext:value-type="string">
            <text:p><text:s text:c="6"/>Food and beverage stores</text:p>
          </table:table-cell>
          <table:table-cell office:value-type="string" calcext:value-type="string">
            <text:p><text:s text:c="6"/>General merchandise stores</text:p>
          </table:table-cell>
          <table:table-cell office:value-type="string" calcext:value-type="string">
            <text:p><text:s text:c="6"/>Other retail\2\</text:p>
          </table:table-cell>
          <table:table-cell office:value-type="string" calcext:value-type="string">
            <text:p><text:s text:c="4"/>Transportation and warehousing</text:p>
          </table:table-cell>
          <table:table-cell office:value-type="string" calcext:value-type="string">
            <text:p><text:s text:c="6"/>Air transportation</text:p>
          </table:table-cell>
          <table:table-cell office:value-type="string" calcext:value-type="string">
            <text:p><text:s text:c="6"/>Rail transportation</text:p>
          </table:table-cell>
          <table:table-cell office:value-type="string" calcext:value-type="string">
            <text:p><text:s text:c="6"/>Water transportation</text:p>
          </table:table-cell>
          <table:table-cell office:value-type="string" calcext:value-type="string">
            <text:p><text:s text:c="6"/>Truck transportation</text:p>
          </table:table-cell>
          <table:table-cell office:value-type="string" calcext:value-type="string">
            <text:p><text:s text:c="6"/>Transit and ground passenger transportation</text:p>
          </table:table-cell>
          <table:table-cell office:value-type="string" calcext:value-type="string">
            <text:p><text:s text:c="6"/>Pipeline transportation</text:p>
          </table:table-cell>
          <table:table-cell office:value-type="string" calcext:value-type="string">
            <text:p><text:s text:c="6"/>Other transportation and support activities\3\</text:p>
          </table:table-cell>
          <table:table-cell office:value-type="string" calcext:value-type="string">
            <text:p><text:s text:c="6"/>Warehousing and storage</text:p>
          </table:table-cell>
          <table:table-cell office:value-type="string" calcext:value-type="string">
            <text:p><text:s text:c="4"/>Information</text:p>
          </table:table-cell>
          <table:table-cell office:value-type="string" calcext:value-type="string">
            <text:p><text:s text:c="6"/>Publishing industries (includes software)</text:p>
          </table:table-cell>
          <table:table-cell office:value-type="string" calcext:value-type="string">
            <text:p><text:s text:c="6"/>Motion picture and sound recording industries</text:p>
          </table:table-cell>
          <table:table-cell office:value-type="string" calcext:value-type="string">
            <text:p><text:s text:c="6"/>Broadcasting and telecommunications</text:p>
          </table:table-cell>
          <table:table-cell office:value-type="string" calcext:value-type="string">
            <text:p><text:s text:c="6"/>Information and data processing services</text:p>
          </table:table-cell>
          <table:table-cell office:value-type="string" calcext:value-type="string">
            <text:p><text:s text:c="4"/>Finance and insurance</text:p>
          </table:table-cell>
          <table:table-cell office:value-type="string" calcext:value-type="string">
            <text:p><text:s text:c="6"/>Federal Reserve banks, credit intermediation, and related activities</text:p>
          </table:table-cell>
          <table:table-cell office:value-type="string" calcext:value-type="string">
            <text:p><text:s text:c="6"/>Securities, commodity contracts, and investments</text:p>
          </table:table-cell>
          <table:table-cell office:value-type="string" calcext:value-type="string">
            <text:p><text:s text:c="6"/>Insurance carriers and related activities</text:p>
          </table:table-cell>
          <table:table-cell office:value-type="string" calcext:value-type="string">
            <text:p><text:s text:c="6"/>Funds, trusts, and other financial vehicles</text:p>
          </table:table-cell>
          <table:table-cell office:value-type="string" calcext:value-type="string">
            <text:p><text:s text:c="4"/>Real estate and rental and leasing</text:p>
          </table:table-cell>
          <table:table-cell office:value-type="string" calcext:value-type="string">
            <text:p><text:s text:c="6"/>Real estate</text:p>
          </table:table-cell>
          <table:table-cell office:value-type="string" calcext:value-type="string">
            <text:p><text:s text:c="6"/>Rental and leasing services and lessors of intangible assets\4\</text:p>
          </table:table-cell>
          <table:table-cell office:value-type="string" calcext:value-type="string">
            <text:p><text:s text:c="4"/>Professional, scientific, and technical services</text:p>
          </table:table-cell>
          <table:table-cell office:value-type="string" calcext:value-type="string">
            <text:p><text:s text:c="6"/>Legal services</text:p>
          </table:table-cell>
          <table:table-cell office:value-type="string" calcext:value-type="string">
            <text:p><text:s text:c="6"/>Computer systems design and related services</text:p>
          </table:table-cell>
          <table:table-cell office:value-type="string" calcext:value-type="string">
            <text:p><text:s text:c="6"/>Miscellaneous professional, scientific, and technical services\5\</text:p>
          </table:table-cell>
          <table:table-cell office:value-type="string" calcext:value-type="string">
            <text:p><text:s text:c="4"/>Management of companies and enterprises\6\</text:p>
          </table:table-cell>
          <table:table-cell office:value-type="string" calcext:value-type="string">
            <text:p><text:s text:c="4"/>Administrative and waste management services</text:p>
          </table:table-cell>
          <table:table-cell office:value-type="string" calcext:value-type="string">
            <text:p><text:s text:c="6"/>Administrative and support services</text:p>
          </table:table-cell>
          <table:table-cell office:value-type="string" calcext:value-type="string">
            <text:p><text:s text:c="6"/>Waste management and remediation services</text:p>
          </table:table-cell>
          <table:table-cell office:value-type="string" calcext:value-type="string">
            <text:p><text:s text:c="4"/>Educational services</text:p>
          </table:table-cell>
          <table:table-cell office:value-type="string" calcext:value-type="string">
            <text:p><text:s text:c="4"/>Health care and social assistance</text:p>
          </table:table-cell>
          <table:table-cell office:value-type="string" calcext:value-type="string">
            <text:p><text:s text:c="6"/>Ambulatory health care services</text:p>
          </table:table-cell>
          <table:table-cell office:value-type="string" calcext:value-type="string">
            <text:p><text:s text:c="6"/>Hospitals</text:p>
          </table:table-cell>
          <table:table-cell office:value-type="string" calcext:value-type="string">
            <text:p><text:s text:c="6"/>Nursing and residential care facilities</text:p>
          </table:table-cell>
          <table:table-cell office:value-type="string" calcext:value-type="string">
            <text:p><text:s text:c="6"/>Social assistance</text:p>
          </table:table-cell>
          <table:table-cell office:value-type="string" calcext:value-type="string">
            <text:p><text:s text:c="4"/>Arts, entertainment, and recreation</text:p>
          </table:table-cell>
          <table:table-cell office:value-type="string" calcext:value-type="string">
            <text:p><text:s text:c="6"/>Performing arts, spectator sports, museums, and related activities</text:p>
          </table:table-cell>
          <table:table-cell office:value-type="string" calcext:value-type="string">
            <text:p><text:s text:c="6"/>Amusements, gambling, and recreation industries</text:p>
          </table:table-cell>
          <table:table-cell office:value-type="string" calcext:value-type="string">
            <text:p><text:s text:c="4"/>Accommodation and food services</text:p>
          </table:table-cell>
          <table:table-cell office:value-type="string" calcext:value-type="string">
            <text:p><text:s text:c="6"/>Accommodation</text:p>
          </table:table-cell>
          <table:table-cell office:value-type="string" calcext:value-type="string">
            <text:p><text:s text:c="6"/>Food services and drinking places</text:p>
          </table:table-cell>
          <table:table-cell office:value-type="string" calcext:value-type="string">
            <text:p><text:s text:c="4"/>Other services, except government</text:p>
          </table:table-cell>
          <table:table-cell office:value-type="string" calcext:value-type="string">
            <text:p><text:s text:c="2"/>Government</text:p>
          </table:table-cell>
          <table:table-cell office:value-type="string" calcext:value-type="string">
            <text:p><text:s text:c="4"/>Federal</text:p>
          </table:table-cell>
          <table:table-cell office:value-type="string" calcext:value-type="string">
            <text:p><text:s text:c="6"/>General government</text:p>
          </table:table-cell>
          <table:table-cell office:value-type="string" calcext:value-type="string">
            <text:p><text:s text:c="8"/>Civilian</text:p>
          </table:table-cell>
          <table:table-cell office:value-type="string" calcext:value-type="string">
            <text:p><text:s text:c="8"/>Military\7\</text:p>
          </table:table-cell>
          <table:table-cell office:value-type="string" calcext:value-type="string">
            <text:p><text:s text:c="6"/>Government enterprises</text:p>
          </table:table-cell>
          <table:table-cell office:value-type="string" calcext:value-type="string">
            <text:p><text:s text:c="4"/>State and local</text:p>
          </table:table-cell>
          <table:table-cell office:value-type="string" calcext:value-type="string">
            <text:p><text:s text:c="6"/>General government</text:p>
          </table:table-cell>
          <table:table-cell office:value-type="string" calcext:value-type="string">
            <text:p><text:s text:c="8"/>Education</text:p>
          </table:table-cell>
          <table:table-cell office:value-type="string" calcext:value-type="string">
            <text:p><text:s text:c="8"/>Other\8\</text:p>
          </table:table-cell>
          <table:table-cell office:value-type="string" calcext:value-type="string">
            <text:p><text:s text:c="6"/>Government enterprises\8\</text:p>
          </table:table-cell>
          <table:table-cell office:value-type="string" calcext:value-type="string">
            <text:p>Rest of the world</text:p>
          </table:table-cell>
          <table:table-cell office:value-type="string" calcext:value-type="string">
            <text:p><text:s text:c="2"/>Receipts from the rest of the world</text:p>
          </table:table-cell>
          <table:table-cell office:value-type="string" calcext:value-type="string">
            <text:p><text:s text:c="2"/>Less: Payments to the rest of the world\9\</text:p>
          </table:table-cell>
        </table:table-row>
        <table:table-row table:style-name="ro1">
          <table:table-cell office:value-type="string" calcext:value-type="string">
            <text:p>1998</text:p>
          </table:table-cell>
          <table:table-cell office:value-type="float" office:value="5071138" calcext:value-type="float">
            <text:p>5071138</text:p>
          </table:table-cell>
          <table:table-cell office:value-type="float" office:value="5075701" calcext:value-type="float">
            <text:p>5075701</text:p>
          </table:table-cell>
          <table:table-cell office:value-type="float" office:value="4146921" calcext:value-type="float">
            <text:p>4146921</text:p>
          </table:table-cell>
          <table:table-cell office:value-type="float" office:value="27848" calcext:value-type="float">
            <text:p>27848</text:p>
          </table:table-cell>
          <table:table-cell office:value-type="float" office:value="18139" calcext:value-type="float">
            <text:p>18139</text:p>
          </table:table-cell>
          <table:table-cell office:value-type="float" office:value="9709" calcext:value-type="float">
            <text:p>9709</text:p>
          </table:table-cell>
          <table:table-cell office:value-type="float" office:value="35866" calcext:value-type="float">
            <text:p>35866</text:p>
          </table:table-cell>
          <table:table-cell office:value-type="float" office:value="12344" calcext:value-type="float">
            <text:p>12344</text:p>
          </table:table-cell>
          <table:table-cell office:value-type="float" office:value="14066" calcext:value-type="float">
            <text:p>14066</text:p>
          </table:table-cell>
          <table:table-cell office:value-type="float" office:value="9456" calcext:value-type="float">
            <text:p>9456</text:p>
          </table:table-cell>
          <table:table-cell office:value-type="float" office:value="43093" calcext:value-type="float">
            <text:p>43093</text:p>
          </table:table-cell>
          <table:table-cell office:value-type="float" office:value="253007" calcext:value-type="float">
            <text:p>253007</text:p>
          </table:table-cell>
          <table:table-cell office:value-type="float" office:value="834443" calcext:value-type="float">
            <text:p>834443</text:p>
          </table:table-cell>
          <table:table-cell office:value-type="float" office:value="549537" calcext:value-type="float">
            <text:p>549537</text:p>
          </table:table-cell>
          <table:table-cell office:value-type="float" office:value="20456" calcext:value-type="float">
            <text:p>20456</text:p>
          </table:table-cell>
          <table:table-cell office:value-type="float" office:value="23369" calcext:value-type="float">
            <text:p>23369</text:p>
          </table:table-cell>
          <table:table-cell office:value-type="float" office:value="33266" calcext:value-type="float">
            <text:p>33266</text:p>
          </table:table-cell>
          <table:table-cell office:value-type="float" office:value="74259" calcext:value-type="float">
            <text:p>74259</text:p>
          </table:table-cell>
          <table:table-cell office:value-type="float" office:value="74947" calcext:value-type="float">
            <text:p>74947</text:p>
          </table:table-cell>
          <table:table-cell office:value-type="float" office:value="118402" calcext:value-type="float">
            <text:p>118402</text:p>
          </table:table-cell>
          <table:table-cell office:value-type="float" office:value="28107" calcext:value-type="float">
            <text:p>28107</text:p>
          </table:table-cell>
          <table:table-cell office:value-type="float" office:value="71421" calcext:value-type="float">
            <text:p>71421</text:p>
          </table:table-cell>
          <table:table-cell office:value-type="float" office:value="49954" calcext:value-type="float">
            <text:p>49954</text:p>
          </table:table-cell>
          <table:table-cell office:value-type="float" office:value="21261" calcext:value-type="float">
            <text:p>21261</text:p>
          </table:table-cell>
          <table:table-cell office:value-type="float" office:value="34094" calcext:value-type="float">
            <text:p>34094</text:p>
          </table:table-cell>
          <table:table-cell office:value-type="float" office:value="284907" calcext:value-type="float">
            <text:p>284907</text:p>
          </table:table-cell>
          <table:table-cell office:value-type="float" office:value="66630" calcext:value-type="float">
            <text:p>66630</text:p>
          </table:table-cell>
          <table:table-cell office:value-type="float" office:value="20730" calcext:value-type="float">
            <text:p>20730</text:p>
          </table:table-cell>
          <table:table-cell office:value-type="float" office:value="17793" calcext:value-type="float">
            <text:p>17793</text:p>
          </table:table-cell>
          <table:table-cell office:value-type="float" office:value="31893" calcext:value-type="float">
            <text:p>31893</text:p>
          </table:table-cell>
          <table:table-cell office:value-type="float" office:value="33419" calcext:value-type="float">
            <text:p>33419</text:p>
          </table:table-cell>
          <table:table-cell office:value-type="float" office:value="10656" calcext:value-type="float">
            <text:p>10656</text:p>
          </table:table-cell>
          <table:table-cell office:value-type="float" office:value="67012" calcext:value-type="float">
            <text:p>67012</text:p>
          </table:table-cell>
          <table:table-cell office:value-type="float" office:value="36774" calcext:value-type="float">
            <text:p>36774</text:p>
          </table:table-cell>
          <table:table-cell office:value-type="float" office:value="289049" calcext:value-type="float">
            <text:p>289049</text:p>
          </table:table-cell>
          <table:table-cell office:value-type="float" office:value="179724" calcext:value-type="float">
            <text:p>179724</text:p>
          </table:table-cell>
          <table:table-cell office:value-type="float" office:value="109325" calcext:value-type="float">
            <text:p>109325</text:p>
          </table:table-cell>
          <table:table-cell office:value-type="float" office:value="362715" calcext:value-type="float">
            <text:p>362715</text:p>
          </table:table-cell>
          <table:table-cell office:value-type="float" office:value="69610" calcext:value-type="float">
            <text:p>69610</text:p>
          </table:table-cell>
          <table:table-cell office:value-type="float" office:value="61884" calcext:value-type="float">
            <text:p>61884</text:p>
          </table:table-cell>
          <table:table-cell office:value-type="float" office:value="49405" calcext:value-type="float">
            <text:p>49405</text:p>
          </table:table-cell>
          <table:table-cell office:value-type="float" office:value="181816" calcext:value-type="float">
            <text:p>181816</text:p>
          </table:table-cell>
          <table:table-cell office:value-type="float" office:value="180705" calcext:value-type="float">
            <text:p>180705</text:p>
          </table:table-cell>
          <table:table-cell office:value-type="float" office:value="33336" calcext:value-type="float">
            <text:p>33336</text:p>
          </table:table-cell>
          <table:table-cell office:value-type="float" office:value="16414" calcext:value-type="float">
            <text:p>16414</text:p>
          </table:table-cell>
          <table:table-cell office:value-type="float" office:value="3040" calcext:value-type="float">
            <text:p>3040</text:p>
          </table:table-cell>
          <table:table-cell office:value-type="float" office:value="53236" calcext:value-type="float">
            <text:p>53236</text:p>
          </table:table-cell>
          <table:table-cell office:value-type="float" office:value="9209" calcext:value-type="float">
            <text:p>9209</text:p>
          </table:table-cell>
          <table:table-cell office:value-type="float" office:value="3562" calcext:value-type="float">
            <text:p>3562</text:p>
          </table:table-cell>
          <table:table-cell office:value-type="float" office:value="43544" calcext:value-type="float">
            <text:p>43544</text:p>
          </table:table-cell>
          <table:table-cell office:value-type="float" office:value="18363" calcext:value-type="float">
            <text:p>18363</text:p>
          </table:table-cell>
          <table:table-cell office:value-type="float" office:value="189515" calcext:value-type="float">
            <text:p>189515</text:p>
          </table:table-cell>
          <table:table-cell office:value-type="float" office:value="61169" calcext:value-type="float">
            <text:p>61169</text:p>
          </table:table-cell>
          <table:table-cell office:value-type="float" office:value="19214" calcext:value-type="float">
            <text:p>19214</text:p>
          </table:table-cell>
          <table:table-cell office:value-type="float" office:value="85379" calcext:value-type="float">
            <text:p>85379</text:p>
          </table:table-cell>
          <table:table-cell office:value-type="float" office:value="23753" calcext:value-type="float">
            <text:p>23753</text:p>
          </table:table-cell>
          <table:table-cell office:value-type="float" office:value="350353" calcext:value-type="float">
            <text:p>350353</text:p>
          </table:table-cell>
          <table:table-cell office:value-type="float" office:value="123372" calcext:value-type="float">
            <text:p>123372</text:p>
          </table:table-cell>
          <table:table-cell office:value-type="float" office:value="104139" calcext:value-type="float">
            <text:p>104139</text:p>
          </table:table-cell>
          <table:table-cell office:value-type="float" office:value="121899" calcext:value-type="float">
            <text:p>121899</text:p>
          </table:table-cell>
          <table:table-cell office:value-type="float" office:value="944" calcext:value-type="float">
            <text:p>944</text:p>
          </table:table-cell>
          <table:table-cell office:value-type="float" office:value="67702" calcext:value-type="float">
            <text:p>67702</text:p>
          </table:table-cell>
          <table:table-cell office:value-type="float" office:value="46816" calcext:value-type="float">
            <text:p>46816</text:p>
          </table:table-cell>
          <table:table-cell office:value-type="float" office:value="20885" calcext:value-type="float">
            <text:p>20885</text:p>
          </table:table-cell>
          <table:table-cell office:value-type="float" office:value="367110" calcext:value-type="float">
            <text:p>367110</text:p>
          </table:table-cell>
          <table:table-cell office:value-type="float" office:value="65575" calcext:value-type="float">
            <text:p>65575</text:p>
          </table:table-cell>
          <table:table-cell office:value-type="float" office:value="78353" calcext:value-type="float">
            <text:p>78353</text:p>
          </table:table-cell>
          <table:table-cell office:value-type="float" office:value="223182" calcext:value-type="float">
            <text:p>223182</text:p>
          </table:table-cell>
          <table:table-cell office:value-type="float" office:value="118526" calcext:value-type="float">
            <text:p>118526</text:p>
          </table:table-cell>
          <table:table-cell office:value-type="float" office:value="177755" calcext:value-type="float">
            <text:p>177755</text:p>
          </table:table-cell>
          <table:table-cell office:value-type="float" office:value="164513" calcext:value-type="float">
            <text:p>164513</text:p>
          </table:table-cell>
          <table:table-cell office:value-type="float" office:value="13242" calcext:value-type="float">
            <text:p>13242</text:p>
          </table:table-cell>
          <table:table-cell office:value-type="float" office:value="64357" calcext:value-type="float">
            <text:p>64357</text:p>
          </table:table-cell>
          <table:table-cell office:value-type="float" office:value="436213" calcext:value-type="float">
            <text:p>436213</text:p>
          </table:table-cell>
          <table:table-cell office:value-type="float" office:value="197234" calcext:value-type="float">
            <text:p>197234</text:p>
          </table:table-cell>
          <table:table-cell office:value-type="float" office:value="148214" calcext:value-type="float">
            <text:p>148214</text:p>
          </table:table-cell>
          <table:table-cell office:value-type="float" office:value="56163" calcext:value-type="float">
            <text:p>56163</text:p>
          </table:table-cell>
          <table:table-cell office:value-type="float" office:value="34602" calcext:value-type="float">
            <text:p>34602</text:p>
          </table:table-cell>
          <table:table-cell office:value-type="float" office:value="45832" calcext:value-type="float">
            <text:p>45832</text:p>
          </table:table-cell>
          <table:table-cell office:value-type="float" office:value="21548" calcext:value-type="float">
            <text:p>21548</text:p>
          </table:table-cell>
          <table:table-cell office:value-type="float" office:value="24284" calcext:value-type="float">
            <text:p>24284</text:p>
          </table:table-cell>
          <table:table-cell office:value-type="float" office:value="149813" calcext:value-type="float">
            <text:p>149813</text:p>
          </table:table-cell>
          <table:table-cell office:value-type="float" office:value="41837" calcext:value-type="float">
            <text:p>41837</text:p>
          </table:table-cell>
          <table:table-cell office:value-type="float" office:value="107976" calcext:value-type="float">
            <text:p>107976</text:p>
          </table:table-cell>
          <table:table-cell office:value-type="float" office:value="153018" calcext:value-type="float">
            <text:p>153018</text:p>
          </table:table-cell>
          <table:table-cell office:value-type="float" office:value="928781" calcext:value-type="float">
            <text:p>928781</text:p>
          </table:table-cell>
          <table:table-cell office:value-type="float" office:value="234412" calcext:value-type="float">
            <text:p>234412</text:p>
          </table:table-cell>
          <table:table-cell office:value-type="float" office:value="185847" calcext:value-type="float">
            <text:p>185847</text:p>
          </table:table-cell>
          <table:table-cell office:value-type="float" office:value="116328" calcext:value-type="float">
            <text:p>116328</text:p>
          </table:table-cell>
          <table:table-cell office:value-type="float" office:value="69519" calcext:value-type="float">
            <text:p>69519</text:p>
          </table:table-cell>
          <table:table-cell office:value-type="float" office:value="48564" calcext:value-type="float">
            <text:p>48564</text:p>
          </table:table-cell>
          <table:table-cell office:value-type="float" office:value="694369" calcext:value-type="float">
            <text:p>694369</text:p>
          </table:table-cell>
          <table:table-cell office:value-type="float" office:value="646300" calcext:value-type="float">
            <text:p>646300</text:p>
          </table:table-cell>
          <table:table-cell office:value-type="float" office:value="343596" calcext:value-type="float">
            <text:p>343596</text:p>
          </table:table-cell>
          <table:table-cell office:value-type="float" office:value="302703" calcext:value-type="float">
            <text:p>302703</text:p>
          </table:table-cell>
          <table:table-cell office:value-type="float" office:value="48070" calcext:value-type="float">
            <text:p>48070</text:p>
          </table:table-cell>
          <table:table-cell office:value-type="float" office:value="-4563" calcext:value-type="float">
            <text:p>-4563</text:p>
          </table:table-cell>
          <table:table-cell office:value-type="float" office:value="2437" calcext:value-type="float">
            <text:p>2437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1999</text:p>
          </table:table-cell>
          <table:table-cell office:value-type="float" office:value="5402762" calcext:value-type="float">
            <text:p>5402762</text:p>
          </table:table-cell>
          <table:table-cell office:value-type="float" office:value="5409932" calcext:value-type="float">
            <text:p>5409932</text:p>
          </table:table-cell>
          <table:table-cell office:value-type="float" office:value="4429104" calcext:value-type="float">
            <text:p>4429104</text:p>
          </table:table-cell>
          <table:table-cell office:value-type="float" office:value="29474" calcext:value-type="float">
            <text:p>29474</text:p>
          </table:table-cell>
          <table:table-cell office:value-type="float" office:value="18808" calcext:value-type="float">
            <text:p>18808</text:p>
          </table:table-cell>
          <table:table-cell office:value-type="float" office:value="10666" calcext:value-type="float">
            <text:p>10666</text:p>
          </table:table-cell>
          <table:table-cell office:value-type="float" office:value="34789" calcext:value-type="float">
            <text:p>34789</text:p>
          </table:table-cell>
          <table:table-cell office:value-type="float" office:value="12338" calcext:value-type="float">
            <text:p>12338</text:p>
          </table:table-cell>
          <table:table-cell office:value-type="float" office:value="13638" calcext:value-type="float">
            <text:p>13638</text:p>
          </table:table-cell>
          <table:table-cell office:value-type="float" office:value="8813" calcext:value-type="float">
            <text:p>8813</text:p>
          </table:table-cell>
          <table:table-cell office:value-type="float" office:value="47188" calcext:value-type="float">
            <text:p>47188</text:p>
          </table:table-cell>
          <table:table-cell office:value-type="float" office:value="278246" calcext:value-type="float">
            <text:p>278246</text:p>
          </table:table-cell>
          <table:table-cell office:value-type="float" office:value="870204" calcext:value-type="float">
            <text:p>870204</text:p>
          </table:table-cell>
          <table:table-cell office:value-type="float" office:value="576748" calcext:value-type="float">
            <text:p>576748</text:p>
          </table:table-cell>
          <table:table-cell office:value-type="float" office:value="21716" calcext:value-type="float">
            <text:p>21716</text:p>
          </table:table-cell>
          <table:table-cell office:value-type="float" office:value="24557" calcext:value-type="float">
            <text:p>24557</text:p>
          </table:table-cell>
          <table:table-cell office:value-type="float" office:value="33678" calcext:value-type="float">
            <text:p>33678</text:p>
          </table:table-cell>
          <table:table-cell office:value-type="float" office:value="76190" calcext:value-type="float">
            <text:p>76190</text:p>
          </table:table-cell>
          <table:table-cell office:value-type="float" office:value="76056" calcext:value-type="float">
            <text:p>76056</text:p>
          </table:table-cell>
          <table:table-cell office:value-type="float" office:value="128596" calcext:value-type="float">
            <text:p>128596</text:p>
          </table:table-cell>
          <table:table-cell office:value-type="float" office:value="29501" calcext:value-type="float">
            <text:p>29501</text:p>
          </table:table-cell>
          <table:table-cell office:value-type="float" office:value="77205" calcext:value-type="float">
            <text:p>77205</text:p>
          </table:table-cell>
          <table:table-cell office:value-type="float" office:value="50967" calcext:value-type="float">
            <text:p>50967</text:p>
          </table:table-cell>
          <table:table-cell office:value-type="float" office:value="22711" calcext:value-type="float">
            <text:p>22711</text:p>
          </table:table-cell>
          <table:table-cell office:value-type="float" office:value="35571" calcext:value-type="float">
            <text:p>35571</text:p>
          </table:table-cell>
          <table:table-cell office:value-type="float" office:value="293456" calcext:value-type="float">
            <text:p>293456</text:p>
          </table:table-cell>
          <table:table-cell office:value-type="float" office:value="69389" calcext:value-type="float">
            <text:p>69389</text:p>
          </table:table-cell>
          <table:table-cell office:value-type="float" office:value="20552" calcext:value-type="float">
            <text:p>20552</text:p>
          </table:table-cell>
          <table:table-cell office:value-type="float" office:value="16587" calcext:value-type="float">
            <text:p>16587</text:p>
          </table:table-cell>
          <table:table-cell office:value-type="float" office:value="32706" calcext:value-type="float">
            <text:p>32706</text:p>
          </table:table-cell>
          <table:table-cell office:value-type="float" office:value="34283" calcext:value-type="float">
            <text:p>34283</text:p>
          </table:table-cell>
          <table:table-cell office:value-type="float" office:value="11065" calcext:value-type="float">
            <text:p>11065</text:p>
          </table:table-cell>
          <table:table-cell office:value-type="float" office:value="70098" calcext:value-type="float">
            <text:p>70098</text:p>
          </table:table-cell>
          <table:table-cell office:value-type="float" office:value="38777" calcext:value-type="float">
            <text:p>38777</text:p>
          </table:table-cell>
          <table:table-cell office:value-type="float" office:value="302267" calcext:value-type="float">
            <text:p>302267</text:p>
          </table:table-cell>
          <table:table-cell office:value-type="float" office:value="189427" calcext:value-type="float">
            <text:p>189427</text:p>
          </table:table-cell>
          <table:table-cell office:value-type="float" office:value="112840" calcext:value-type="float">
            <text:p>112840</text:p>
          </table:table-cell>
          <table:table-cell office:value-type="float" office:value="380569" calcext:value-type="float">
            <text:p>380569</text:p>
          </table:table-cell>
          <table:table-cell office:value-type="float" office:value="73962" calcext:value-type="float">
            <text:p>73962</text:p>
          </table:table-cell>
          <table:table-cell office:value-type="float" office:value="63387" calcext:value-type="float">
            <text:p>63387</text:p>
          </table:table-cell>
          <table:table-cell office:value-type="float" office:value="51250" calcext:value-type="float">
            <text:p>51250</text:p>
          </table:table-cell>
          <table:table-cell office:value-type="float" office:value="191971" calcext:value-type="float">
            <text:p>191971</text:p>
          </table:table-cell>
          <table:table-cell office:value-type="float" office:value="191671" calcext:value-type="float">
            <text:p>191671</text:p>
          </table:table-cell>
          <table:table-cell office:value-type="float" office:value="36976" calcext:value-type="float">
            <text:p>36976</text:p>
          </table:table-cell>
          <table:table-cell office:value-type="float" office:value="17029" calcext:value-type="float">
            <text:p>17029</text:p>
          </table:table-cell>
          <table:table-cell office:value-type="float" office:value="3232" calcext:value-type="float">
            <text:p>3232</text:p>
          </table:table-cell>
          <table:table-cell office:value-type="float" office:value="58116" calcext:value-type="float">
            <text:p>58116</text:p>
          </table:table-cell>
          <table:table-cell office:value-type="float" office:value="10235" calcext:value-type="float">
            <text:p>10235</text:p>
          </table:table-cell>
          <table:table-cell office:value-type="float" office:value="3844" calcext:value-type="float">
            <text:p>3844</text:p>
          </table:table-cell>
          <table:table-cell office:value-type="float" office:value="44857" calcext:value-type="float">
            <text:p>44857</text:p>
          </table:table-cell>
          <table:table-cell office:value-type="float" office:value="17382" calcext:value-type="float">
            <text:p>17382</text:p>
          </table:table-cell>
          <table:table-cell office:value-type="float" office:value="219617" calcext:value-type="float">
            <text:p>219617</text:p>
          </table:table-cell>
          <table:table-cell office:value-type="float" office:value="70609" calcext:value-type="float">
            <text:p>70609</text:p>
          </table:table-cell>
          <table:table-cell office:value-type="float" office:value="19437" calcext:value-type="float">
            <text:p>19437</text:p>
          </table:table-cell>
          <table:table-cell office:value-type="float" office:value="98764" calcext:value-type="float">
            <text:p>98764</text:p>
          </table:table-cell>
          <table:table-cell office:value-type="float" office:value="30806" calcext:value-type="float">
            <text:p>30806</text:p>
          </table:table-cell>
          <table:table-cell office:value-type="float" office:value="375539" calcext:value-type="float">
            <text:p>375539</text:p>
          </table:table-cell>
          <table:table-cell office:value-type="float" office:value="130432" calcext:value-type="float">
            <text:p>130432</text:p>
          </table:table-cell>
          <table:table-cell office:value-type="float" office:value="116718" calcext:value-type="float">
            <text:p>116718</text:p>
          </table:table-cell>
          <table:table-cell office:value-type="float" office:value="127383" calcext:value-type="float">
            <text:p>127383</text:p>
          </table:table-cell>
          <table:table-cell office:value-type="float" office:value="1006" calcext:value-type="float">
            <text:p>1006</text:p>
          </table:table-cell>
          <table:table-cell office:value-type="float" office:value="73093" calcext:value-type="float">
            <text:p>73093</text:p>
          </table:table-cell>
          <table:table-cell office:value-type="float" office:value="50650" calcext:value-type="float">
            <text:p>50650</text:p>
          </table:table-cell>
          <table:table-cell office:value-type="float" office:value="22443" calcext:value-type="float">
            <text:p>22443</text:p>
          </table:table-cell>
          <table:table-cell office:value-type="float" office:value="404222" calcext:value-type="float">
            <text:p>404222</text:p>
          </table:table-cell>
          <table:table-cell office:value-type="float" office:value="68814" calcext:value-type="float">
            <text:p>68814</text:p>
          </table:table-cell>
          <table:table-cell office:value-type="float" office:value="93498" calcext:value-type="float">
            <text:p>93498</text:p>
          </table:table-cell>
          <table:table-cell office:value-type="float" office:value="241911" calcext:value-type="float">
            <text:p>241911</text:p>
          </table:table-cell>
          <table:table-cell office:value-type="float" office:value="126275" calcext:value-type="float">
            <text:p>126275</text:p>
          </table:table-cell>
          <table:table-cell office:value-type="float" office:value="192170" calcext:value-type="float">
            <text:p>192170</text:p>
          </table:table-cell>
          <table:table-cell office:value-type="float" office:value="178210" calcext:value-type="float">
            <text:p>178210</text:p>
          </table:table-cell>
          <table:table-cell office:value-type="float" office:value="13960" calcext:value-type="float">
            <text:p>13960</text:p>
          </table:table-cell>
          <table:table-cell office:value-type="float" office:value="69479" calcext:value-type="float">
            <text:p>69479</text:p>
          </table:table-cell>
          <table:table-cell office:value-type="float" office:value="460800" calcext:value-type="float">
            <text:p>460800</text:p>
          </table:table-cell>
          <table:table-cell office:value-type="float" office:value="206125" calcext:value-type="float">
            <text:p>206125</text:p>
          </table:table-cell>
          <table:table-cell office:value-type="float" office:value="156041" calcext:value-type="float">
            <text:p>156041</text:p>
          </table:table-cell>
          <table:table-cell office:value-type="float" office:value="59818" calcext:value-type="float">
            <text:p>59818</text:p>
          </table:table-cell>
          <table:table-cell office:value-type="float" office:value="38816" calcext:value-type="float">
            <text:p>38816</text:p>
          </table:table-cell>
          <table:table-cell office:value-type="float" office:value="49773" calcext:value-type="float">
            <text:p>49773</text:p>
          </table:table-cell>
          <table:table-cell office:value-type="float" office:value="23739" calcext:value-type="float">
            <text:p>23739</text:p>
          </table:table-cell>
          <table:table-cell office:value-type="float" office:value="26034" calcext:value-type="float">
            <text:p>26034</text:p>
          </table:table-cell>
          <table:table-cell office:value-type="float" office:value="164220" calcext:value-type="float">
            <text:p>164220</text:p>
          </table:table-cell>
          <table:table-cell office:value-type="float" office:value="46379" calcext:value-type="float">
            <text:p>46379</text:p>
          </table:table-cell>
          <table:table-cell office:value-type="float" office:value="117840" calcext:value-type="float">
            <text:p>117840</text:p>
          </table:table-cell>
          <table:table-cell office:value-type="float" office:value="159508" calcext:value-type="float">
            <text:p>159508</text:p>
          </table:table-cell>
          <table:table-cell office:value-type="float" office:value="980828" calcext:value-type="float">
            <text:p>980828</text:p>
          </table:table-cell>
          <table:table-cell office:value-type="float" office:value="241612" calcext:value-type="float">
            <text:p>241612</text:p>
          </table:table-cell>
          <table:table-cell office:value-type="float" office:value="191683" calcext:value-type="float">
            <text:p>191683</text:p>
          </table:table-cell>
          <table:table-cell office:value-type="float" office:value="120357" calcext:value-type="float">
            <text:p>120357</text:p>
          </table:table-cell>
          <table:table-cell office:value-type="float" office:value="71326" calcext:value-type="float">
            <text:p>71326</text:p>
          </table:table-cell>
          <table:table-cell office:value-type="float" office:value="49929" calcext:value-type="float">
            <text:p>49929</text:p>
          </table:table-cell>
          <table:table-cell office:value-type="float" office:value="739216" calcext:value-type="float">
            <text:p>739216</text:p>
          </table:table-cell>
          <table:table-cell office:value-type="float" office:value="688090" calcext:value-type="float">
            <text:p>688090</text:p>
          </table:table-cell>
          <table:table-cell office:value-type="float" office:value="366706" calcext:value-type="float">
            <text:p>366706</text:p>
          </table:table-cell>
          <table:table-cell office:value-type="float" office:value="321385" calcext:value-type="float">
            <text:p>321385</text:p>
          </table:table-cell>
          <table:table-cell office:value-type="float" office:value="51126" calcext:value-type="float">
            <text:p>51126</text:p>
          </table:table-cell>
          <table:table-cell office:value-type="float" office:value="-7170" calcext:value-type="float">
            <text:p>-7170</text:p>
          </table:table-cell>
          <table:table-cell office:value-type="float" office:value="4246" calcext:value-type="float">
            <text:p>4246</text:p>
          </table:table-cell>
          <table:table-cell office:value-type="float" office:value="11416" calcext:value-type="float">
            <text:p>11416</text:p>
          </table:table-cell>
        </table:table-row>
        <table:table-row table:style-name="ro1">
          <table:table-cell office:value-type="string" calcext:value-type="string">
            <text:p>2000</text:p>
          </table:table-cell>
          <table:table-cell office:value-type="float" office:value="5848064" calcext:value-type="float">
            <text:p>5848064</text:p>
          </table:table-cell>
          <table:table-cell office:value-type="float" office:value="5854629" calcext:value-type="float">
            <text:p>5854629</text:p>
          </table:table-cell>
          <table:table-cell office:value-type="float" office:value="4811250" calcext:value-type="float">
            <text:p>4811250</text:p>
          </table:table-cell>
          <table:table-cell office:value-type="float" office:value="30202" calcext:value-type="float">
            <text:p>30202</text:p>
          </table:table-cell>
          <table:table-cell office:value-type="float" office:value="19645" calcext:value-type="float">
            <text:p>19645</text:p>
          </table:table-cell>
          <table:table-cell office:value-type="float" office:value="10556" calcext:value-type="float">
            <text:p>10556</text:p>
          </table:table-cell>
          <table:table-cell office:value-type="float" office:value="35992" calcext:value-type="float">
            <text:p>35992</text:p>
          </table:table-cell>
          <table:table-cell office:value-type="float" office:value="13358" calcext:value-type="float">
            <text:p>13358</text:p>
          </table:table-cell>
          <table:table-cell office:value-type="float" office:value="13117" calcext:value-type="float">
            <text:p>13117</text:p>
          </table:table-cell>
          <table:table-cell office:value-type="float" office:value="9517" calcext:value-type="float">
            <text:p>9517</text:p>
          </table:table-cell>
          <table:table-cell office:value-type="float" office:value="50214" calcext:value-type="float">
            <text:p>50214</text:p>
          </table:table-cell>
          <table:table-cell office:value-type="float" office:value="307654" calcext:value-type="float">
            <text:p>307654</text:p>
          </table:table-cell>
          <table:table-cell office:value-type="float" office:value="918025" calcext:value-type="float">
            <text:p>918025</text:p>
          </table:table-cell>
          <table:table-cell office:value-type="float" office:value="615870" calcext:value-type="float">
            <text:p>615870</text:p>
          </table:table-cell>
          <table:table-cell office:value-type="float" office:value="22190" calcext:value-type="float">
            <text:p>22190</text:p>
          </table:table-cell>
          <table:table-cell office:value-type="float" office:value="26049" calcext:value-type="float">
            <text:p>26049</text:p>
          </table:table-cell>
          <table:table-cell office:value-type="float" office:value="34422" calcext:value-type="float">
            <text:p>34422</text:p>
          </table:table-cell>
          <table:table-cell office:value-type="float" office:value="80195" calcext:value-type="float">
            <text:p>80195</text:p>
          </table:table-cell>
          <table:table-cell office:value-type="float" office:value="80170" calcext:value-type="float">
            <text:p>80170</text:p>
          </table:table-cell>
          <table:table-cell office:value-type="float" office:value="149631" calcext:value-type="float">
            <text:p>149631</text:p>
          </table:table-cell>
          <table:table-cell office:value-type="float" office:value="31274" calcext:value-type="float">
            <text:p>31274</text:p>
          </table:table-cell>
          <table:table-cell office:value-type="float" office:value="80210" calcext:value-type="float">
            <text:p>80210</text:p>
          </table:table-cell>
          <table:table-cell office:value-type="float" office:value="50461" calcext:value-type="float">
            <text:p>50461</text:p>
          </table:table-cell>
          <table:table-cell office:value-type="float" office:value="23926" calcext:value-type="float">
            <text:p>23926</text:p>
          </table:table-cell>
          <table:table-cell office:value-type="float" office:value="37341" calcext:value-type="float">
            <text:p>37341</text:p>
          </table:table-cell>
          <table:table-cell office:value-type="float" office:value="302155" calcext:value-type="float">
            <text:p>302155</text:p>
          </table:table-cell>
          <table:table-cell office:value-type="float" office:value="71893" calcext:value-type="float">
            <text:p>71893</text:p>
          </table:table-cell>
          <table:table-cell office:value-type="float" office:value="20387" calcext:value-type="float">
            <text:p>20387</text:p>
          </table:table-cell>
          <table:table-cell office:value-type="float" office:value="15874" calcext:value-type="float">
            <text:p>15874</text:p>
          </table:table-cell>
          <table:table-cell office:value-type="float" office:value="33240" calcext:value-type="float">
            <text:p>33240</text:p>
          </table:table-cell>
          <table:table-cell office:value-type="float" office:value="35198" calcext:value-type="float">
            <text:p>35198</text:p>
          </table:table-cell>
          <table:table-cell office:value-type="float" office:value="11084" calcext:value-type="float">
            <text:p>11084</text:p>
          </table:table-cell>
          <table:table-cell office:value-type="float" office:value="74173" calcext:value-type="float">
            <text:p>74173</text:p>
          </table:table-cell>
          <table:table-cell office:value-type="float" office:value="40306" calcext:value-type="float">
            <text:p>40306</text:p>
          </table:table-cell>
          <table:table-cell office:value-type="float" office:value="327888" calcext:value-type="float">
            <text:p>327888</text:p>
          </table:table-cell>
          <table:table-cell office:value-type="float" office:value="206100" calcext:value-type="float">
            <text:p>206100</text:p>
          </table:table-cell>
          <table:table-cell office:value-type="float" office:value="121788" calcext:value-type="float">
            <text:p>121788</text:p>
          </table:table-cell>
          <table:table-cell office:value-type="float" office:value="405728" calcext:value-type="float">
            <text:p>405728</text:p>
          </table:table-cell>
          <table:table-cell office:value-type="float" office:value="77750" calcext:value-type="float">
            <text:p>77750</text:p>
          </table:table-cell>
          <table:table-cell office:value-type="float" office:value="66019" calcext:value-type="float">
            <text:p>66019</text:p>
          </table:table-cell>
          <table:table-cell office:value-type="float" office:value="55834" calcext:value-type="float">
            <text:p>55834</text:p>
          </table:table-cell>
          <table:table-cell office:value-type="float" office:value="206125" calcext:value-type="float">
            <text:p>206125</text:p>
          </table:table-cell>
          <table:table-cell office:value-type="float" office:value="204266" calcext:value-type="float">
            <text:p>204266</text:p>
          </table:table-cell>
          <table:table-cell office:value-type="float" office:value="39610" calcext:value-type="float">
            <text:p>39610</text:p>
          </table:table-cell>
          <table:table-cell office:value-type="float" office:value="16656" calcext:value-type="float">
            <text:p>16656</text:p>
          </table:table-cell>
          <table:table-cell office:value-type="float" office:value="3265" calcext:value-type="float">
            <text:p>3265</text:p>
          </table:table-cell>
          <table:table-cell office:value-type="float" office:value="60383" calcext:value-type="float">
            <text:p>60383</text:p>
          </table:table-cell>
          <table:table-cell office:value-type="float" office:value="10486" calcext:value-type="float">
            <text:p>10486</text:p>
          </table:table-cell>
          <table:table-cell office:value-type="float" office:value="4915" calcext:value-type="float">
            <text:p>4915</text:p>
          </table:table-cell>
          <table:table-cell office:value-type="float" office:value="48965" calcext:value-type="float">
            <text:p>48965</text:p>
          </table:table-cell>
          <table:table-cell office:value-type="float" office:value="19984" calcext:value-type="float">
            <text:p>19984</text:p>
          </table:table-cell>
          <table:table-cell office:value-type="float" office:value="245982" calcext:value-type="float">
            <text:p>245982</text:p>
          </table:table-cell>
          <table:table-cell office:value-type="float" office:value="76136" calcext:value-type="float">
            <text:p>76136</text:p>
          </table:table-cell>
          <table:table-cell office:value-type="float" office:value="20404" calcext:value-type="float">
            <text:p>20404</text:p>
          </table:table-cell>
          <table:table-cell office:value-type="float" office:value="108584" calcext:value-type="float">
            <text:p>108584</text:p>
          </table:table-cell>
          <table:table-cell office:value-type="float" office:value="40858" calcext:value-type="float">
            <text:p>40858</text:p>
          </table:table-cell>
          <table:table-cell office:value-type="float" office:value="411892" calcext:value-type="float">
            <text:p>411892</text:p>
          </table:table-cell>
          <table:table-cell office:value-type="float" office:value="134484" calcext:value-type="float">
            <text:p>134484</text:p>
          </table:table-cell>
          <table:table-cell office:value-type="float" office:value="142837" calcext:value-type="float">
            <text:p>142837</text:p>
          </table:table-cell>
          <table:table-cell office:value-type="float" office:value="133478" calcext:value-type="float">
            <text:p>133478</text:p>
          </table:table-cell>
          <table:table-cell office:value-type="float" office:value="1093" calcext:value-type="float">
            <text:p>1093</text:p>
          </table:table-cell>
          <table:table-cell office:value-type="float" office:value="78990" calcext:value-type="float">
            <text:p>78990</text:p>
          </table:table-cell>
          <table:table-cell office:value-type="float" office:value="54648" calcext:value-type="float">
            <text:p>54648</text:p>
          </table:table-cell>
          <table:table-cell office:value-type="float" office:value="24343" calcext:value-type="float">
            <text:p>24343</text:p>
          </table:table-cell>
          <table:table-cell office:value-type="float" office:value="462628" calcext:value-type="float">
            <text:p>462628</text:p>
          </table:table-cell>
          <table:table-cell office:value-type="float" office:value="75132" calcext:value-type="float">
            <text:p>75132</text:p>
          </table:table-cell>
          <table:table-cell office:value-type="float" office:value="114027" calcext:value-type="float">
            <text:p>114027</text:p>
          </table:table-cell>
          <table:table-cell office:value-type="float" office:value="273469" calcext:value-type="float">
            <text:p>273469</text:p>
          </table:table-cell>
          <table:table-cell office:value-type="float" office:value="147585" calcext:value-type="float">
            <text:p>147585</text:p>
          </table:table-cell>
          <table:table-cell office:value-type="float" office:value="218762" calcext:value-type="float">
            <text:p>218762</text:p>
          </table:table-cell>
          <table:table-cell office:value-type="float" office:value="204233" calcext:value-type="float">
            <text:p>204233</text:p>
          </table:table-cell>
          <table:table-cell office:value-type="float" office:value="14529" calcext:value-type="float">
            <text:p>14529</text:p>
          </table:table-cell>
          <table:table-cell office:value-type="float" office:value="74443" calcext:value-type="float">
            <text:p>74443</text:p>
          </table:table-cell>
          <table:table-cell office:value-type="float" office:value="488822" calcext:value-type="float">
            <text:p>488822</text:p>
          </table:table-cell>
          <table:table-cell office:value-type="float" office:value="218869" calcext:value-type="float">
            <text:p>218869</text:p>
          </table:table-cell>
          <table:table-cell office:value-type="float" office:value="163450" calcext:value-type="float">
            <text:p>163450</text:p>
          </table:table-cell>
          <table:table-cell office:value-type="float" office:value="64107" calcext:value-type="float">
            <text:p>64107</text:p>
          </table:table-cell>
          <table:table-cell office:value-type="float" office:value="42397" calcext:value-type="float">
            <text:p>42397</text:p>
          </table:table-cell>
          <table:table-cell office:value-type="float" office:value="55253" calcext:value-type="float">
            <text:p>55253</text:p>
          </table:table-cell>
          <table:table-cell office:value-type="float" office:value="26438" calcext:value-type="float">
            <text:p>26438</text:p>
          </table:table-cell>
          <table:table-cell office:value-type="float" office:value="28815" calcext:value-type="float">
            <text:p>28815</text:p>
          </table:table-cell>
          <table:table-cell office:value-type="float" office:value="175131" calcext:value-type="float">
            <text:p>175131</text:p>
          </table:table-cell>
          <table:table-cell office:value-type="float" office:value="49949" calcext:value-type="float">
            <text:p>49949</text:p>
          </table:table-cell>
          <table:table-cell office:value-type="float" office:value="125181" calcext:value-type="float">
            <text:p>125181</text:p>
          </table:table-cell>
          <table:table-cell office:value-type="float" office:value="171795" calcext:value-type="float">
            <text:p>171795</text:p>
          </table:table-cell>
          <table:table-cell office:value-type="float" office:value="1043379" calcext:value-type="float">
            <text:p>1043379</text:p>
          </table:table-cell>
          <table:table-cell office:value-type="float" office:value="256305" calcext:value-type="float">
            <text:p>256305</text:p>
          </table:table-cell>
          <table:table-cell office:value-type="float" office:value="202447" calcext:value-type="float">
            <text:p>202447</text:p>
          </table:table-cell>
          <table:table-cell office:value-type="float" office:value="128009" calcext:value-type="float">
            <text:p>128009</text:p>
          </table:table-cell>
          <table:table-cell office:value-type="float" office:value="74438" calcext:value-type="float">
            <text:p>74438</text:p>
          </table:table-cell>
          <table:table-cell office:value-type="float" office:value="53858" calcext:value-type="float">
            <text:p>53858</text:p>
          </table:table-cell>
          <table:table-cell office:value-type="float" office:value="787074" calcext:value-type="float">
            <text:p>787074</text:p>
          </table:table-cell>
          <table:table-cell office:value-type="float" office:value="732479" calcext:value-type="float">
            <text:p>732479</text:p>
          </table:table-cell>
          <table:table-cell office:value-type="float" office:value="391822" calcext:value-type="float">
            <text:p>391822</text:p>
          </table:table-cell>
          <table:table-cell office:value-type="float" office:value="340656" calcext:value-type="float">
            <text:p>340656</text:p>
          </table:table-cell>
          <table:table-cell office:value-type="float" office:value="54595" calcext:value-type="float">
            <text:p>54595</text:p>
          </table:table-cell>
          <table:table-cell office:value-type="float" office:value="-6566" calcext:value-type="float">
            <text:p>-6566</text:p>
          </table:table-cell>
          <table:table-cell office:value-type="float" office:value="4395" calcext:value-type="float">
            <text:p>4395</text:p>
          </table:table-cell>
          <table:table-cell office:value-type="float" office:value="10961" calcext:value-type="float">
            <text:p>10961</text:p>
          </table:table-cell>
        </table:table-row>
        <table:table-row table:style-name="ro1">
          <table:table-cell office:value-type="string" calcext:value-type="string">
            <text:p>2001</text:p>
          </table:table-cell>
          <table:table-cell office:value-type="float" office:value="6039136" calcext:value-type="float">
            <text:p>6039136</text:p>
          </table:table-cell>
          <table:table-cell office:value-type="float" office:value="6046343" calcext:value-type="float">
            <text:p>6046343</text:p>
          </table:table-cell>
          <table:table-cell office:value-type="float" office:value="4934293" calcext:value-type="float">
            <text:p>4934293</text:p>
          </table:table-cell>
          <table:table-cell office:value-type="float" office:value="31309" calcext:value-type="float">
            <text:p>31309</text:p>
          </table:table-cell>
          <table:table-cell office:value-type="float" office:value="20831" calcext:value-type="float">
            <text:p>20831</text:p>
          </table:table-cell>
          <table:table-cell office:value-type="float" office:value="10477" calcext:value-type="float">
            <text:p>10477</text:p>
          </table:table-cell>
          <table:table-cell office:value-type="float" office:value="38614" calcext:value-type="float">
            <text:p>38614</text:p>
          </table:table-cell>
          <table:table-cell office:value-type="float" office:value="14099" calcext:value-type="float">
            <text:p>14099</text:p>
          </table:table-cell>
          <table:table-cell office:value-type="float" office:value="13239" calcext:value-type="float">
            <text:p>13239</text:p>
          </table:table-cell>
          <table:table-cell office:value-type="float" office:value="11277" calcext:value-type="float">
            <text:p>11277</text:p>
          </table:table-cell>
          <table:table-cell office:value-type="float" office:value="53904" calcext:value-type="float">
            <text:p>53904</text:p>
          </table:table-cell>
          <table:table-cell office:value-type="float" office:value="325444" calcext:value-type="float">
            <text:p>325444</text:p>
          </table:table-cell>
          <table:table-cell office:value-type="float" office:value="881895" calcext:value-type="float">
            <text:p>881895</text:p>
          </table:table-cell>
          <table:table-cell office:value-type="float" office:value="582751" calcext:value-type="float">
            <text:p>582751</text:p>
          </table:table-cell>
          <table:table-cell office:value-type="float" office:value="21569" calcext:value-type="float">
            <text:p>21569</text:p>
          </table:table-cell>
          <table:table-cell office:value-type="float" office:value="26171" calcext:value-type="float">
            <text:p>26171</text:p>
          </table:table-cell>
          <table:table-cell office:value-type="float" office:value="31665" calcext:value-type="float">
            <text:p>31665</text:p>
          </table:table-cell>
          <table:table-cell office:value-type="float" office:value="77112" calcext:value-type="float">
            <text:p>77112</text:p>
          </table:table-cell>
          <table:table-cell office:value-type="float" office:value="74926" calcext:value-type="float">
            <text:p>74926</text:p>
          </table:table-cell>
          <table:table-cell office:value-type="float" office:value="136221" calcext:value-type="float">
            <text:p>136221</text:p>
          </table:table-cell>
          <table:table-cell office:value-type="float" office:value="30045" calcext:value-type="float">
            <text:p>30045</text:p>
          </table:table-cell>
          <table:table-cell office:value-type="float" office:value="73360" calcext:value-type="float">
            <text:p>73360</text:p>
          </table:table-cell>
          <table:table-cell office:value-type="float" office:value="51393" calcext:value-type="float">
            <text:p>51393</text:p>
          </table:table-cell>
          <table:table-cell office:value-type="float" office:value="22918" calcext:value-type="float">
            <text:p>22918</text:p>
          </table:table-cell>
          <table:table-cell office:value-type="float" office:value="37371" calcext:value-type="float">
            <text:p>37371</text:p>
          </table:table-cell>
          <table:table-cell office:value-type="float" office:value="299144" calcext:value-type="float">
            <text:p>299144</text:p>
          </table:table-cell>
          <table:table-cell office:value-type="float" office:value="73546" calcext:value-type="float">
            <text:p>73546</text:p>
          </table:table-cell>
          <table:table-cell office:value-type="float" office:value="18541" calcext:value-type="float">
            <text:p>18541</text:p>
          </table:table-cell>
          <table:table-cell office:value-type="float" office:value="14393" calcext:value-type="float">
            <text:p>14393</text:p>
          </table:table-cell>
          <table:table-cell office:value-type="float" office:value="32610" calcext:value-type="float">
            <text:p>32610</text:p>
          </table:table-cell>
          <table:table-cell office:value-type="float" office:value="34316" calcext:value-type="float">
            <text:p>34316</text:p>
          </table:table-cell>
          <table:table-cell office:value-type="float" office:value="12082" calcext:value-type="float">
            <text:p>12082</text:p>
          </table:table-cell>
          <table:table-cell office:value-type="float" office:value="74761" calcext:value-type="float">
            <text:p>74761</text:p>
          </table:table-cell>
          <table:table-cell office:value-type="float" office:value="38893" calcext:value-type="float">
            <text:p>38893</text:p>
          </table:table-cell>
          <table:table-cell office:value-type="float" office:value="330201" calcext:value-type="float">
            <text:p>330201</text:p>
          </table:table-cell>
          <table:table-cell office:value-type="float" office:value="204444" calcext:value-type="float">
            <text:p>204444</text:p>
          </table:table-cell>
          <table:table-cell office:value-type="float" office:value="125757" calcext:value-type="float">
            <text:p>125757</text:p>
          </table:table-cell>
          <table:table-cell office:value-type="float" office:value="416660" calcext:value-type="float">
            <text:p>416660</text:p>
          </table:table-cell>
          <table:table-cell office:value-type="float" office:value="81629" calcext:value-type="float">
            <text:p>81629</text:p>
          </table:table-cell>
          <table:table-cell office:value-type="float" office:value="68169" calcext:value-type="float">
            <text:p>68169</text:p>
          </table:table-cell>
          <table:table-cell office:value-type="float" office:value="57799" calcext:value-type="float">
            <text:p>57799</text:p>
          </table:table-cell>
          <table:table-cell office:value-type="float" office:value="209063" calcext:value-type="float">
            <text:p>209063</text:p>
          </table:table-cell>
          <table:table-cell office:value-type="float" office:value="207991" calcext:value-type="float">
            <text:p>207991</text:p>
          </table:table-cell>
          <table:table-cell office:value-type="float" office:value="41791" calcext:value-type="float">
            <text:p>41791</text:p>
          </table:table-cell>
          <table:table-cell office:value-type="float" office:value="16407" calcext:value-type="float">
            <text:p>16407</text:p>
          </table:table-cell>
          <table:table-cell office:value-type="float" office:value="3584" calcext:value-type="float">
            <text:p>3584</text:p>
          </table:table-cell>
          <table:table-cell office:value-type="float" office:value="61211" calcext:value-type="float">
            <text:p>61211</text:p>
          </table:table-cell>
          <table:table-cell office:value-type="float" office:value="10755" calcext:value-type="float">
            <text:p>10755</text:p>
          </table:table-cell>
          <table:table-cell office:value-type="float" office:value="4884" calcext:value-type="float">
            <text:p>4884</text:p>
          </table:table-cell>
          <table:table-cell office:value-type="float" office:value="49179" calcext:value-type="float">
            <text:p>49179</text:p>
          </table:table-cell>
          <table:table-cell office:value-type="float" office:value="20180" calcext:value-type="float">
            <text:p>20180</text:p>
          </table:table-cell>
          <table:table-cell office:value-type="float" office:value="247207" calcext:value-type="float">
            <text:p>247207</text:p>
          </table:table-cell>
          <table:table-cell office:value-type="float" office:value="76057" calcext:value-type="float">
            <text:p>76057</text:p>
          </table:table-cell>
          <table:table-cell office:value-type="float" office:value="22414" calcext:value-type="float">
            <text:p>22414</text:p>
          </table:table-cell>
          <table:table-cell office:value-type="float" office:value="108257" calcext:value-type="float">
            <text:p>108257</text:p>
          </table:table-cell>
          <table:table-cell office:value-type="float" office:value="40479" calcext:value-type="float">
            <text:p>40479</text:p>
          </table:table-cell>
          <table:table-cell office:value-type="float" office:value="445265" calcext:value-type="float">
            <text:p>445265</text:p>
          </table:table-cell>
          <table:table-cell office:value-type="float" office:value="150907" calcext:value-type="float">
            <text:p>150907</text:p>
          </table:table-cell>
          <table:table-cell office:value-type="float" office:value="150368" calcext:value-type="float">
            <text:p>150368</text:p>
          </table:table-cell>
          <table:table-cell office:value-type="float" office:value="142816" calcext:value-type="float">
            <text:p>142816</text:p>
          </table:table-cell>
          <table:table-cell office:value-type="float" office:value="1174" calcext:value-type="float">
            <text:p>1174</text:p>
          </table:table-cell>
          <table:table-cell office:value-type="float" office:value="81322" calcext:value-type="float">
            <text:p>81322</text:p>
          </table:table-cell>
          <table:table-cell office:value-type="float" office:value="56691" calcext:value-type="float">
            <text:p>56691</text:p>
          </table:table-cell>
          <table:table-cell office:value-type="float" office:value="24632" calcext:value-type="float">
            <text:p>24632</text:p>
          </table:table-cell>
          <table:table-cell office:value-type="float" office:value="477262" calcext:value-type="float">
            <text:p>477262</text:p>
          </table:table-cell>
          <table:table-cell office:value-type="float" office:value="81044" calcext:value-type="float">
            <text:p>81044</text:p>
          </table:table-cell>
          <table:table-cell office:value-type="float" office:value="112046" calcext:value-type="float">
            <text:p>112046</text:p>
          </table:table-cell>
          <table:table-cell office:value-type="float" office:value="284172" calcext:value-type="float">
            <text:p>284172</text:p>
          </table:table-cell>
          <table:table-cell office:value-type="float" office:value="150293" calcext:value-type="float">
            <text:p>150293</text:p>
          </table:table-cell>
          <table:table-cell office:value-type="float" office:value="224015" calcext:value-type="float">
            <text:p>224015</text:p>
          </table:table-cell>
          <table:table-cell office:value-type="float" office:value="208692" calcext:value-type="float">
            <text:p>208692</text:p>
          </table:table-cell>
          <table:table-cell office:value-type="float" office:value="15323" calcext:value-type="float">
            <text:p>15323</text:p>
          </table:table-cell>
          <table:table-cell office:value-type="float" office:value="79624" calcext:value-type="float">
            <text:p>79624</text:p>
          </table:table-cell>
          <table:table-cell office:value-type="float" office:value="524878" calcext:value-type="float">
            <text:p>524878</text:p>
          </table:table-cell>
          <table:table-cell office:value-type="float" office:value="234869" calcext:value-type="float">
            <text:p>234869</text:p>
          </table:table-cell>
          <table:table-cell office:value-type="float" office:value="177124" calcext:value-type="float">
            <text:p>177124</text:p>
          </table:table-cell>
          <table:table-cell office:value-type="float" office:value="68743" calcext:value-type="float">
            <text:p>68743</text:p>
          </table:table-cell>
          <table:table-cell office:value-type="float" office:value="44142" calcext:value-type="float">
            <text:p>44142</text:p>
          </table:table-cell>
          <table:table-cell office:value-type="float" office:value="57957" calcext:value-type="float">
            <text:p>57957</text:p>
          </table:table-cell>
          <table:table-cell office:value-type="float" office:value="27845" calcext:value-type="float">
            <text:p>27845</text:p>
          </table:table-cell>
          <table:table-cell office:value-type="float" office:value="30112" calcext:value-type="float">
            <text:p>30112</text:p>
          </table:table-cell>
          <table:table-cell office:value-type="float" office:value="183123" calcext:value-type="float">
            <text:p>183123</text:p>
          </table:table-cell>
          <table:table-cell office:value-type="float" office:value="50641" calcext:value-type="float">
            <text:p>50641</text:p>
          </table:table-cell>
          <table:table-cell office:value-type="float" office:value="132482" calcext:value-type="float">
            <text:p>132482</text:p>
          </table:table-cell>
          <table:table-cell office:value-type="float" office:value="177329" calcext:value-type="float">
            <text:p>177329</text:p>
          </table:table-cell>
          <table:table-cell office:value-type="float" office:value="1112050" calcext:value-type="float">
            <text:p>1112050</text:p>
          </table:table-cell>
          <table:table-cell office:value-type="float" office:value="264870" calcext:value-type="float">
            <text:p>264870</text:p>
          </table:table-cell>
          <table:table-cell office:value-type="float" office:value="211183" calcext:value-type="float">
            <text:p>211183</text:p>
          </table:table-cell>
          <table:table-cell office:value-type="float" office:value="131205" calcext:value-type="float">
            <text:p>131205</text:p>
          </table:table-cell>
          <table:table-cell office:value-type="float" office:value="79978" calcext:value-type="float">
            <text:p>79978</text:p>
          </table:table-cell>
          <table:table-cell office:value-type="float" office:value="53687" calcext:value-type="float">
            <text:p>53687</text:p>
          </table:table-cell>
          <table:table-cell office:value-type="float" office:value="847180" calcext:value-type="float">
            <text:p>847180</text:p>
          </table:table-cell>
          <table:table-cell office:value-type="float" office:value="785384" calcext:value-type="float">
            <text:p>785384</text:p>
          </table:table-cell>
          <table:table-cell office:value-type="float" office:value="420095" calcext:value-type="float">
            <text:p>420095</text:p>
          </table:table-cell>
          <table:table-cell office:value-type="float" office:value="365289" calcext:value-type="float">
            <text:p>365289</text:p>
          </table:table-cell>
          <table:table-cell office:value-type="float" office:value="61795" calcext:value-type="float">
            <text:p>61795</text:p>
          </table:table-cell>
          <table:table-cell office:value-type="float" office:value="-7207" calcext:value-type="float">
            <text:p>-7207</text:p>
          </table:table-cell>
          <table:table-cell office:value-type="float" office:value="4512" calcext:value-type="float">
            <text:p>4512</text:p>
          </table:table-cell>
          <table:table-cell office:value-type="float" office:value="11719" calcext:value-type="float">
            <text:p>11719</text:p>
          </table:table-cell>
        </table:table-row>
        <table:table-row table:style-name="ro1">
          <table:table-cell office:value-type="string" calcext:value-type="string">
            <text:p>2002</text:p>
          </table:table-cell>
          <table:table-cell office:value-type="float" office:value="6135569" calcext:value-type="float">
            <text:p>6135569</text:p>
          </table:table-cell>
          <table:table-cell office:value-type="float" office:value="6143368" calcext:value-type="float">
            <text:p>6143368</text:p>
          </table:table-cell>
          <table:table-cell office:value-type="float" office:value="4957991" calcext:value-type="float">
            <text:p>4957991</text:p>
          </table:table-cell>
          <table:table-cell office:value-type="float" office:value="31636" calcext:value-type="float">
            <text:p>31636</text:p>
          </table:table-cell>
          <table:table-cell office:value-type="float" office:value="20789" calcext:value-type="float">
            <text:p>20789</text:p>
          </table:table-cell>
          <table:table-cell office:value-type="float" office:value="10847" calcext:value-type="float">
            <text:p>10847</text:p>
          </table:table-cell>
          <table:table-cell office:value-type="float" office:value="35761" calcext:value-type="float">
            <text:p>35761</text:p>
          </table:table-cell>
          <table:table-cell office:value-type="float" office:value="13251" calcext:value-type="float">
            <text:p>13251</text:p>
          </table:table-cell>
          <table:table-cell office:value-type="float" office:value="12358" calcext:value-type="float">
            <text:p>12358</text:p>
          </table:table-cell>
          <table:table-cell office:value-type="float" office:value="10152" calcext:value-type="float">
            <text:p>10152</text:p>
          </table:table-cell>
          <table:table-cell office:value-type="float" office:value="54652" calcext:value-type="float">
            <text:p>54652</text:p>
          </table:table-cell>
          <table:table-cell office:value-type="float" office:value="327111" calcext:value-type="float">
            <text:p>327111</text:p>
          </table:table-cell>
          <table:table-cell office:value-type="float" office:value="846528" calcext:value-type="float">
            <text:p>846528</text:p>
          </table:table-cell>
          <table:table-cell office:value-type="float" office:value="552593" calcext:value-type="float">
            <text:p>552593</text:p>
          </table:table-cell>
          <table:table-cell office:value-type="float" office:value="21534" calcext:value-type="float">
            <text:p>21534</text:p>
          </table:table-cell>
          <table:table-cell office:value-type="float" office:value="25882" calcext:value-type="float">
            <text:p>25882</text:p>
          </table:table-cell>
          <table:table-cell office:value-type="float" office:value="29314" calcext:value-type="float">
            <text:p>29314</text:p>
          </table:table-cell>
          <table:table-cell office:value-type="float" office:value="74071" calcext:value-type="float">
            <text:p>74071</text:p>
          </table:table-cell>
          <table:table-cell office:value-type="float" office:value="69567" calcext:value-type="float">
            <text:p>69567</text:p>
          </table:table-cell>
          <table:table-cell office:value-type="float" office:value="120047" calcext:value-type="float">
            <text:p>120047</text:p>
          </table:table-cell>
          <table:table-cell office:value-type="float" office:value="28038" calcext:value-type="float">
            <text:p>28038</text:p>
          </table:table-cell>
          <table:table-cell office:value-type="float" office:value="73815" calcext:value-type="float">
            <text:p>73815</text:p>
          </table:table-cell>
          <table:table-cell office:value-type="float" office:value="50783" calcext:value-type="float">
            <text:p>50783</text:p>
          </table:table-cell>
          <table:table-cell office:value-type="float" office:value="22469" calcext:value-type="float">
            <text:p>22469</text:p>
          </table:table-cell>
          <table:table-cell office:value-type="float" office:value="37073" calcext:value-type="float">
            <text:p>37073</text:p>
          </table:table-cell>
          <table:table-cell office:value-type="float" office:value="293936" calcext:value-type="float">
            <text:p>293936</text:p>
          </table:table-cell>
          <table:table-cell office:value-type="float" office:value="74836" calcext:value-type="float">
            <text:p>74836</text:p>
          </table:table-cell>
          <table:table-cell office:value-type="float" office:value="17562" calcext:value-type="float">
            <text:p>17562</text:p>
          </table:table-cell>
          <table:table-cell office:value-type="float" office:value="12733" calcext:value-type="float">
            <text:p>12733</text:p>
          </table:table-cell>
          <table:table-cell office:value-type="float" office:value="31981" calcext:value-type="float">
            <text:p>31981</text:p>
          </table:table-cell>
          <table:table-cell office:value-type="float" office:value="32715" calcext:value-type="float">
            <text:p>32715</text:p>
          </table:table-cell>
          <table:table-cell office:value-type="float" office:value="11235" calcext:value-type="float">
            <text:p>11235</text:p>
          </table:table-cell>
          <table:table-cell office:value-type="float" office:value="74138" calcext:value-type="float">
            <text:p>74138</text:p>
          </table:table-cell>
          <table:table-cell office:value-type="float" office:value="38737" calcext:value-type="float">
            <text:p>38737</text:p>
          </table:table-cell>
          <table:table-cell office:value-type="float" office:value="329135" calcext:value-type="float">
            <text:p>329135</text:p>
          </table:table-cell>
          <table:table-cell office:value-type="float" office:value="199645" calcext:value-type="float">
            <text:p>199645</text:p>
          </table:table-cell>
          <table:table-cell office:value-type="float" office:value="129490" calcext:value-type="float">
            <text:p>129490</text:p>
          </table:table-cell>
          <table:table-cell office:value-type="float" office:value="428467" calcext:value-type="float">
            <text:p>428467</text:p>
          </table:table-cell>
          <table:table-cell office:value-type="float" office:value="84850" calcext:value-type="float">
            <text:p>84850</text:p>
          </table:table-cell>
          <table:table-cell office:value-type="float" office:value="69925" calcext:value-type="float">
            <text:p>69925</text:p>
          </table:table-cell>
          <table:table-cell office:value-type="float" office:value="61390" calcext:value-type="float">
            <text:p>61390</text:p>
          </table:table-cell>
          <table:table-cell office:value-type="float" office:value="212302" calcext:value-type="float">
            <text:p>212302</text:p>
          </table:table-cell>
          <table:table-cell office:value-type="float" office:value="206300" calcext:value-type="float">
            <text:p>206300</text:p>
          </table:table-cell>
          <table:table-cell office:value-type="float" office:value="40779" calcext:value-type="float">
            <text:p>40779</text:p>
          </table:table-cell>
          <table:table-cell office:value-type="float" office:value="16058" calcext:value-type="float">
            <text:p>16058</text:p>
          </table:table-cell>
          <table:table-cell office:value-type="float" office:value="3697" calcext:value-type="float">
            <text:p>3697</text:p>
          </table:table-cell>
          <table:table-cell office:value-type="float" office:value="61183" calcext:value-type="float">
            <text:p>61183</text:p>
          </table:table-cell>
          <table:table-cell office:value-type="float" office:value="11081" calcext:value-type="float">
            <text:p>11081</text:p>
          </table:table-cell>
          <table:table-cell office:value-type="float" office:value="3783" calcext:value-type="float">
            <text:p>3783</text:p>
          </table:table-cell>
          <table:table-cell office:value-type="float" office:value="49127" calcext:value-type="float">
            <text:p>49127</text:p>
          </table:table-cell>
          <table:table-cell office:value-type="float" office:value="20592" calcext:value-type="float">
            <text:p>20592</text:p>
          </table:table-cell>
          <table:table-cell office:value-type="float" office:value="228422" calcext:value-type="float">
            <text:p>228422</text:p>
          </table:table-cell>
          <table:table-cell office:value-type="float" office:value="69595" calcext:value-type="float">
            <text:p>69595</text:p>
          </table:table-cell>
          <table:table-cell office:value-type="float" office:value="21720" calcext:value-type="float">
            <text:p>21720</text:p>
          </table:table-cell>
          <table:table-cell office:value-type="float" office:value="103632" calcext:value-type="float">
            <text:p>103632</text:p>
          </table:table-cell>
          <table:table-cell office:value-type="float" office:value="33475" calcext:value-type="float">
            <text:p>33475</text:p>
          </table:table-cell>
          <table:table-cell office:value-type="float" office:value="443298" calcext:value-type="float">
            <text:p>443298</text:p>
          </table:table-cell>
          <table:table-cell office:value-type="float" office:value="161163" calcext:value-type="float">
            <text:p>161163</text:p>
          </table:table-cell>
          <table:table-cell office:value-type="float" office:value="134107" calcext:value-type="float">
            <text:p>134107</text:p>
          </table:table-cell>
          <table:table-cell office:value-type="float" office:value="146841" calcext:value-type="float">
            <text:p>146841</text:p>
          </table:table-cell>
          <table:table-cell office:value-type="float" office:value="1187" calcext:value-type="float">
            <text:p>1187</text:p>
          </table:table-cell>
          <table:table-cell office:value-type="float" office:value="86131" calcext:value-type="float">
            <text:p>86131</text:p>
          </table:table-cell>
          <table:table-cell office:value-type="float" office:value="61064" calcext:value-type="float">
            <text:p>61064</text:p>
          </table:table-cell>
          <table:table-cell office:value-type="float" office:value="25067" calcext:value-type="float">
            <text:p>25067</text:p>
          </table:table-cell>
          <table:table-cell office:value-type="float" office:value="469179" calcext:value-type="float">
            <text:p>469179</text:p>
          </table:table-cell>
          <table:table-cell office:value-type="float" office:value="85176" calcext:value-type="float">
            <text:p>85176</text:p>
          </table:table-cell>
          <table:table-cell office:value-type="float" office:value="99185" calcext:value-type="float">
            <text:p>99185</text:p>
          </table:table-cell>
          <table:table-cell office:value-type="float" office:value="284818" calcext:value-type="float">
            <text:p>284818</text:p>
          </table:table-cell>
          <table:table-cell office:value-type="float" office:value="150454" calcext:value-type="float">
            <text:p>150454</text:p>
          </table:table-cell>
          <table:table-cell office:value-type="float" office:value="227751" calcext:value-type="float">
            <text:p>227751</text:p>
          </table:table-cell>
          <table:table-cell office:value-type="float" office:value="211852" calcext:value-type="float">
            <text:p>211852</text:p>
          </table:table-cell>
          <table:table-cell office:value-type="float" office:value="15899" calcext:value-type="float">
            <text:p>15899</text:p>
          </table:table-cell>
          <table:table-cell office:value-type="float" office:value="88687" calcext:value-type="float">
            <text:p>88687</text:p>
          </table:table-cell>
          <table:table-cell office:value-type="float" office:value="566084" calcext:value-type="float">
            <text:p>566084</text:p>
          </table:table-cell>
          <table:table-cell office:value-type="float" office:value="251753" calcext:value-type="float">
            <text:p>251753</text:p>
          </table:table-cell>
          <table:table-cell office:value-type="float" office:value="191861" calcext:value-type="float">
            <text:p>191861</text:p>
          </table:table-cell>
          <table:table-cell office:value-type="float" office:value="74368" calcext:value-type="float">
            <text:p>74368</text:p>
          </table:table-cell>
          <table:table-cell office:value-type="float" office:value="48102" calcext:value-type="float">
            <text:p>48102</text:p>
          </table:table-cell>
          <table:table-cell office:value-type="float" office:value="61333" calcext:value-type="float">
            <text:p>61333</text:p>
          </table:table-cell>
          <table:table-cell office:value-type="float" office:value="29615" calcext:value-type="float">
            <text:p>29615</text:p>
          </table:table-cell>
          <table:table-cell office:value-type="float" office:value="31718" calcext:value-type="float">
            <text:p>31718</text:p>
          </table:table-cell>
          <table:table-cell office:value-type="float" office:value="187975" calcext:value-type="float">
            <text:p>187975</text:p>
          </table:table-cell>
          <table:table-cell office:value-type="float" office:value="49799" calcext:value-type="float">
            <text:p>49799</text:p>
          </table:table-cell>
          <table:table-cell office:value-type="float" office:value="138176" calcext:value-type="float">
            <text:p>138176</text:p>
          </table:table-cell>
          <table:table-cell office:value-type="float" office:value="189088" calcext:value-type="float">
            <text:p>189088</text:p>
          </table:table-cell>
          <table:table-cell office:value-type="float" office:value="1185376" calcext:value-type="float">
            <text:p>1185376</text:p>
          </table:table-cell>
          <table:table-cell office:value-type="float" office:value="290663" calcext:value-type="float">
            <text:p>290663</text:p>
          </table:table-cell>
          <table:table-cell office:value-type="float" office:value="236331" calcext:value-type="float">
            <text:p>236331</text:p>
          </table:table-cell>
          <table:table-cell office:value-type="float" office:value="143863" calcext:value-type="float">
            <text:p>143863</text:p>
          </table:table-cell>
          <table:table-cell office:value-type="float" office:value="92468" calcext:value-type="float">
            <text:p>92468</text:p>
          </table:table-cell>
          <table:table-cell office:value-type="float" office:value="54332" calcext:value-type="float">
            <text:p>54332</text:p>
          </table:table-cell>
          <table:table-cell office:value-type="float" office:value="894713" calcext:value-type="float">
            <text:p>894713</text:p>
          </table:table-cell>
          <table:table-cell office:value-type="float" office:value="829142" calcext:value-type="float">
            <text:p>829142</text:p>
          </table:table-cell>
          <table:table-cell office:value-type="float" office:value="442942" calcext:value-type="float">
            <text:p>442942</text:p>
          </table:table-cell>
          <table:table-cell office:value-type="float" office:value="386200" calcext:value-type="float">
            <text:p>386200</text:p>
          </table:table-cell>
          <table:table-cell office:value-type="float" office:value="65571" calcext:value-type="float">
            <text:p>65571</text:p>
          </table:table-cell>
          <table:table-cell office:value-type="float" office:value="-7799" calcext:value-type="float">
            <text:p>-7799</text:p>
          </table:table-cell>
          <table:table-cell office:value-type="float" office:value="4570" calcext:value-type="float">
            <text:p>4570</text:p>
          </table:table-cell>
          <table:table-cell office:value-type="float" office:value="12369" calcext:value-type="float">
            <text:p>12369</text:p>
          </table:table-cell>
        </table:table-row>
        <table:table-row table:style-name="ro1">
          <table:table-cell office:value-type="string" calcext:value-type="string">
            <text:p>2003</text:p>
          </table:table-cell>
          <table:table-cell office:value-type="float" office:value="6354054" calcext:value-type="float">
            <text:p>6354054</text:p>
          </table:table-cell>
          <table:table-cell office:value-type="float" office:value="6362296" calcext:value-type="float">
            <text:p>6362296</text:p>
          </table:table-cell>
          <table:table-cell office:value-type="float" office:value="5106611" calcext:value-type="float">
            <text:p>5106611</text:p>
          </table:table-cell>
          <table:table-cell office:value-type="float" office:value="31645" calcext:value-type="float">
            <text:p>31645</text:p>
          </table:table-cell>
          <table:table-cell office:value-type="float" office:value="20488" calcext:value-type="float">
            <text:p>20488</text:p>
          </table:table-cell>
          <table:table-cell office:value-type="float" office:value="11157" calcext:value-type="float">
            <text:p>11157</text:p>
          </table:table-cell>
          <table:table-cell office:value-type="float" office:value="37119" calcext:value-type="float">
            <text:p>37119</text:p>
          </table:table-cell>
          <table:table-cell office:value-type="float" office:value="13653" calcext:value-type="float">
            <text:p>13653</text:p>
          </table:table-cell>
          <table:table-cell office:value-type="float" office:value="12519" calcext:value-type="float">
            <text:p>12519</text:p>
          </table:table-cell>
          <table:table-cell office:value-type="float" office:value="10947" calcext:value-type="float">
            <text:p>10947</text:p>
          </table:table-cell>
          <table:table-cell office:value-type="float" office:value="52935" calcext:value-type="float">
            <text:p>52935</text:p>
          </table:table-cell>
          <table:table-cell office:value-type="float" office:value="335793" calcext:value-type="float">
            <text:p>335793</text:p>
          </table:table-cell>
          <table:table-cell office:value-type="float" office:value="846989" calcext:value-type="float">
            <text:p>846989</text:p>
          </table:table-cell>
          <table:table-cell office:value-type="float" office:value="549337" calcext:value-type="float">
            <text:p>549337</text:p>
          </table:table-cell>
          <table:table-cell office:value-type="float" office:value="21750" calcext:value-type="float">
            <text:p>21750</text:p>
          </table:table-cell>
          <table:table-cell office:value-type="float" office:value="25912" calcext:value-type="float">
            <text:p>25912</text:p>
          </table:table-cell>
          <table:table-cell office:value-type="float" office:value="28570" calcext:value-type="float">
            <text:p>28570</text:p>
          </table:table-cell>
          <table:table-cell office:value-type="float" office:value="73494" calcext:value-type="float">
            <text:p>73494</text:p>
          </table:table-cell>
          <table:table-cell office:value-type="float" office:value="68687" calcext:value-type="float">
            <text:p>68687</text:p>
          </table:table-cell>
          <table:table-cell office:value-type="float" office:value="115829" calcext:value-type="float">
            <text:p>115829</text:p>
          </table:table-cell>
          <table:table-cell office:value-type="float" office:value="27703" calcext:value-type="float">
            <text:p>27703</text:p>
          </table:table-cell>
          <table:table-cell office:value-type="float" office:value="75610" calcext:value-type="float">
            <text:p>75610</text:p>
          </table:table-cell>
          <table:table-cell office:value-type="float" office:value="51066" calcext:value-type="float">
            <text:p>51066</text:p>
          </table:table-cell>
          <table:table-cell office:value-type="float" office:value="22359" calcext:value-type="float">
            <text:p>22359</text:p>
          </table:table-cell>
          <table:table-cell office:value-type="float" office:value="38356" calcext:value-type="float">
            <text:p>38356</text:p>
          </table:table-cell>
          <table:table-cell office:value-type="float" office:value="297652" calcext:value-type="float">
            <text:p>297652</text:p>
          </table:table-cell>
          <table:table-cell office:value-type="float" office:value="77627" calcext:value-type="float">
            <text:p>77627</text:p>
          </table:table-cell>
          <table:table-cell office:value-type="float" office:value="16795" calcext:value-type="float">
            <text:p>16795</text:p>
          </table:table-cell>
          <table:table-cell office:value-type="float" office:value="12059" calcext:value-type="float">
            <text:p>12059</text:p>
          </table:table-cell>
          <table:table-cell office:value-type="float" office:value="31824" calcext:value-type="float">
            <text:p>31824</text:p>
          </table:table-cell>
          <table:table-cell office:value-type="float" office:value="32169" calcext:value-type="float">
            <text:p>32169</text:p>
          </table:table-cell>
          <table:table-cell office:value-type="float" office:value="12167" calcext:value-type="float">
            <text:p>12167</text:p>
          </table:table-cell>
          <table:table-cell office:value-type="float" office:value="76133" calcext:value-type="float">
            <text:p>76133</text:p>
          </table:table-cell>
          <table:table-cell office:value-type="float" office:value="38880" calcext:value-type="float">
            <text:p>38880</text:p>
          </table:table-cell>
          <table:table-cell office:value-type="float" office:value="337122" calcext:value-type="float">
            <text:p>337122</text:p>
          </table:table-cell>
          <table:table-cell office:value-type="float" office:value="202494" calcext:value-type="float">
            <text:p>202494</text:p>
          </table:table-cell>
          <table:table-cell office:value-type="float" office:value="134628" calcext:value-type="float">
            <text:p>134628</text:p>
          </table:table-cell>
          <table:table-cell office:value-type="float" office:value="444839" calcext:value-type="float">
            <text:p>444839</text:p>
          </table:table-cell>
          <table:table-cell office:value-type="float" office:value="88019" calcext:value-type="float">
            <text:p>88019</text:p>
          </table:table-cell>
          <table:table-cell office:value-type="float" office:value="71963" calcext:value-type="float">
            <text:p>71963</text:p>
          </table:table-cell>
          <table:table-cell office:value-type="float" office:value="65450" calcext:value-type="float">
            <text:p>65450</text:p>
          </table:table-cell>
          <table:table-cell office:value-type="float" office:value="219407" calcext:value-type="float">
            <text:p>219407</text:p>
          </table:table-cell>
          <table:table-cell office:value-type="float" office:value="209657" calcext:value-type="float">
            <text:p>209657</text:p>
          </table:table-cell>
          <table:table-cell office:value-type="float" office:value="38870" calcext:value-type="float">
            <text:p>38870</text:p>
          </table:table-cell>
          <table:table-cell office:value-type="float" office:value="16363" calcext:value-type="float">
            <text:p>16363</text:p>
          </table:table-cell>
          <table:table-cell office:value-type="float" office:value="3811" calcext:value-type="float">
            <text:p>3811</text:p>
          </table:table-cell>
          <table:table-cell office:value-type="float" office:value="62443" calcext:value-type="float">
            <text:p>62443</text:p>
          </table:table-cell>
          <table:table-cell office:value-type="float" office:value="11455" calcext:value-type="float">
            <text:p>11455</text:p>
          </table:table-cell>
          <table:table-cell office:value-type="float" office:value="3722" calcext:value-type="float">
            <text:p>3722</text:p>
          </table:table-cell>
          <table:table-cell office:value-type="float" office:value="51138" calcext:value-type="float">
            <text:p>51138</text:p>
          </table:table-cell>
          <table:table-cell office:value-type="float" office:value="21854" calcext:value-type="float">
            <text:p>21854</text:p>
          </table:table-cell>
          <table:table-cell office:value-type="float" office:value="230520" calcext:value-type="float">
            <text:p>230520</text:p>
          </table:table-cell>
          <table:table-cell office:value-type="float" office:value="71592" calcext:value-type="float">
            <text:p>71592</text:p>
          </table:table-cell>
          <table:table-cell office:value-type="float" office:value="22264" calcext:value-type="float">
            <text:p>22264</text:p>
          </table:table-cell>
          <table:table-cell office:value-type="float" office:value="103328" calcext:value-type="float">
            <text:p>103328</text:p>
          </table:table-cell>
          <table:table-cell office:value-type="float" office:value="33335" calcext:value-type="float">
            <text:p>33335</text:p>
          </table:table-cell>
          <table:table-cell office:value-type="float" office:value="459762" calcext:value-type="float">
            <text:p>459762</text:p>
          </table:table-cell>
          <table:table-cell office:value-type="float" office:value="176125" calcext:value-type="float">
            <text:p>176125</text:p>
          </table:table-cell>
          <table:table-cell office:value-type="float" office:value="128092" calcext:value-type="float">
            <text:p>128092</text:p>
          </table:table-cell>
          <table:table-cell office:value-type="float" office:value="154262" calcext:value-type="float">
            <text:p>154262</text:p>
          </table:table-cell>
          <table:table-cell office:value-type="float" office:value="1283" calcext:value-type="float">
            <text:p>1283</text:p>
          </table:table-cell>
          <table:table-cell office:value-type="float" office:value="87548" calcext:value-type="float">
            <text:p>87548</text:p>
          </table:table-cell>
          <table:table-cell office:value-type="float" office:value="62705" calcext:value-type="float">
            <text:p>62705</text:p>
          </table:table-cell>
          <table:table-cell office:value-type="float" office:value="24843" calcext:value-type="float">
            <text:p>24843</text:p>
          </table:table-cell>
          <table:table-cell office:value-type="float" office:value="478029" calcext:value-type="float">
            <text:p>478029</text:p>
          </table:table-cell>
          <table:table-cell office:value-type="float" office:value="89874" calcext:value-type="float">
            <text:p>89874</text:p>
          </table:table-cell>
          <table:table-cell office:value-type="float" office:value="97637" calcext:value-type="float">
            <text:p>97637</text:p>
          </table:table-cell>
          <table:table-cell office:value-type="float" office:value="290518" calcext:value-type="float">
            <text:p>290518</text:p>
          </table:table-cell>
          <table:table-cell office:value-type="float" office:value="159726" calcext:value-type="float">
            <text:p>159726</text:p>
          </table:table-cell>
          <table:table-cell office:value-type="float" office:value="235526" calcext:value-type="float">
            <text:p>235526</text:p>
          </table:table-cell>
          <table:table-cell office:value-type="float" office:value="218865" calcext:value-type="float">
            <text:p>218865</text:p>
          </table:table-cell>
          <table:table-cell office:value-type="float" office:value="16661" calcext:value-type="float">
            <text:p>16661</text:p>
          </table:table-cell>
          <table:table-cell office:value-type="float" office:value="94309" calcext:value-type="float">
            <text:p>94309</text:p>
          </table:table-cell>
          <table:table-cell office:value-type="float" office:value="606639" calcext:value-type="float">
            <text:p>606639</text:p>
          </table:table-cell>
          <table:table-cell office:value-type="float" office:value="267448" calcext:value-type="float">
            <text:p>267448</text:p>
          </table:table-cell>
          <table:table-cell office:value-type="float" office:value="208421" calcext:value-type="float">
            <text:p>208421</text:p>
          </table:table-cell>
          <table:table-cell office:value-type="float" office:value="78728" calcext:value-type="float">
            <text:p>78728</text:p>
          </table:table-cell>
          <table:table-cell office:value-type="float" office:value="52043" calcext:value-type="float">
            <text:p>52043</text:p>
          </table:table-cell>
          <table:table-cell office:value-type="float" office:value="64009" calcext:value-type="float">
            <text:p>64009</text:p>
          </table:table-cell>
          <table:table-cell office:value-type="float" office:value="31165" calcext:value-type="float">
            <text:p>31165</text:p>
          </table:table-cell>
          <table:table-cell office:value-type="float" office:value="32845" calcext:value-type="float">
            <text:p>32845</text:p>
          </table:table-cell>
          <table:table-cell office:value-type="float" office:value="198081" calcext:value-type="float">
            <text:p>198081</text:p>
          </table:table-cell>
          <table:table-cell office:value-type="float" office:value="50947" calcext:value-type="float">
            <text:p>50947</text:p>
          </table:table-cell>
          <table:table-cell office:value-type="float" office:value="147134" calcext:value-type="float">
            <text:p>147134</text:p>
          </table:table-cell>
          <table:table-cell office:value-type="float" office:value="196364" calcext:value-type="float">
            <text:p>196364</text:p>
          </table:table-cell>
          <table:table-cell office:value-type="float" office:value="1255684" calcext:value-type="float">
            <text:p>1255684</text:p>
          </table:table-cell>
          <table:table-cell office:value-type="float" office:value="321905" calcext:value-type="float">
            <text:p>321905</text:p>
          </table:table-cell>
          <table:table-cell office:value-type="float" office:value="267708" calcext:value-type="float">
            <text:p>267708</text:p>
          </table:table-cell>
          <table:table-cell office:value-type="float" office:value="157073" calcext:value-type="float">
            <text:p>157073</text:p>
          </table:table-cell>
          <table:table-cell office:value-type="float" office:value="110635" calcext:value-type="float">
            <text:p>110635</text:p>
          </table:table-cell>
          <table:table-cell office:value-type="float" office:value="54197" calcext:value-type="float">
            <text:p>54197</text:p>
          </table:table-cell>
          <table:table-cell office:value-type="float" office:value="933779" calcext:value-type="float">
            <text:p>933779</text:p>
          </table:table-cell>
          <table:table-cell office:value-type="float" office:value="864904" calcext:value-type="float">
            <text:p>864904</text:p>
          </table:table-cell>
          <table:table-cell office:value-type="float" office:value="462941" calcext:value-type="float">
            <text:p>462941</text:p>
          </table:table-cell>
          <table:table-cell office:value-type="float" office:value="401964" calcext:value-type="float">
            <text:p>401964</text:p>
          </table:table-cell>
          <table:table-cell office:value-type="float" office:value="68875" calcext:value-type="float">
            <text:p>68875</text:p>
          </table:table-cell>
          <table:table-cell office:value-type="float" office:value="-8242" calcext:value-type="float">
            <text:p>-8242</text:p>
          </table:table-cell>
          <table:table-cell office:value-type="float" office:value="4671" calcext:value-type="float">
            <text:p>4671</text:p>
          </table:table-cell>
          <table:table-cell office:value-type="float" office:value="12913" calcext:value-type="float">
            <text:p>12913</text:p>
          </table:table-cell>
        </table:table-row>
        <table:table-row table:style-name="ro1">
          <table:table-cell office:value-type="string" calcext:value-type="string">
            <text:p>2004</text:p>
          </table:table-cell>
          <table:table-cell office:value-type="float" office:value="6720058" calcext:value-type="float">
            <text:p>6720058</text:p>
          </table:table-cell>
          <table:table-cell office:value-type="float" office:value="6729301" calcext:value-type="float">
            <text:p>6729301</text:p>
          </table:table-cell>
          <table:table-cell office:value-type="float" office:value="5406291" calcext:value-type="float">
            <text:p>5406291</text:p>
          </table:table-cell>
          <table:table-cell office:value-type="float" office:value="34943" calcext:value-type="float">
            <text:p>34943</text:p>
          </table:table-cell>
          <table:table-cell office:value-type="float" office:value="22179" calcext:value-type="float">
            <text:p>22179</text:p>
          </table:table-cell>
          <table:table-cell office:value-type="float" office:value="12764" calcext:value-type="float">
            <text:p>12764</text:p>
          </table:table-cell>
          <table:table-cell office:value-type="float" office:value="41512" calcext:value-type="float">
            <text:p>41512</text:p>
          </table:table-cell>
          <table:table-cell office:value-type="float" office:value="15578" calcext:value-type="float">
            <text:p>15578</text:p>
          </table:table-cell>
          <table:table-cell office:value-type="float" office:value="13459" calcext:value-type="float">
            <text:p>13459</text:p>
          </table:table-cell>
          <table:table-cell office:value-type="float" office:value="12475" calcext:value-type="float">
            <text:p>12475</text:p>
          </table:table-cell>
          <table:table-cell office:value-type="float" office:value="55635" calcext:value-type="float">
            <text:p>55635</text:p>
          </table:table-cell>
          <table:table-cell office:value-type="float" office:value="357958" calcext:value-type="float">
            <text:p>357958</text:p>
          </table:table-cell>
          <table:table-cell office:value-type="float" office:value="873695" calcext:value-type="float">
            <text:p>873695</text:p>
          </table:table-cell>
          <table:table-cell office:value-type="float" office:value="572876" calcext:value-type="float">
            <text:p>572876</text:p>
          </table:table-cell>
          <table:table-cell office:value-type="float" office:value="23240" calcext:value-type="float">
            <text:p>23240</text:p>
          </table:table-cell>
          <table:table-cell office:value-type="float" office:value="26696" calcext:value-type="float">
            <text:p>26696</text:p>
          </table:table-cell>
          <table:table-cell office:value-type="float" office:value="30053" calcext:value-type="float">
            <text:p>30053</text:p>
          </table:table-cell>
          <table:table-cell office:value-type="float" office:value="77178" calcext:value-type="float">
            <text:p>77178</text:p>
          </table:table-cell>
          <table:table-cell office:value-type="float" office:value="71844" calcext:value-type="float">
            <text:p>71844</text:p>
          </table:table-cell>
          <table:table-cell office:value-type="float" office:value="119634" calcext:value-type="float">
            <text:p>119634</text:p>
          </table:table-cell>
          <table:table-cell office:value-type="float" office:value="28558" calcext:value-type="float">
            <text:p>28558</text:p>
          </table:table-cell>
          <table:table-cell office:value-type="float" office:value="76231" calcext:value-type="float">
            <text:p>76231</text:p>
          </table:table-cell>
          <table:table-cell office:value-type="float" office:value="56073" calcext:value-type="float">
            <text:p>56073</text:p>
          </table:table-cell>
          <table:table-cell office:value-type="float" office:value="23219" calcext:value-type="float">
            <text:p>23219</text:p>
          </table:table-cell>
          <table:table-cell office:value-type="float" office:value="40149" calcext:value-type="float">
            <text:p>40149</text:p>
          </table:table-cell>
          <table:table-cell office:value-type="float" office:value="300819" calcext:value-type="float">
            <text:p>300819</text:p>
          </table:table-cell>
          <table:table-cell office:value-type="float" office:value="78938" calcext:value-type="float">
            <text:p>78938</text:p>
          </table:table-cell>
          <table:table-cell office:value-type="float" office:value="16506" calcext:value-type="float">
            <text:p>16506</text:p>
          </table:table-cell>
          <table:table-cell office:value-type="float" office:value="11887" calcext:value-type="float">
            <text:p>11887</text:p>
          </table:table-cell>
          <table:table-cell office:value-type="float" office:value="31316" calcext:value-type="float">
            <text:p>31316</text:p>
          </table:table-cell>
          <table:table-cell office:value-type="float" office:value="32282" calcext:value-type="float">
            <text:p>32282</text:p>
          </table:table-cell>
          <table:table-cell office:value-type="float" office:value="12528" calcext:value-type="float">
            <text:p>12528</text:p>
          </table:table-cell>
          <table:table-cell office:value-type="float" office:value="78089" calcext:value-type="float">
            <text:p>78089</text:p>
          </table:table-cell>
          <table:table-cell office:value-type="float" office:value="39274" calcext:value-type="float">
            <text:p>39274</text:p>
          </table:table-cell>
          <table:table-cell office:value-type="float" office:value="357294" calcext:value-type="float">
            <text:p>357294</text:p>
          </table:table-cell>
          <table:table-cell office:value-type="float" office:value="214971" calcext:value-type="float">
            <text:p>214971</text:p>
          </table:table-cell>
          <table:table-cell office:value-type="float" office:value="142323" calcext:value-type="float">
            <text:p>142323</text:p>
          </table:table-cell>
          <table:table-cell office:value-type="float" office:value="459351" calcext:value-type="float">
            <text:p>459351</text:p>
          </table:table-cell>
          <table:table-cell office:value-type="float" office:value="90040" calcext:value-type="float">
            <text:p>90040</text:p>
          </table:table-cell>
          <table:table-cell office:value-type="float" office:value="72685" calcext:value-type="float">
            <text:p>72685</text:p>
          </table:table-cell>
          <table:table-cell office:value-type="float" office:value="68209" calcext:value-type="float">
            <text:p>68209</text:p>
          </table:table-cell>
          <table:table-cell office:value-type="float" office:value="228418" calcext:value-type="float">
            <text:p>228418</text:p>
          </table:table-cell>
          <table:table-cell office:value-type="float" office:value="222027" calcext:value-type="float">
            <text:p>222027</text:p>
          </table:table-cell>
          <table:table-cell office:value-type="float" office:value="38399" calcext:value-type="float">
            <text:p>38399</text:p>
          </table:table-cell>
          <table:table-cell office:value-type="float" office:value="16982" calcext:value-type="float">
            <text:p>16982</text:p>
          </table:table-cell>
          <table:table-cell office:value-type="float" office:value="4188" calcext:value-type="float">
            <text:p>4188</text:p>
          </table:table-cell>
          <table:table-cell office:value-type="float" office:value="65814" calcext:value-type="float">
            <text:p>65814</text:p>
          </table:table-cell>
          <table:table-cell office:value-type="float" office:value="12226" calcext:value-type="float">
            <text:p>12226</text:p>
          </table:table-cell>
          <table:table-cell office:value-type="float" office:value="3720" calcext:value-type="float">
            <text:p>3720</text:p>
          </table:table-cell>
          <table:table-cell office:value-type="float" office:value="55247" calcext:value-type="float">
            <text:p>55247</text:p>
          </table:table-cell>
          <table:table-cell office:value-type="float" office:value="25451" calcext:value-type="float">
            <text:p>25451</text:p>
          </table:table-cell>
          <table:table-cell office:value-type="float" office:value="238018" calcext:value-type="float">
            <text:p>238018</text:p>
          </table:table-cell>
          <table:table-cell office:value-type="float" office:value="72179" calcext:value-type="float">
            <text:p>72179</text:p>
          </table:table-cell>
          <table:table-cell office:value-type="float" office:value="24157" calcext:value-type="float">
            <text:p>24157</text:p>
          </table:table-cell>
          <table:table-cell office:value-type="float" office:value="106254" calcext:value-type="float">
            <text:p>106254</text:p>
          </table:table-cell>
          <table:table-cell office:value-type="float" office:value="35428" calcext:value-type="float">
            <text:p>35428</text:p>
          </table:table-cell>
          <table:table-cell office:value-type="float" office:value="497689" calcext:value-type="float">
            <text:p>497689</text:p>
          </table:table-cell>
          <table:table-cell office:value-type="float" office:value="183960" calcext:value-type="float">
            <text:p>183960</text:p>
          </table:table-cell>
          <table:table-cell office:value-type="float" office:value="148019" calcext:value-type="float">
            <text:p>148019</text:p>
          </table:table-cell>
          <table:table-cell office:value-type="float" office:value="164176" calcext:value-type="float">
            <text:p>164176</text:p>
          </table:table-cell>
          <table:table-cell office:value-type="float" office:value="1534" calcext:value-type="float">
            <text:p>1534</text:p>
          </table:table-cell>
          <table:table-cell office:value-type="float" office:value="95118" calcext:value-type="float">
            <text:p>95118</text:p>
          </table:table-cell>
          <table:table-cell office:value-type="float" office:value="68750" calcext:value-type="float">
            <text:p>68750</text:p>
          </table:table-cell>
          <table:table-cell office:value-type="float" office:value="26368" calcext:value-type="float">
            <text:p>26368</text:p>
          </table:table-cell>
          <table:table-cell office:value-type="float" office:value="506659" calcext:value-type="float">
            <text:p>506659</text:p>
          </table:table-cell>
          <table:table-cell office:value-type="float" office:value="93974" calcext:value-type="float">
            <text:p>93974</text:p>
          </table:table-cell>
          <table:table-cell office:value-type="float" office:value="104300" calcext:value-type="float">
            <text:p>104300</text:p>
          </table:table-cell>
          <table:table-cell office:value-type="float" office:value="308386" calcext:value-type="float">
            <text:p>308386</text:p>
          </table:table-cell>
          <table:table-cell office:value-type="float" office:value="175600" calcext:value-type="float">
            <text:p>175600</text:p>
          </table:table-cell>
          <table:table-cell office:value-type="float" office:value="253148" calcext:value-type="float">
            <text:p>253148</text:p>
          </table:table-cell>
          <table:table-cell office:value-type="float" office:value="235541" calcext:value-type="float">
            <text:p>235541</text:p>
          </table:table-cell>
          <table:table-cell office:value-type="float" office:value="17606" calcext:value-type="float">
            <text:p>17606</text:p>
          </table:table-cell>
          <table:table-cell office:value-type="float" office:value="101863" calcext:value-type="float">
            <text:p>101863</text:p>
          </table:table-cell>
          <table:table-cell office:value-type="float" office:value="650430" calcext:value-type="float">
            <text:p>650430</text:p>
          </table:table-cell>
          <table:table-cell office:value-type="float" office:value="288706" calcext:value-type="float">
            <text:p>288706</text:p>
          </table:table-cell>
          <table:table-cell office:value-type="float" office:value="223822" calcext:value-type="float">
            <text:p>223822</text:p>
          </table:table-cell>
          <table:table-cell office:value-type="float" office:value="82855" calcext:value-type="float">
            <text:p>82855</text:p>
          </table:table-cell>
          <table:table-cell office:value-type="float" office:value="55048" calcext:value-type="float">
            <text:p>55048</text:p>
          </table:table-cell>
          <table:table-cell office:value-type="float" office:value="67016" calcext:value-type="float">
            <text:p>67016</text:p>
          </table:table-cell>
          <table:table-cell office:value-type="float" office:value="32588" calcext:value-type="float">
            <text:p>32588</text:p>
          </table:table-cell>
          <table:table-cell office:value-type="float" office:value="34428" calcext:value-type="float">
            <text:p>34428</text:p>
          </table:table-cell>
          <table:table-cell office:value-type="float" office:value="212288" calcext:value-type="float">
            <text:p>212288</text:p>
          </table:table-cell>
          <table:table-cell office:value-type="float" office:value="54875" calcext:value-type="float">
            <text:p>54875</text:p>
          </table:table-cell>
          <table:table-cell office:value-type="float" office:value="157413" calcext:value-type="float">
            <text:p>157413</text:p>
          </table:table-cell>
          <table:table-cell office:value-type="float" office:value="206048" calcext:value-type="float">
            <text:p>206048</text:p>
          </table:table-cell>
          <table:table-cell office:value-type="float" office:value="1323010" calcext:value-type="float">
            <text:p>1323010</text:p>
          </table:table-cell>
          <table:table-cell office:value-type="float" office:value="342295" calcext:value-type="float">
            <text:p>342295</text:p>
          </table:table-cell>
          <table:table-cell office:value-type="float" office:value="284269" calcext:value-type="float">
            <text:p>284269</text:p>
          </table:table-cell>
          <table:table-cell office:value-type="float" office:value="166912" calcext:value-type="float">
            <text:p>166912</text:p>
          </table:table-cell>
          <table:table-cell office:value-type="float" office:value="117357" calcext:value-type="float">
            <text:p>117357</text:p>
          </table:table-cell>
          <table:table-cell office:value-type="float" office:value="58026" calcext:value-type="float">
            <text:p>58026</text:p>
          </table:table-cell>
          <table:table-cell office:value-type="float" office:value="980716" calcext:value-type="float">
            <text:p>980716</text:p>
          </table:table-cell>
          <table:table-cell office:value-type="float" office:value="907550" calcext:value-type="float">
            <text:p>907550</text:p>
          </table:table-cell>
          <table:table-cell office:value-type="float" office:value="484635" calcext:value-type="float">
            <text:p>484635</text:p>
          </table:table-cell>
          <table:table-cell office:value-type="float" office:value="422915" calcext:value-type="float">
            <text:p>422915</text:p>
          </table:table-cell>
          <table:table-cell office:value-type="float" office:value="73166" calcext:value-type="float">
            <text:p>73166</text:p>
          </table:table-cell>
          <table:table-cell office:value-type="float" office:value="-9243" calcext:value-type="float">
            <text:p>-9243</text:p>
          </table:table-cell>
          <table:table-cell office:value-type="float" office:value="4734" calcext:value-type="float">
            <text:p>4734</text:p>
          </table:table-cell>
          <table:table-cell office:value-type="float" office:value="13977" calcext:value-type="float">
            <text:p>13977</text:p>
          </table:table-cell>
        </table:table-row>
        <table:table-row table:style-name="ro1">
          <table:table-cell office:value-type="string" calcext:value-type="string">
            <text:p>2005</text:p>
          </table:table-cell>
          <table:table-cell office:value-type="float" office:value="7066605" calcext:value-type="float">
            <text:p>7066605</text:p>
          </table:table-cell>
          <table:table-cell office:value-type="float" office:value="7077721" calcext:value-type="float">
            <text:p>7077721</text:p>
          </table:table-cell>
          <table:table-cell office:value-type="float" office:value="5694360" calcext:value-type="float">
            <text:p>5694360</text:p>
          </table:table-cell>
          <table:table-cell office:value-type="float" office:value="34647" calcext:value-type="float">
            <text:p>34647</text:p>
          </table:table-cell>
          <table:table-cell office:value-type="float" office:value="22033" calcext:value-type="float">
            <text:p>22033</text:p>
          </table:table-cell>
          <table:table-cell office:value-type="float" office:value="12614" calcext:value-type="float">
            <text:p>12614</text:p>
          </table:table-cell>
          <table:table-cell office:value-type="float" office:value="47195" calcext:value-type="float">
            <text:p>47195</text:p>
          </table:table-cell>
          <table:table-cell office:value-type="float" office:value="17199" calcext:value-type="float">
            <text:p>17199</text:p>
          </table:table-cell>
          <table:table-cell office:value-type="float" office:value="14379" calcext:value-type="float">
            <text:p>14379</text:p>
          </table:table-cell>
          <table:table-cell office:value-type="float" office:value="15617" calcext:value-type="float">
            <text:p>15617</text:p>
          </table:table-cell>
          <table:table-cell office:value-type="float" office:value="56130" calcext:value-type="float">
            <text:p>56130</text:p>
          </table:table-cell>
          <table:table-cell office:value-type="float" office:value="387531" calcext:value-type="float">
            <text:p>387531</text:p>
          </table:table-cell>
          <table:table-cell office:value-type="float" office:value="895469" calcext:value-type="float">
            <text:p>895469</text:p>
          </table:table-cell>
          <table:table-cell office:value-type="float" office:value="590030" calcext:value-type="float">
            <text:p>590030</text:p>
          </table:table-cell>
          <table:table-cell office:value-type="float" office:value="24823" calcext:value-type="float">
            <text:p>24823</text:p>
          </table:table-cell>
          <table:table-cell office:value-type="float" office:value="28194" calcext:value-type="float">
            <text:p>28194</text:p>
          </table:table-cell>
          <table:table-cell office:value-type="float" office:value="30701" calcext:value-type="float">
            <text:p>30701</text:p>
          </table:table-cell>
          <table:table-cell office:value-type="float" office:value="81071" calcext:value-type="float">
            <text:p>81071</text:p>
          </table:table-cell>
          <table:table-cell office:value-type="float" office:value="75459" calcext:value-type="float">
            <text:p>75459</text:p>
          </table:table-cell>
          <table:table-cell office:value-type="float" office:value="123200" calcext:value-type="float">
            <text:p>123200</text:p>
          </table:table-cell>
          <table:table-cell office:value-type="float" office:value="29093" calcext:value-type="float">
            <text:p>29093</text:p>
          </table:table-cell>
          <table:table-cell office:value-type="float" office:value="75371" calcext:value-type="float">
            <text:p>75371</text:p>
          </table:table-cell>
          <table:table-cell office:value-type="float" office:value="57121" calcext:value-type="float">
            <text:p>57121</text:p>
          </table:table-cell>
          <table:table-cell office:value-type="float" office:value="23605" calcext:value-type="float">
            <text:p>23605</text:p>
          </table:table-cell>
          <table:table-cell office:value-type="float" office:value="41393" calcext:value-type="float">
            <text:p>41393</text:p>
          </table:table-cell>
          <table:table-cell office:value-type="float" office:value="305439" calcext:value-type="float">
            <text:p>305439</text:p>
          </table:table-cell>
          <table:table-cell office:value-type="float" office:value="79944" calcext:value-type="float">
            <text:p>79944</text:p>
          </table:table-cell>
          <table:table-cell office:value-type="float" office:value="15568" calcext:value-type="float">
            <text:p>15568</text:p>
          </table:table-cell>
          <table:table-cell office:value-type="float" office:value="11311" calcext:value-type="float">
            <text:p>11311</text:p>
          </table:table-cell>
          <table:table-cell office:value-type="float" office:value="31314" calcext:value-type="float">
            <text:p>31314</text:p>
          </table:table-cell>
          <table:table-cell office:value-type="float" office:value="32639" calcext:value-type="float">
            <text:p>32639</text:p>
          </table:table-cell>
          <table:table-cell office:value-type="float" office:value="13466" calcext:value-type="float">
            <text:p>13466</text:p>
          </table:table-cell>
          <table:table-cell office:value-type="float" office:value="80842" calcext:value-type="float">
            <text:p>80842</text:p>
          </table:table-cell>
          <table:table-cell office:value-type="float" office:value="40356" calcext:value-type="float">
            <text:p>40356</text:p>
          </table:table-cell>
          <table:table-cell office:value-type="float" office:value="379429" calcext:value-type="float">
            <text:p>379429</text:p>
          </table:table-cell>
          <table:table-cell office:value-type="float" office:value="229276" calcext:value-type="float">
            <text:p>229276</text:p>
          </table:table-cell>
          <table:table-cell office:value-type="float" office:value="150154" calcext:value-type="float">
            <text:p>150154</text:p>
          </table:table-cell>
          <table:table-cell office:value-type="float" office:value="477741" calcext:value-type="float">
            <text:p>477741</text:p>
          </table:table-cell>
          <table:table-cell office:value-type="float" office:value="93165" calcext:value-type="float">
            <text:p>93165</text:p>
          </table:table-cell>
          <table:table-cell office:value-type="float" office:value="73698" calcext:value-type="float">
            <text:p>73698</text:p>
          </table:table-cell>
          <table:table-cell office:value-type="float" office:value="72252" calcext:value-type="float">
            <text:p>72252</text:p>
          </table:table-cell>
          <table:table-cell office:value-type="float" office:value="238626" calcext:value-type="float">
            <text:p>238626</text:p>
          </table:table-cell>
          <table:table-cell office:value-type="float" office:value="231618" calcext:value-type="float">
            <text:p>231618</text:p>
          </table:table-cell>
          <table:table-cell office:value-type="float" office:value="36534" calcext:value-type="float">
            <text:p>36534</text:p>
          </table:table-cell>
          <table:table-cell office:value-type="float" office:value="17904" calcext:value-type="float">
            <text:p>17904</text:p>
          </table:table-cell>
          <table:table-cell office:value-type="float" office:value="4667" calcext:value-type="float">
            <text:p>4667</text:p>
          </table:table-cell>
          <table:table-cell office:value-type="float" office:value="70123" calcext:value-type="float">
            <text:p>70123</text:p>
          </table:table-cell>
          <table:table-cell office:value-type="float" office:value="12719" calcext:value-type="float">
            <text:p>12719</text:p>
          </table:table-cell>
          <table:table-cell office:value-type="float" office:value="3767" calcext:value-type="float">
            <text:p>3767</text:p>
          </table:table-cell>
          <table:table-cell office:value-type="float" office:value="58042" calcext:value-type="float">
            <text:p>58042</text:p>
          </table:table-cell>
          <table:table-cell office:value-type="float" office:value="27863" calcext:value-type="float">
            <text:p>27863</text:p>
          </table:table-cell>
          <table:table-cell office:value-type="float" office:value="241485" calcext:value-type="float">
            <text:p>241485</text:p>
          </table:table-cell>
          <table:table-cell office:value-type="float" office:value="74274" calcext:value-type="float">
            <text:p>74274</text:p>
          </table:table-cell>
          <table:table-cell office:value-type="float" office:value="24446" calcext:value-type="float">
            <text:p>24446</text:p>
          </table:table-cell>
          <table:table-cell office:value-type="float" office:value="106112" calcext:value-type="float">
            <text:p>106112</text:p>
          </table:table-cell>
          <table:table-cell office:value-type="float" office:value="36653" calcext:value-type="float">
            <text:p>36653</text:p>
          </table:table-cell>
          <table:table-cell office:value-type="float" office:value="534590" calcext:value-type="float">
            <text:p>534590</text:p>
          </table:table-cell>
          <table:table-cell office:value-type="float" office:value="196571" calcext:value-type="float">
            <text:p>196571</text:p>
          </table:table-cell>
          <table:table-cell office:value-type="float" office:value="163514" calcext:value-type="float">
            <text:p>163514</text:p>
          </table:table-cell>
          <table:table-cell office:value-type="float" office:value="172819" calcext:value-type="float">
            <text:p>172819</text:p>
          </table:table-cell>
          <table:table-cell office:value-type="float" office:value="1687" calcext:value-type="float">
            <text:p>1687</text:p>
          </table:table-cell>
          <table:table-cell office:value-type="float" office:value="101562" calcext:value-type="float">
            <text:p>101562</text:p>
          </table:table-cell>
          <table:table-cell office:value-type="float" office:value="74076" calcext:value-type="float">
            <text:p>74076</text:p>
          </table:table-cell>
          <table:table-cell office:value-type="float" office:value="27486" calcext:value-type="float">
            <text:p>27486</text:p>
          </table:table-cell>
          <table:table-cell office:value-type="float" office:value="553603" calcext:value-type="float">
            <text:p>553603</text:p>
          </table:table-cell>
          <table:table-cell office:value-type="float" office:value="98602" calcext:value-type="float">
            <text:p>98602</text:p>
          </table:table-cell>
          <table:table-cell office:value-type="float" office:value="114528" calcext:value-type="float">
            <text:p>114528</text:p>
          </table:table-cell>
          <table:table-cell office:value-type="float" office:value="340473" calcext:value-type="float">
            <text:p>340473</text:p>
          </table:table-cell>
          <table:table-cell office:value-type="float" office:value="185333" calcext:value-type="float">
            <text:p>185333</text:p>
          </table:table-cell>
          <table:table-cell office:value-type="float" office:value="274789" calcext:value-type="float">
            <text:p>274789</text:p>
          </table:table-cell>
          <table:table-cell office:value-type="float" office:value="255884" calcext:value-type="float">
            <text:p>255884</text:p>
          </table:table-cell>
          <table:table-cell office:value-type="float" office:value="18905" calcext:value-type="float">
            <text:p>18905</text:p>
          </table:table-cell>
          <table:table-cell office:value-type="float" office:value="105884" calcext:value-type="float">
            <text:p>105884</text:p>
          </table:table-cell>
          <table:table-cell office:value-type="float" office:value="687536" calcext:value-type="float">
            <text:p>687536</text:p>
          </table:table-cell>
          <table:table-cell office:value-type="float" office:value="306027" calcext:value-type="float">
            <text:p>306027</text:p>
          </table:table-cell>
          <table:table-cell office:value-type="float" office:value="236682" calcext:value-type="float">
            <text:p>236682</text:p>
          </table:table-cell>
          <table:table-cell office:value-type="float" office:value="85377" calcext:value-type="float">
            <text:p>85377</text:p>
          </table:table-cell>
          <table:table-cell office:value-type="float" office:value="59450" calcext:value-type="float">
            <text:p>59450</text:p>
          </table:table-cell>
          <table:table-cell office:value-type="float" office:value="68387" calcext:value-type="float">
            <text:p>68387</text:p>
          </table:table-cell>
          <table:table-cell office:value-type="float" office:value="33064" calcext:value-type="float">
            <text:p>33064</text:p>
          </table:table-cell>
          <table:table-cell office:value-type="float" office:value="35322" calcext:value-type="float">
            <text:p>35322</text:p>
          </table:table-cell>
          <table:table-cell office:value-type="float" office:value="222028" calcext:value-type="float">
            <text:p>222028</text:p>
          </table:table-cell>
          <table:table-cell office:value-type="float" office:value="57112" calcext:value-type="float">
            <text:p>57112</text:p>
          </table:table-cell>
          <table:table-cell office:value-type="float" office:value="164916" calcext:value-type="float">
            <text:p>164916</text:p>
          </table:table-cell>
          <table:table-cell office:value-type="float" office:value="209404" calcext:value-type="float">
            <text:p>209404</text:p>
          </table:table-cell>
          <table:table-cell office:value-type="float" office:value="1383362" calcext:value-type="float">
            <text:p>1383362</text:p>
          </table:table-cell>
          <table:table-cell office:value-type="float" office:value="362119" calcext:value-type="float">
            <text:p>362119</text:p>
          </table:table-cell>
          <table:table-cell office:value-type="float" office:value="303468" calcext:value-type="float">
            <text:p>303468</text:p>
          </table:table-cell>
          <table:table-cell office:value-type="float" office:value="176649" calcext:value-type="float">
            <text:p>176649</text:p>
          </table:table-cell>
          <table:table-cell office:value-type="float" office:value="126819" calcext:value-type="float">
            <text:p>126819</text:p>
          </table:table-cell>
          <table:table-cell office:value-type="float" office:value="58651" calcext:value-type="float">
            <text:p>58651</text:p>
          </table:table-cell>
          <table:table-cell office:value-type="float" office:value="1021243" calcext:value-type="float">
            <text:p>1021243</text:p>
          </table:table-cell>
          <table:table-cell office:value-type="float" office:value="944909" calcext:value-type="float">
            <text:p>944909</text:p>
          </table:table-cell>
          <table:table-cell office:value-type="float" office:value="505510" calcext:value-type="float">
            <text:p>505510</text:p>
          </table:table-cell>
          <table:table-cell office:value-type="float" office:value="439399" calcext:value-type="float">
            <text:p>439399</text:p>
          </table:table-cell>
          <table:table-cell office:value-type="float" office:value="76334" calcext:value-type="float">
            <text:p>76334</text:p>
          </table:table-cell>
          <table:table-cell office:value-type="float" office:value="-11116" calcext:value-type="float">
            <text:p>-11116</text:p>
          </table:table-cell>
          <table:table-cell office:value-type="float" office:value="4796" calcext:value-type="float">
            <text:p>4796</text:p>
          </table:table-cell>
          <table:table-cell office:value-type="float" office:value="15912" calcext:value-type="float">
            <text:p>15912</text:p>
          </table:table-cell>
        </table:table-row>
        <table:table-row table:style-name="ro1">
          <table:table-cell office:value-type="string" calcext:value-type="string">
            <text:p>2006</text:p>
          </table:table-cell>
          <table:table-cell office:value-type="float" office:value="7479895" calcext:value-type="float">
            <text:p>7479895</text:p>
          </table:table-cell>
          <table:table-cell office:value-type="float" office:value="7491255" calcext:value-type="float">
            <text:p>7491255</text:p>
          </table:table-cell>
          <table:table-cell office:value-type="float" office:value="6047079" calcext:value-type="float">
            <text:p>6047079</text:p>
          </table:table-cell>
          <table:table-cell office:value-type="float" office:value="37996" calcext:value-type="float">
            <text:p>37996</text:p>
          </table:table-cell>
          <table:table-cell office:value-type="float" office:value="21886" calcext:value-type="float">
            <text:p>21886</text:p>
          </table:table-cell>
          <table:table-cell office:value-type="float" office:value="16110" calcext:value-type="float">
            <text:p>16110</text:p>
          </table:table-cell>
          <table:table-cell office:value-type="float" office:value="56998" calcext:value-type="float">
            <text:p>56998</text:p>
          </table:table-cell>
          <table:table-cell office:value-type="float" office:value="20896" calcext:value-type="float">
            <text:p>20896</text:p>
          </table:table-cell>
          <table:table-cell office:value-type="float" office:value="15757" calcext:value-type="float">
            <text:p>15757</text:p>
          </table:table-cell>
          <table:table-cell office:value-type="float" office:value="20345" calcext:value-type="float">
            <text:p>20345</text:p>
          </table:table-cell>
          <table:table-cell office:value-type="float" office:value="60885" calcext:value-type="float">
            <text:p>60885</text:p>
          </table:table-cell>
          <table:table-cell office:value-type="float" office:value="421295" calcext:value-type="float">
            <text:p>421295</text:p>
          </table:table-cell>
          <table:table-cell office:value-type="float" office:value="923977" calcext:value-type="float">
            <text:p>923977</text:p>
          </table:table-cell>
          <table:table-cell office:value-type="float" office:value="614812" calcext:value-type="float">
            <text:p>614812</text:p>
          </table:table-cell>
          <table:table-cell office:value-type="float" office:value="24803" calcext:value-type="float">
            <text:p>24803</text:p>
          </table:table-cell>
          <table:table-cell office:value-type="float" office:value="29254" calcext:value-type="float">
            <text:p>29254</text:p>
          </table:table-cell>
          <table:table-cell office:value-type="float" office:value="31978" calcext:value-type="float">
            <text:p>31978</text:p>
          </table:table-cell>
          <table:table-cell office:value-type="float" office:value="85389" calcext:value-type="float">
            <text:p>85389</text:p>
          </table:table-cell>
          <table:table-cell office:value-type="float" office:value="79304" calcext:value-type="float">
            <text:p>79304</text:p>
          </table:table-cell>
          <table:table-cell office:value-type="float" office:value="129631" calcext:value-type="float">
            <text:p>129631</text:p>
          </table:table-cell>
          <table:table-cell office:value-type="float" office:value="30291" calcext:value-type="float">
            <text:p>30291</text:p>
          </table:table-cell>
          <table:table-cell office:value-type="float" office:value="75409" calcext:value-type="float">
            <text:p>75409</text:p>
          </table:table-cell>
          <table:table-cell office:value-type="float" office:value="61792" calcext:value-type="float">
            <text:p>61792</text:p>
          </table:table-cell>
          <table:table-cell office:value-type="float" office:value="23980" calcext:value-type="float">
            <text:p>23980</text:p>
          </table:table-cell>
          <table:table-cell office:value-type="float" office:value="42981" calcext:value-type="float">
            <text:p>42981</text:p>
          </table:table-cell>
          <table:table-cell office:value-type="float" office:value="309166" calcext:value-type="float">
            <text:p>309166</text:p>
          </table:table-cell>
          <table:table-cell office:value-type="float" office:value="81154" calcext:value-type="float">
            <text:p>81154</text:p>
          </table:table-cell>
          <table:table-cell office:value-type="float" office:value="14771" calcext:value-type="float">
            <text:p>14771</text:p>
          </table:table-cell>
          <table:table-cell office:value-type="float" office:value="10962" calcext:value-type="float">
            <text:p>10962</text:p>
          </table:table-cell>
          <table:table-cell office:value-type="float" office:value="31081" calcext:value-type="float">
            <text:p>31081</text:p>
          </table:table-cell>
          <table:table-cell office:value-type="float" office:value="32962" calcext:value-type="float">
            <text:p>32962</text:p>
          </table:table-cell>
          <table:table-cell office:value-type="float" office:value="15609" calcext:value-type="float">
            <text:p>15609</text:p>
          </table:table-cell>
          <table:table-cell office:value-type="float" office:value="81640" calcext:value-type="float">
            <text:p>81640</text:p>
          </table:table-cell>
          <table:table-cell office:value-type="float" office:value="40986" calcext:value-type="float">
            <text:p>40986</text:p>
          </table:table-cell>
          <table:table-cell office:value-type="float" office:value="404598" calcext:value-type="float">
            <text:p>404598</text:p>
          </table:table-cell>
          <table:table-cell office:value-type="float" office:value="245351" calcext:value-type="float">
            <text:p>245351</text:p>
          </table:table-cell>
          <table:table-cell office:value-type="float" office:value="159247" calcext:value-type="float">
            <text:p>159247</text:p>
          </table:table-cell>
          <table:table-cell office:value-type="float" office:value="492172" calcext:value-type="float">
            <text:p>492172</text:p>
          </table:table-cell>
          <table:table-cell office:value-type="float" office:value="94781" calcext:value-type="float">
            <text:p>94781</text:p>
          </table:table-cell>
          <table:table-cell office:value-type="float" office:value="75027" calcext:value-type="float">
            <text:p>75027</text:p>
          </table:table-cell>
          <table:table-cell office:value-type="float" office:value="75049" calcext:value-type="float">
            <text:p>75049</text:p>
          </table:table-cell>
          <table:table-cell office:value-type="float" office:value="247316" calcext:value-type="float">
            <text:p>247316</text:p>
          </table:table-cell>
          <table:table-cell office:value-type="float" office:value="241002" calcext:value-type="float">
            <text:p>241002</text:p>
          </table:table-cell>
          <table:table-cell office:value-type="float" office:value="36857" calcext:value-type="float">
            <text:p>36857</text:p>
          </table:table-cell>
          <table:table-cell office:value-type="float" office:value="18707" calcext:value-type="float">
            <text:p>18707</text:p>
          </table:table-cell>
          <table:table-cell office:value-type="float" office:value="5090" calcext:value-type="float">
            <text:p>5090</text:p>
          </table:table-cell>
          <table:table-cell office:value-type="float" office:value="74019" calcext:value-type="float">
            <text:p>74019</text:p>
          </table:table-cell>
          <table:table-cell office:value-type="float" office:value="13557" calcext:value-type="float">
            <text:p>13557</text:p>
          </table:table-cell>
          <table:table-cell office:value-type="float" office:value="4233" calcext:value-type="float">
            <text:p>4233</text:p>
          </table:table-cell>
          <table:table-cell office:value-type="float" office:value="59951" calcext:value-type="float">
            <text:p>59951</text:p>
          </table:table-cell>
          <table:table-cell office:value-type="float" office:value="28588" calcext:value-type="float">
            <text:p>28588</text:p>
          </table:table-cell>
          <table:table-cell office:value-type="float" office:value="248790" calcext:value-type="float">
            <text:p>248790</text:p>
          </table:table-cell>
          <table:table-cell office:value-type="float" office:value="78129" calcext:value-type="float">
            <text:p>78129</text:p>
          </table:table-cell>
          <table:table-cell office:value-type="float" office:value="24983" calcext:value-type="float">
            <text:p>24983</text:p>
          </table:table-cell>
          <table:table-cell office:value-type="float" office:value="106895" calcext:value-type="float">
            <text:p>106895</text:p>
          </table:table-cell>
          <table:table-cell office:value-type="float" office:value="38783" calcext:value-type="float">
            <text:p>38783</text:p>
          </table:table-cell>
          <table:table-cell office:value-type="float" office:value="579181" calcext:value-type="float">
            <text:p>579181</text:p>
          </table:table-cell>
          <table:table-cell office:value-type="float" office:value="207683" calcext:value-type="float">
            <text:p>207683</text:p>
          </table:table-cell>
          <table:table-cell office:value-type="float" office:value="186629" calcext:value-type="float">
            <text:p>186629</text:p>
          </table:table-cell>
          <table:table-cell office:value-type="float" office:value="183069" calcext:value-type="float">
            <text:p>183069</text:p>
          </table:table-cell>
          <table:table-cell office:value-type="float" office:value="1801" calcext:value-type="float">
            <text:p>1801</text:p>
          </table:table-cell>
          <table:table-cell office:value-type="float" office:value="108049" calcext:value-type="float">
            <text:p>108049</text:p>
          </table:table-cell>
          <table:table-cell office:value-type="float" office:value="79081" calcext:value-type="float">
            <text:p>79081</text:p>
          </table:table-cell>
          <table:table-cell office:value-type="float" office:value="28968" calcext:value-type="float">
            <text:p>28968</text:p>
          </table:table-cell>
          <table:table-cell office:value-type="float" office:value="607406" calcext:value-type="float">
            <text:p>607406</text:p>
          </table:table-cell>
          <table:table-cell office:value-type="float" office:value="103978" calcext:value-type="float">
            <text:p>103978</text:p>
          </table:table-cell>
          <table:table-cell office:value-type="float" office:value="127443" calcext:value-type="float">
            <text:p>127443</text:p>
          </table:table-cell>
          <table:table-cell office:value-type="float" office:value="375985" calcext:value-type="float">
            <text:p>375985</text:p>
          </table:table-cell>
          <table:table-cell office:value-type="float" office:value="200744" calcext:value-type="float">
            <text:p>200744</text:p>
          </table:table-cell>
          <table:table-cell office:value-type="float" office:value="292428" calcext:value-type="float">
            <text:p>292428</text:p>
          </table:table-cell>
          <table:table-cell office:value-type="float" office:value="272457" calcext:value-type="float">
            <text:p>272457</text:p>
          </table:table-cell>
          <table:table-cell office:value-type="float" office:value="19971" calcext:value-type="float">
            <text:p>19971</text:p>
          </table:table-cell>
          <table:table-cell office:value-type="float" office:value="113118" calcext:value-type="float">
            <text:p>113118</text:p>
          </table:table-cell>
          <table:table-cell office:value-type="float" office:value="733177" calcext:value-type="float">
            <text:p>733177</text:p>
          </table:table-cell>
          <table:table-cell office:value-type="float" office:value="327481" calcext:value-type="float">
            <text:p>327481</text:p>
          </table:table-cell>
          <table:table-cell office:value-type="float" office:value="253468" calcext:value-type="float">
            <text:p>253468</text:p>
          </table:table-cell>
          <table:table-cell office:value-type="float" office:value="90138" calcext:value-type="float">
            <text:p>90138</text:p>
          </table:table-cell>
          <table:table-cell office:value-type="float" office:value="62090" calcext:value-type="float">
            <text:p>62090</text:p>
          </table:table-cell>
          <table:table-cell office:value-type="float" office:value="73082" calcext:value-type="float">
            <text:p>73082</text:p>
          </table:table-cell>
          <table:table-cell office:value-type="float" office:value="36597" calcext:value-type="float">
            <text:p>36597</text:p>
          </table:table-cell>
          <table:table-cell office:value-type="float" office:value="36485" calcext:value-type="float">
            <text:p>36485</text:p>
          </table:table-cell>
          <table:table-cell office:value-type="float" office:value="233330" calcext:value-type="float">
            <text:p>233330</text:p>
          </table:table-cell>
          <table:table-cell office:value-type="float" office:value="59310" calcext:value-type="float">
            <text:p>59310</text:p>
          </table:table-cell>
          <table:table-cell office:value-type="float" office:value="174020" calcext:value-type="float">
            <text:p>174020</text:p>
          </table:table-cell>
          <table:table-cell office:value-type="float" office:value="218850" calcext:value-type="float">
            <text:p>218850</text:p>
          </table:table-cell>
          <table:table-cell office:value-type="float" office:value="1444176" calcext:value-type="float">
            <text:p>1444176</text:p>
          </table:table-cell>
          <table:table-cell office:value-type="float" office:value="374790" calcext:value-type="float">
            <text:p>374790</text:p>
          </table:table-cell>
          <table:table-cell office:value-type="float" office:value="314522" calcext:value-type="float">
            <text:p>314522</text:p>
          </table:table-cell>
          <table:table-cell office:value-type="float" office:value="182635" calcext:value-type="float">
            <text:p>182635</text:p>
          </table:table-cell>
          <table:table-cell office:value-type="float" office:value="131887" calcext:value-type="float">
            <text:p>131887</text:p>
          </table:table-cell>
          <table:table-cell office:value-type="float" office:value="60268" calcext:value-type="float">
            <text:p>60268</text:p>
          </table:table-cell>
          <table:table-cell office:value-type="float" office:value="1069386" calcext:value-type="float">
            <text:p>1069386</text:p>
          </table:table-cell>
          <table:table-cell office:value-type="float" office:value="989842" calcext:value-type="float">
            <text:p>989842</text:p>
          </table:table-cell>
          <table:table-cell office:value-type="float" office:value="531894" calcext:value-type="float">
            <text:p>531894</text:p>
          </table:table-cell>
          <table:table-cell office:value-type="float" office:value="457948" calcext:value-type="float">
            <text:p>457948</text:p>
          </table:table-cell>
          <table:table-cell office:value-type="float" office:value="79544" calcext:value-type="float">
            <text:p>79544</text:p>
          </table:table-cell>
          <table:table-cell office:value-type="float" office:value="-11361" calcext:value-type="float">
            <text:p>-11361</text:p>
          </table:table-cell>
          <table:table-cell office:value-type="float" office:value="5069" calcext:value-type="float">
            <text:p>5069</text:p>
          </table:table-cell>
          <table:table-cell office:value-type="float" office:value="16429" calcext:value-type="float">
            <text:p>16429</text:p>
          </table:table-cell>
        </table:table-row>
        <table:table-row table:style-name="ro1">
          <table:table-cell office:value-type="string" calcext:value-type="string">
            <text:p>2007</text:p>
          </table:table-cell>
          <table:table-cell office:value-type="float" office:value="7878862" calcext:value-type="float">
            <text:p>7878862</text:p>
          </table:table-cell>
          <table:table-cell office:value-type="float" office:value="7889369" calcext:value-type="float">
            <text:p>7889369</text:p>
          </table:table-cell>
          <table:table-cell office:value-type="float" office:value="6369769" calcext:value-type="float">
            <text:p>6369769</text:p>
          </table:table-cell>
          <table:table-cell office:value-type="float" office:value="41802" calcext:value-type="float">
            <text:p>41802</text:p>
          </table:table-cell>
          <table:table-cell office:value-type="float" office:value="25338" calcext:value-type="float">
            <text:p>25338</text:p>
          </table:table-cell>
          <table:table-cell office:value-type="float" office:value="16465" calcext:value-type="float">
            <text:p>16465</text:p>
          </table:table-cell>
          <table:table-cell office:value-type="float" office:value="62709" calcext:value-type="float">
            <text:p>62709</text:p>
          </table:table-cell>
          <table:table-cell office:value-type="float" office:value="22581" calcext:value-type="float">
            <text:p>22581</text:p>
          </table:table-cell>
          <table:table-cell office:value-type="float" office:value="16262" calcext:value-type="float">
            <text:p>16262</text:p>
          </table:table-cell>
          <table:table-cell office:value-type="float" office:value="23866" calcext:value-type="float">
            <text:p>23866</text:p>
          </table:table-cell>
          <table:table-cell office:value-type="float" office:value="63083" calcext:value-type="float">
            <text:p>63083</text:p>
          </table:table-cell>
          <table:table-cell office:value-type="float" office:value="439998" calcext:value-type="float">
            <text:p>439998</text:p>
          </table:table-cell>
          <table:table-cell office:value-type="float" office:value="943645" calcext:value-type="float">
            <text:p>943645</text:p>
          </table:table-cell>
          <table:table-cell office:value-type="float" office:value="627420" calcext:value-type="float">
            <text:p>627420</text:p>
          </table:table-cell>
          <table:table-cell office:value-type="float" office:value="23603" calcext:value-type="float">
            <text:p>23603</text:p>
          </table:table-cell>
          <table:table-cell office:value-type="float" office:value="29684" calcext:value-type="float">
            <text:p>29684</text:p>
          </table:table-cell>
          <table:table-cell office:value-type="float" office:value="32497" calcext:value-type="float">
            <text:p>32497</text:p>
          </table:table-cell>
          <table:table-cell office:value-type="float" office:value="88907" calcext:value-type="float">
            <text:p>88907</text:p>
          </table:table-cell>
          <table:table-cell office:value-type="float" office:value="82800" calcext:value-type="float">
            <text:p>82800</text:p>
          </table:table-cell>
          <table:table-cell office:value-type="float" office:value="131825" calcext:value-type="float">
            <text:p>131825</text:p>
          </table:table-cell>
          <table:table-cell office:value-type="float" office:value="31037" calcext:value-type="float">
            <text:p>31037</text:p>
          </table:table-cell>
          <table:table-cell office:value-type="float" office:value="72483" calcext:value-type="float">
            <text:p>72483</text:p>
          </table:table-cell>
          <table:table-cell office:value-type="float" office:value="65784" calcext:value-type="float">
            <text:p>65784</text:p>
          </table:table-cell>
          <table:table-cell office:value-type="float" office:value="23780" calcext:value-type="float">
            <text:p>23780</text:p>
          </table:table-cell>
          <table:table-cell office:value-type="float" office:value="45019" calcext:value-type="float">
            <text:p>45019</text:p>
          </table:table-cell>
          <table:table-cell office:value-type="float" office:value="316225" calcext:value-type="float">
            <text:p>316225</text:p>
          </table:table-cell>
          <table:table-cell office:value-type="float" office:value="84278" calcext:value-type="float">
            <text:p>84278</text:p>
          </table:table-cell>
          <table:table-cell office:value-type="float" office:value="14433" calcext:value-type="float">
            <text:p>14433</text:p>
          </table:table-cell>
          <table:table-cell office:value-type="float" office:value="10652" calcext:value-type="float">
            <text:p>10652</text:p>
          </table:table-cell>
          <table:table-cell office:value-type="float" office:value="31376" calcext:value-type="float">
            <text:p>31376</text:p>
          </table:table-cell>
          <table:table-cell office:value-type="float" office:value="33339" calcext:value-type="float">
            <text:p>33339</text:p>
          </table:table-cell>
          <table:table-cell office:value-type="float" office:value="15770" calcext:value-type="float">
            <text:p>15770</text:p>
          </table:table-cell>
          <table:table-cell office:value-type="float" office:value="85766" calcext:value-type="float">
            <text:p>85766</text:p>
          </table:table-cell>
          <table:table-cell office:value-type="float" office:value="40611" calcext:value-type="float">
            <text:p>40611</text:p>
          </table:table-cell>
          <table:table-cell office:value-type="float" office:value="429255" calcext:value-type="float">
            <text:p>429255</text:p>
          </table:table-cell>
          <table:table-cell office:value-type="float" office:value="259753" calcext:value-type="float">
            <text:p>259753</text:p>
          </table:table-cell>
          <table:table-cell office:value-type="float" office:value="169502" calcext:value-type="float">
            <text:p>169502</text:p>
          </table:table-cell>
          <table:table-cell office:value-type="float" office:value="506389" calcext:value-type="float">
            <text:p>506389</text:p>
          </table:table-cell>
          <table:table-cell office:value-type="float" office:value="96269" calcext:value-type="float">
            <text:p>96269</text:p>
          </table:table-cell>
          <table:table-cell office:value-type="float" office:value="77432" calcext:value-type="float">
            <text:p>77432</text:p>
          </table:table-cell>
          <table:table-cell office:value-type="float" office:value="77976" calcext:value-type="float">
            <text:p>77976</text:p>
          </table:table-cell>
          <table:table-cell office:value-type="float" office:value="254712" calcext:value-type="float">
            <text:p>254712</text:p>
          </table:table-cell>
          <table:table-cell office:value-type="float" office:value="255917" calcext:value-type="float">
            <text:p>255917</text:p>
          </table:table-cell>
          <table:table-cell office:value-type="float" office:value="39908" calcext:value-type="float">
            <text:p>39908</text:p>
          </table:table-cell>
          <table:table-cell office:value-type="float" office:value="19287" calcext:value-type="float">
            <text:p>19287</text:p>
          </table:table-cell>
          <table:table-cell office:value-type="float" office:value="5752" calcext:value-type="float">
            <text:p>5752</text:p>
          </table:table-cell>
          <table:table-cell office:value-type="float" office:value="76841" calcext:value-type="float">
            <text:p>76841</text:p>
          </table:table-cell>
          <table:table-cell office:value-type="float" office:value="14288" calcext:value-type="float">
            <text:p>14288</text:p>
          </table:table-cell>
          <table:table-cell office:value-type="float" office:value="4733" calcext:value-type="float">
            <text:p>4733</text:p>
          </table:table-cell>
          <table:table-cell office:value-type="float" office:value="63845" calcext:value-type="float">
            <text:p>63845</text:p>
          </table:table-cell>
          <table:table-cell office:value-type="float" office:value="31263" calcext:value-type="float">
            <text:p>31263</text:p>
          </table:table-cell>
          <table:table-cell office:value-type="float" office:value="260485" calcext:value-type="float">
            <text:p>260485</text:p>
          </table:table-cell>
          <table:table-cell office:value-type="float" office:value="86025" calcext:value-type="float">
            <text:p>86025</text:p>
          </table:table-cell>
          <table:table-cell office:value-type="float" office:value="26357" calcext:value-type="float">
            <text:p>26357</text:p>
          </table:table-cell>
          <table:table-cell office:value-type="float" office:value="117101" calcext:value-type="float">
            <text:p>117101</text:p>
          </table:table-cell>
          <table:table-cell office:value-type="float" office:value="31003" calcext:value-type="float">
            <text:p>31003</text:p>
          </table:table-cell>
          <table:table-cell office:value-type="float" office:value="617429" calcext:value-type="float">
            <text:p>617429</text:p>
          </table:table-cell>
          <table:table-cell office:value-type="float" office:value="210036" calcext:value-type="float">
            <text:p>210036</text:p>
          </table:table-cell>
          <table:table-cell office:value-type="float" office:value="216525" calcext:value-type="float">
            <text:p>216525</text:p>
          </table:table-cell>
          <table:table-cell office:value-type="float" office:value="190201" calcext:value-type="float">
            <text:p>190201</text:p>
          </table:table-cell>
          <table:table-cell office:value-type="float" office:value="667" calcext:value-type="float">
            <text:p>667</text:p>
          </table:table-cell>
          <table:table-cell office:value-type="float" office:value="112182" calcext:value-type="float">
            <text:p>112182</text:p>
          </table:table-cell>
          <table:table-cell office:value-type="float" office:value="81668" calcext:value-type="float">
            <text:p>81668</text:p>
          </table:table-cell>
          <table:table-cell office:value-type="float" office:value="30515" calcext:value-type="float">
            <text:p>30515</text:p>
          </table:table-cell>
          <table:table-cell office:value-type="float" office:value="655006" calcext:value-type="float">
            <text:p>655006</text:p>
          </table:table-cell>
          <table:table-cell office:value-type="float" office:value="110025" calcext:value-type="float">
            <text:p>110025</text:p>
          </table:table-cell>
          <table:table-cell office:value-type="float" office:value="140560" calcext:value-type="float">
            <text:p>140560</text:p>
          </table:table-cell>
          <table:table-cell office:value-type="float" office:value="404421" calcext:value-type="float">
            <text:p>404421</text:p>
          </table:table-cell>
          <table:table-cell office:value-type="float" office:value="219915" calcext:value-type="float">
            <text:p>219915</text:p>
          </table:table-cell>
          <table:table-cell office:value-type="float" office:value="310118" calcext:value-type="float">
            <text:p>310118</text:p>
          </table:table-cell>
          <table:table-cell office:value-type="float" office:value="289490" calcext:value-type="float">
            <text:p>289490</text:p>
          </table:table-cell>
          <table:table-cell office:value-type="float" office:value="20628" calcext:value-type="float">
            <text:p>20628</text:p>
          </table:table-cell>
          <table:table-cell office:value-type="float" office:value="120870" calcext:value-type="float">
            <text:p>120870</text:p>
          </table:table-cell>
          <table:table-cell office:value-type="float" office:value="775071" calcext:value-type="float">
            <text:p>775071</text:p>
          </table:table-cell>
          <table:table-cell office:value-type="float" office:value="346413" calcext:value-type="float">
            <text:p>346413</text:p>
          </table:table-cell>
          <table:table-cell office:value-type="float" office:value="267770" calcext:value-type="float">
            <text:p>267770</text:p>
          </table:table-cell>
          <table:table-cell office:value-type="float" office:value="94809" calcext:value-type="float">
            <text:p>94809</text:p>
          </table:table-cell>
          <table:table-cell office:value-type="float" office:value="66079" calcext:value-type="float">
            <text:p>66079</text:p>
          </table:table-cell>
          <table:table-cell office:value-type="float" office:value="77010" calcext:value-type="float">
            <text:p>77010</text:p>
          </table:table-cell>
          <table:table-cell office:value-type="float" office:value="38824" calcext:value-type="float">
            <text:p>38824</text:p>
          </table:table-cell>
          <table:table-cell office:value-type="float" office:value="38186" calcext:value-type="float">
            <text:p>38186</text:p>
          </table:table-cell>
          <table:table-cell office:value-type="float" office:value="247803" calcext:value-type="float">
            <text:p>247803</text:p>
          </table:table-cell>
          <table:table-cell office:value-type="float" office:value="63212" calcext:value-type="float">
            <text:p>63212</text:p>
          </table:table-cell>
          <table:table-cell office:value-type="float" office:value="184592" calcext:value-type="float">
            <text:p>184592</text:p>
          </table:table-cell>
          <table:table-cell office:value-type="float" office:value="231079" calcext:value-type="float">
            <text:p>231079</text:p>
          </table:table-cell>
          <table:table-cell office:value-type="float" office:value="1519600" calcext:value-type="float">
            <text:p>1519600</text:p>
          </table:table-cell>
          <table:table-cell office:value-type="float" office:value="389995" calcext:value-type="float">
            <text:p>389995</text:p>
          </table:table-cell>
          <table:table-cell office:value-type="float" office:value="329066" calcext:value-type="float">
            <text:p>329066</text:p>
          </table:table-cell>
          <table:table-cell office:value-type="float" office:value="191619" calcext:value-type="float">
            <text:p>191619</text:p>
          </table:table-cell>
          <table:table-cell office:value-type="float" office:value="137448" calcext:value-type="float">
            <text:p>137448</text:p>
          </table:table-cell>
          <table:table-cell office:value-type="float" office:value="60928" calcext:value-type="float">
            <text:p>60928</text:p>
          </table:table-cell>
          <table:table-cell office:value-type="float" office:value="1129605" calcext:value-type="float">
            <text:p>1129605</text:p>
          </table:table-cell>
          <table:table-cell office:value-type="float" office:value="1045751" calcext:value-type="float">
            <text:p>1045751</text:p>
          </table:table-cell>
          <table:table-cell office:value-type="float" office:value="560760" calcext:value-type="float">
            <text:p>560760</text:p>
          </table:table-cell>
          <table:table-cell office:value-type="float" office:value="484991" calcext:value-type="float">
            <text:p>484991</text:p>
          </table:table-cell>
          <table:table-cell office:value-type="float" office:value="83853" calcext:value-type="float">
            <text:p>83853</text:p>
          </table:table-cell>
          <table:table-cell office:value-type="float" office:value="-10506" calcext:value-type="float">
            <text:p>-10506</text:p>
          </table:table-cell>
          <table:table-cell office:value-type="float" office:value="5219" calcext:value-type="float">
            <text:p>5219</text:p>
          </table:table-cell>
          <table:table-cell office:value-type="float" office:value="15725" calcext:value-type="float">
            <text:p>15725</text:p>
          </table:table-cell>
        </table:table-row>
        <table:table-row table:style-name="ro1">
          <table:table-cell office:value-type="string" calcext:value-type="string">
            <text:p>2008</text:p>
          </table:table-cell>
          <table:table-cell office:value-type="float" office:value="8056978" calcext:value-type="float">
            <text:p>8056978</text:p>
          </table:table-cell>
          <table:table-cell office:value-type="float" office:value="8068679" calcext:value-type="float">
            <text:p>8068679</text:p>
          </table:table-cell>
          <table:table-cell office:value-type="float" office:value="6475493" calcext:value-type="float">
            <text:p>6475493</text:p>
          </table:table-cell>
          <table:table-cell office:value-type="float" office:value="42138" calcext:value-type="float">
            <text:p>42138</text:p>
          </table:table-cell>
          <table:table-cell office:value-type="float" office:value="25680" calcext:value-type="float">
            <text:p>25680</text:p>
          </table:table-cell>
          <table:table-cell office:value-type="float" office:value="16458" calcext:value-type="float">
            <text:p>16458</text:p>
          </table:table-cell>
          <table:table-cell office:value-type="float" office:value="72820" calcext:value-type="float">
            <text:p>72820</text:p>
          </table:table-cell>
          <table:table-cell office:value-type="float" office:value="27291" calcext:value-type="float">
            <text:p>27291</text:p>
          </table:table-cell>
          <table:table-cell office:value-type="float" office:value="17525" calcext:value-type="float">
            <text:p>17525</text:p>
          </table:table-cell>
          <table:table-cell office:value-type="float" office:value="28004" calcext:value-type="float">
            <text:p>28004</text:p>
          </table:table-cell>
          <table:table-cell office:value-type="float" office:value="66284" calcext:value-type="float">
            <text:p>66284</text:p>
          </table:table-cell>
          <table:table-cell office:value-type="float" office:value="433948" calcext:value-type="float">
            <text:p>433948</text:p>
          </table:table-cell>
          <table:table-cell office:value-type="float" office:value="931892" calcext:value-type="float">
            <text:p>931892</text:p>
          </table:table-cell>
          <table:table-cell office:value-type="float" office:value="615472" calcext:value-type="float">
            <text:p>615472</text:p>
          </table:table-cell>
          <table:table-cell office:value-type="float" office:value="21240" calcext:value-type="float">
            <text:p>21240</text:p>
          </table:table-cell>
          <table:table-cell office:value-type="float" office:value="27779" calcext:value-type="float">
            <text:p>27779</text:p>
          </table:table-cell>
          <table:table-cell office:value-type="float" office:value="33007" calcext:value-type="float">
            <text:p>33007</text:p>
          </table:table-cell>
          <table:table-cell office:value-type="float" office:value="90495" calcext:value-type="float">
            <text:p>90495</text:p>
          </table:table-cell>
          <table:table-cell office:value-type="float" office:value="84206" calcext:value-type="float">
            <text:p>84206</text:p>
          </table:table-cell>
          <table:table-cell office:value-type="float" office:value="128167" calcext:value-type="float">
            <text:p>128167</text:p>
          </table:table-cell>
          <table:table-cell office:value-type="float" office:value="30871" calcext:value-type="float">
            <text:p>30871</text:p>
          </table:table-cell>
          <table:table-cell office:value-type="float" office:value="63683" calcext:value-type="float">
            <text:p>63683</text:p>
          </table:table-cell>
          <table:table-cell office:value-type="float" office:value="68301" calcext:value-type="float">
            <text:p>68301</text:p>
          </table:table-cell>
          <table:table-cell office:value-type="float" office:value="22174" calcext:value-type="float">
            <text:p>22174</text:p>
          </table:table-cell>
          <table:table-cell office:value-type="float" office:value="45548" calcext:value-type="float">
            <text:p>45548</text:p>
          </table:table-cell>
          <table:table-cell office:value-type="float" office:value="316420" calcext:value-type="float">
            <text:p>316420</text:p>
          </table:table-cell>
          <table:table-cell office:value-type="float" office:value="86051" calcext:value-type="float">
            <text:p>86051</text:p>
          </table:table-cell>
          <table:table-cell office:value-type="float" office:value="13480" calcext:value-type="float">
            <text:p>13480</text:p>
          </table:table-cell>
          <table:table-cell office:value-type="float" office:value="10451" calcext:value-type="float">
            <text:p>10451</text:p>
          </table:table-cell>
          <table:table-cell office:value-type="float" office:value="31216" calcext:value-type="float">
            <text:p>31216</text:p>
          </table:table-cell>
          <table:table-cell office:value-type="float" office:value="32253" calcext:value-type="float">
            <text:p>32253</text:p>
          </table:table-cell>
          <table:table-cell office:value-type="float" office:value="16349" calcext:value-type="float">
            <text:p>16349</text:p>
          </table:table-cell>
          <table:table-cell office:value-type="float" office:value="86640" calcext:value-type="float">
            <text:p>86640</text:p>
          </table:table-cell>
          <table:table-cell office:value-type="float" office:value="39979" calcext:value-type="float">
            <text:p>39979</text:p>
          </table:table-cell>
          <table:table-cell office:value-type="float" office:value="435657" calcext:value-type="float">
            <text:p>435657</text:p>
          </table:table-cell>
          <table:table-cell office:value-type="float" office:value="262421" calcext:value-type="float">
            <text:p>262421</text:p>
          </table:table-cell>
          <table:table-cell office:value-type="float" office:value="173236" calcext:value-type="float">
            <text:p>173236</text:p>
          </table:table-cell>
          <table:table-cell office:value-type="float" office:value="500927" calcext:value-type="float">
            <text:p>500927</text:p>
          </table:table-cell>
          <table:table-cell office:value-type="float" office:value="90103" calcext:value-type="float">
            <text:p>90103</text:p>
          </table:table-cell>
          <table:table-cell office:value-type="float" office:value="80625" calcext:value-type="float">
            <text:p>80625</text:p>
          </table:table-cell>
          <table:table-cell office:value-type="float" office:value="79875" calcext:value-type="float">
            <text:p>79875</text:p>
          </table:table-cell>
          <table:table-cell office:value-type="float" office:value="250324" calcext:value-type="float">
            <text:p>250324</text:p>
          </table:table-cell>
          <table:table-cell office:value-type="float" office:value="255641" calcext:value-type="float">
            <text:p>255641</text:p>
          </table:table-cell>
          <table:table-cell office:value-type="float" office:value="38372" calcext:value-type="float">
            <text:p>38372</text:p>
          </table:table-cell>
          <table:table-cell office:value-type="float" office:value="20420" calcext:value-type="float">
            <text:p>20420</text:p>
          </table:table-cell>
          <table:table-cell office:value-type="float" office:value="6080" calcext:value-type="float">
            <text:p>6080</text:p>
          </table:table-cell>
          <table:table-cell office:value-type="float" office:value="74996" calcext:value-type="float">
            <text:p>74996</text:p>
          </table:table-cell>
          <table:table-cell office:value-type="float" office:value="14851" calcext:value-type="float">
            <text:p>14851</text:p>
          </table:table-cell>
          <table:table-cell office:value-type="float" office:value="4776" calcext:value-type="float">
            <text:p>4776</text:p>
          </table:table-cell>
          <table:table-cell office:value-type="float" office:value="64153" calcext:value-type="float">
            <text:p>64153</text:p>
          </table:table-cell>
          <table:table-cell office:value-type="float" office:value="31993" calcext:value-type="float">
            <text:p>31993</text:p>
          </table:table-cell>
          <table:table-cell office:value-type="float" office:value="257826" calcext:value-type="float">
            <text:p>257826</text:p>
          </table:table-cell>
          <table:table-cell office:value-type="float" office:value="86154" calcext:value-type="float">
            <text:p>86154</text:p>
          </table:table-cell>
          <table:table-cell office:value-type="float" office:value="27193" calcext:value-type="float">
            <text:p>27193</text:p>
          </table:table-cell>
          <table:table-cell office:value-type="float" office:value="113957" calcext:value-type="float">
            <text:p>113957</text:p>
          </table:table-cell>
          <table:table-cell office:value-type="float" office:value="30521" calcext:value-type="float">
            <text:p>30521</text:p>
          </table:table-cell>
          <table:table-cell office:value-type="float" office:value="612139" calcext:value-type="float">
            <text:p>612139</text:p>
          </table:table-cell>
          <table:table-cell office:value-type="float" office:value="199951" calcext:value-type="float">
            <text:p>199951</text:p>
          </table:table-cell>
          <table:table-cell office:value-type="float" office:value="216948" calcext:value-type="float">
            <text:p>216948</text:p>
          </table:table-cell>
          <table:table-cell office:value-type="float" office:value="194576" calcext:value-type="float">
            <text:p>194576</text:p>
          </table:table-cell>
          <table:table-cell office:value-type="float" office:value="664" calcext:value-type="float">
            <text:p>664</text:p>
          </table:table-cell>
          <table:table-cell office:value-type="float" office:value="110333" calcext:value-type="float">
            <text:p>110333</text:p>
          </table:table-cell>
          <table:table-cell office:value-type="float" office:value="80182" calcext:value-type="float">
            <text:p>80182</text:p>
          </table:table-cell>
          <table:table-cell office:value-type="float" office:value="30151" calcext:value-type="float">
            <text:p>30151</text:p>
          </table:table-cell>
          <table:table-cell office:value-type="float" office:value="693503" calcext:value-type="float">
            <text:p>693503</text:p>
          </table:table-cell>
          <table:table-cell office:value-type="float" office:value="113302" calcext:value-type="float">
            <text:p>113302</text:p>
          </table:table-cell>
          <table:table-cell office:value-type="float" office:value="149610" calcext:value-type="float">
            <text:p>149610</text:p>
          </table:table-cell>
          <table:table-cell office:value-type="float" office:value="430590" calcext:value-type="float">
            <text:p>430590</text:p>
          </table:table-cell>
          <table:table-cell office:value-type="float" office:value="221119" calcext:value-type="float">
            <text:p>221119</text:p>
          </table:table-cell>
          <table:table-cell office:value-type="float" office:value="314084" calcext:value-type="float">
            <text:p>314084</text:p>
          </table:table-cell>
          <table:table-cell office:value-type="float" office:value="292366" calcext:value-type="float">
            <text:p>292366</text:p>
          </table:table-cell>
          <table:table-cell office:value-type="float" office:value="21719" calcext:value-type="float">
            <text:p>21719</text:p>
          </table:table-cell>
          <table:table-cell office:value-type="float" office:value="129386" calcext:value-type="float">
            <text:p>129386</text:p>
          </table:table-cell>
          <table:table-cell office:value-type="float" office:value="824574" calcext:value-type="float">
            <text:p>824574</text:p>
          </table:table-cell>
          <table:table-cell office:value-type="float" office:value="366906" calcext:value-type="float">
            <text:p>366906</text:p>
          </table:table-cell>
          <table:table-cell office:value-type="float" office:value="286333" calcext:value-type="float">
            <text:p>286333</text:p>
          </table:table-cell>
          <table:table-cell office:value-type="float" office:value="100993" calcext:value-type="float">
            <text:p>100993</text:p>
          </table:table-cell>
          <table:table-cell office:value-type="float" office:value="70341" calcext:value-type="float">
            <text:p>70341</text:p>
          </table:table-cell>
          <table:table-cell office:value-type="float" office:value="80634" calcext:value-type="float">
            <text:p>80634</text:p>
          </table:table-cell>
          <table:table-cell office:value-type="float" office:value="40769" calcext:value-type="float">
            <text:p>40769</text:p>
          </table:table-cell>
          <table:table-cell office:value-type="float" office:value="39865" calcext:value-type="float">
            <text:p>39865</text:p>
          </table:table-cell>
          <table:table-cell office:value-type="float" office:value="252497" calcext:value-type="float">
            <text:p>252497</text:p>
          </table:table-cell>
          <table:table-cell office:value-type="float" office:value="65487" calcext:value-type="float">
            <text:p>65487</text:p>
          </table:table-cell>
          <table:table-cell office:value-type="float" office:value="187010" calcext:value-type="float">
            <text:p>187010</text:p>
          </table:table-cell>
          <table:table-cell office:value-type="float" office:value="240092" calcext:value-type="float">
            <text:p>240092</text:p>
          </table:table-cell>
          <table:table-cell office:value-type="float" office:value="1593186" calcext:value-type="float">
            <text:p>1593186</text:p>
          </table:table-cell>
          <table:table-cell office:value-type="float" office:value="409608" calcext:value-type="float">
            <text:p>409608</text:p>
          </table:table-cell>
          <table:table-cell office:value-type="float" office:value="349555" calcext:value-type="float">
            <text:p>349555</text:p>
          </table:table-cell>
          <table:table-cell office:value-type="float" office:value="202299" calcext:value-type="float">
            <text:p>202299</text:p>
          </table:table-cell>
          <table:table-cell office:value-type="float" office:value="147256" calcext:value-type="float">
            <text:p>147256</text:p>
          </table:table-cell>
          <table:table-cell office:value-type="float" office:value="60054" calcext:value-type="float">
            <text:p>60054</text:p>
          </table:table-cell>
          <table:table-cell office:value-type="float" office:value="1183578" calcext:value-type="float">
            <text:p>1183578</text:p>
          </table:table-cell>
          <table:table-cell office:value-type="float" office:value="1095890" calcext:value-type="float">
            <text:p>1095890</text:p>
          </table:table-cell>
          <table:table-cell office:value-type="float" office:value="586225" calcext:value-type="float">
            <text:p>586225</text:p>
          </table:table-cell>
          <table:table-cell office:value-type="float" office:value="509665" calcext:value-type="float">
            <text:p>509665</text:p>
          </table:table-cell>
          <table:table-cell office:value-type="float" office:value="87688" calcext:value-type="float">
            <text:p>87688</text:p>
          </table:table-cell>
          <table:table-cell office:value-type="float" office:value="-11701" calcext:value-type="float">
            <text:p>-11701</text:p>
          </table:table-cell>
          <table:table-cell office:value-type="float" office:value="5364" calcext:value-type="float">
            <text:p>5364</text:p>
          </table:table-cell>
          <table:table-cell office:value-type="float" office:value="17066" calcext:value-type="float">
            <text:p>17066</text:p>
          </table:table-cell>
        </table:table-row>
        <table:table-row table:style-name="ro1">
          <table:table-cell office:value-type="string" calcext:value-type="string">
            <text:p>2009</text:p>
          </table:table-cell>
          <table:table-cell office:value-type="float" office:value="7758509" calcext:value-type="float">
            <text:p>7758509</text:p>
          </table:table-cell>
          <table:table-cell office:value-type="float" office:value="7767191" calcext:value-type="float">
            <text:p>7767191</text:p>
          </table:table-cell>
          <table:table-cell office:value-type="float" office:value="6126325" calcext:value-type="float">
            <text:p>6126325</text:p>
          </table:table-cell>
          <table:table-cell office:value-type="float" office:value="42318" calcext:value-type="float">
            <text:p>42318</text:p>
          </table:table-cell>
          <table:table-cell office:value-type="float" office:value="25747" calcext:value-type="float">
            <text:p>25747</text:p>
          </table:table-cell>
          <table:table-cell office:value-type="float" office:value="16571" calcext:value-type="float">
            <text:p>16571</text:p>
          </table:table-cell>
          <table:table-cell office:value-type="float" office:value="64696" calcext:value-type="float">
            <text:p>64696</text:p>
          </table:table-cell>
          <table:table-cell office:value-type="float" office:value="25867" calcext:value-type="float">
            <text:p>25867</text:p>
          </table:table-cell>
          <table:table-cell office:value-type="float" office:value="16014" calcext:value-type="float">
            <text:p>16014</text:p>
          </table:table-cell>
          <table:table-cell office:value-type="float" office:value="22814" calcext:value-type="float">
            <text:p>22814</text:p>
          </table:table-cell>
          <table:table-cell office:value-type="float" office:value="66832" calcext:value-type="float">
            <text:p>66832</text:p>
          </table:table-cell>
          <table:table-cell office:value-type="float" office:value="368352" calcext:value-type="float">
            <text:p>368352</text:p>
          </table:table-cell>
          <table:table-cell office:value-type="float" office:value="835178" calcext:value-type="float">
            <text:p>835178</text:p>
          </table:table-cell>
          <table:table-cell office:value-type="float" office:value="539216" calcext:value-type="float">
            <text:p>539216</text:p>
          </table:table-cell>
          <table:table-cell office:value-type="float" office:value="16311" calcext:value-type="float">
            <text:p>16311</text:p>
          </table:table-cell>
          <table:table-cell office:value-type="float" office:value="22709" calcext:value-type="float">
            <text:p>22709</text:p>
          </table:table-cell>
          <table:table-cell office:value-type="float" office:value="25597" calcext:value-type="float">
            <text:p>25597</text:p>
          </table:table-cell>
          <table:table-cell office:value-type="float" office:value="77502" calcext:value-type="float">
            <text:p>77502</text:p>
          </table:table-cell>
          <table:table-cell office:value-type="float" office:value="73943" calcext:value-type="float">
            <text:p>73943</text:p>
          </table:table-cell>
          <table:table-cell office:value-type="float" office:value="118619" calcext:value-type="float">
            <text:p>118619</text:p>
          </table:table-cell>
          <table:table-cell office:value-type="float" office:value="28567" calcext:value-type="float">
            <text:p>28567</text:p>
          </table:table-cell>
          <table:table-cell office:value-type="float" office:value="47971" calcext:value-type="float">
            <text:p>47971</text:p>
          </table:table-cell>
          <table:table-cell office:value-type="float" office:value="66796" calcext:value-type="float">
            <text:p>66796</text:p>
          </table:table-cell>
          <table:table-cell office:value-type="float" office:value="17713" calcext:value-type="float">
            <text:p>17713</text:p>
          </table:table-cell>
          <table:table-cell office:value-type="float" office:value="43488" calcext:value-type="float">
            <text:p>43488</text:p>
          </table:table-cell>
          <table:table-cell office:value-type="float" office:value="295962" calcext:value-type="float">
            <text:p>295962</text:p>
          </table:table-cell>
          <table:table-cell office:value-type="float" office:value="85503" calcext:value-type="float">
            <text:p>85503</text:p>
          </table:table-cell>
          <table:table-cell office:value-type="float" office:value="10873" calcext:value-type="float">
            <text:p>10873</text:p>
          </table:table-cell>
          <table:table-cell office:value-type="float" office:value="8585" calcext:value-type="float">
            <text:p>8585</text:p>
          </table:table-cell>
          <table:table-cell office:value-type="float" office:value="28472" calcext:value-type="float">
            <text:p>28472</text:p>
          </table:table-cell>
          <table:table-cell office:value-type="float" office:value="27249" calcext:value-type="float">
            <text:p>27249</text:p>
          </table:table-cell>
          <table:table-cell office:value-type="float" office:value="16465" calcext:value-type="float">
            <text:p>16465</text:p>
          </table:table-cell>
          <table:table-cell office:value-type="float" office:value="84325" calcext:value-type="float">
            <text:p>84325</text:p>
          </table:table-cell>
          <table:table-cell office:value-type="float" office:value="34491" calcext:value-type="float">
            <text:p>34491</text:p>
          </table:table-cell>
          <table:table-cell office:value-type="float" office:value="405132" calcext:value-type="float">
            <text:p>405132</text:p>
          </table:table-cell>
          <table:table-cell office:value-type="float" office:value="237764" calcext:value-type="float">
            <text:p>237764</text:p>
          </table:table-cell>
          <table:table-cell office:value-type="float" office:value="167368" calcext:value-type="float">
            <text:p>167368</text:p>
          </table:table-cell>
          <table:table-cell office:value-type="float" office:value="474257" calcext:value-type="float">
            <text:p>474257</text:p>
          </table:table-cell>
          <table:table-cell office:value-type="float" office:value="77994" calcext:value-type="float">
            <text:p>77994</text:p>
          </table:table-cell>
          <table:table-cell office:value-type="float" office:value="79294" calcext:value-type="float">
            <text:p>79294</text:p>
          </table:table-cell>
          <table:table-cell office:value-type="float" office:value="82266" calcext:value-type="float">
            <text:p>82266</text:p>
          </table:table-cell>
          <table:table-cell office:value-type="float" office:value="234703" calcext:value-type="float">
            <text:p>234703</text:p>
          </table:table-cell>
          <table:table-cell office:value-type="float" office:value="241101" calcext:value-type="float">
            <text:p>241101</text:p>
          </table:table-cell>
          <table:table-cell office:value-type="float" office:value="35249" calcext:value-type="float">
            <text:p>35249</text:p>
          </table:table-cell>
          <table:table-cell office:value-type="float" office:value="18831" calcext:value-type="float">
            <text:p>18831</text:p>
          </table:table-cell>
          <table:table-cell office:value-type="float" office:value="5890" calcext:value-type="float">
            <text:p>5890</text:p>
          </table:table-cell>
          <table:table-cell office:value-type="float" office:value="67877" calcext:value-type="float">
            <text:p>67877</text:p>
          </table:table-cell>
          <table:table-cell office:value-type="float" office:value="14972" calcext:value-type="float">
            <text:p>14972</text:p>
          </table:table-cell>
          <table:table-cell office:value-type="float" office:value="4910" calcext:value-type="float">
            <text:p>4910</text:p>
          </table:table-cell>
          <table:table-cell office:value-type="float" office:value="61006" calcext:value-type="float">
            <text:p>61006</text:p>
          </table:table-cell>
          <table:table-cell office:value-type="float" office:value="32367" calcext:value-type="float">
            <text:p>32367</text:p>
          </table:table-cell>
          <table:table-cell office:value-type="float" office:value="251503" calcext:value-type="float">
            <text:p>251503</text:p>
          </table:table-cell>
          <table:table-cell office:value-type="float" office:value="82567" calcext:value-type="float">
            <text:p>82567</text:p>
          </table:table-cell>
          <table:table-cell office:value-type="float" office:value="26823" calcext:value-type="float">
            <text:p>26823</text:p>
          </table:table-cell>
          <table:table-cell office:value-type="float" office:value="112123" calcext:value-type="float">
            <text:p>112123</text:p>
          </table:table-cell>
          <table:table-cell office:value-type="float" office:value="29989" calcext:value-type="float">
            <text:p>29989</text:p>
          </table:table-cell>
          <table:table-cell office:value-type="float" office:value="547984" calcext:value-type="float">
            <text:p>547984</text:p>
          </table:table-cell>
          <table:table-cell office:value-type="float" office:value="184990" calcext:value-type="float">
            <text:p>184990</text:p>
          </table:table-cell>
          <table:table-cell office:value-type="float" office:value="174601" calcext:value-type="float">
            <text:p>174601</text:p>
          </table:table-cell>
          <table:table-cell office:value-type="float" office:value="187761" calcext:value-type="float">
            <text:p>187761</text:p>
          </table:table-cell>
          <table:table-cell office:value-type="float" office:value="632" calcext:value-type="float">
            <text:p>632</text:p>
          </table:table-cell>
          <table:table-cell office:value-type="float" office:value="103651" calcext:value-type="float">
            <text:p>103651</text:p>
          </table:table-cell>
          <table:table-cell office:value-type="float" office:value="75773" calcext:value-type="float">
            <text:p>75773</text:p>
          </table:table-cell>
          <table:table-cell office:value-type="float" office:value="27878" calcext:value-type="float">
            <text:p>27878</text:p>
          </table:table-cell>
          <table:table-cell office:value-type="float" office:value="669449" calcext:value-type="float">
            <text:p>669449</text:p>
          </table:table-cell>
          <table:table-cell office:value-type="float" office:value="109776" calcext:value-type="float">
            <text:p>109776</text:p>
          </table:table-cell>
          <table:table-cell office:value-type="float" office:value="147439" calcext:value-type="float">
            <text:p>147439</text:p>
          </table:table-cell>
          <table:table-cell office:value-type="float" office:value="412233" calcext:value-type="float">
            <text:p>412233</text:p>
          </table:table-cell>
          <table:table-cell office:value-type="float" office:value="207948" calcext:value-type="float">
            <text:p>207948</text:p>
          </table:table-cell>
          <table:table-cell office:value-type="float" office:value="289154" calcext:value-type="float">
            <text:p>289154</text:p>
          </table:table-cell>
          <table:table-cell office:value-type="float" office:value="267836" calcext:value-type="float">
            <text:p>267836</text:p>
          </table:table-cell>
          <table:table-cell office:value-type="float" office:value="21318" calcext:value-type="float">
            <text:p>21318</text:p>
          </table:table-cell>
          <table:table-cell office:value-type="float" office:value="139900" calcext:value-type="float">
            <text:p>139900</text:p>
          </table:table-cell>
          <table:table-cell office:value-type="float" office:value="862407" calcext:value-type="float">
            <text:p>862407</text:p>
          </table:table-cell>
          <table:table-cell office:value-type="float" office:value="381524" calcext:value-type="float">
            <text:p>381524</text:p>
          </table:table-cell>
          <table:table-cell office:value-type="float" office:value="302491" calcext:value-type="float">
            <text:p>302491</text:p>
          </table:table-cell>
          <table:table-cell office:value-type="float" office:value="104993" calcext:value-type="float">
            <text:p>104993</text:p>
          </table:table-cell>
          <table:table-cell office:value-type="float" office:value="73400" calcext:value-type="float">
            <text:p>73400</text:p>
          </table:table-cell>
          <table:table-cell office:value-type="float" office:value="78584" calcext:value-type="float">
            <text:p>78584</text:p>
          </table:table-cell>
          <table:table-cell office:value-type="float" office:value="40216" calcext:value-type="float">
            <text:p>40216</text:p>
          </table:table-cell>
          <table:table-cell office:value-type="float" office:value="38368" calcext:value-type="float">
            <text:p>38368</text:p>
          </table:table-cell>
          <table:table-cell office:value-type="float" office:value="242758" calcext:value-type="float">
            <text:p>242758</text:p>
          </table:table-cell>
          <table:table-cell office:value-type="float" office:value="59793" calcext:value-type="float">
            <text:p>59793</text:p>
          </table:table-cell>
          <table:table-cell office:value-type="float" office:value="182965" calcext:value-type="float">
            <text:p>182965</text:p>
          </table:table-cell>
          <table:table-cell office:value-type="float" office:value="235120" calcext:value-type="float">
            <text:p>235120</text:p>
          </table:table-cell>
          <table:table-cell office:value-type="float" office:value="1640866" calcext:value-type="float">
            <text:p>1640866</text:p>
          </table:table-cell>
          <table:table-cell office:value-type="float" office:value="433586" calcext:value-type="float">
            <text:p>433586</text:p>
          </table:table-cell>
          <table:table-cell office:value-type="float" office:value="375833" calcext:value-type="float">
            <text:p>375833</text:p>
          </table:table-cell>
          <table:table-cell office:value-type="float" office:value="218678" calcext:value-type="float">
            <text:p>218678</text:p>
          </table:table-cell>
          <table:table-cell office:value-type="float" office:value="157155" calcext:value-type="float">
            <text:p>157155</text:p>
          </table:table-cell>
          <table:table-cell office:value-type="float" office:value="57753" calcext:value-type="float">
            <text:p>57753</text:p>
          </table:table-cell>
          <table:table-cell office:value-type="float" office:value="1207280" calcext:value-type="float">
            <text:p>1207280</text:p>
          </table:table-cell>
          <table:table-cell office:value-type="float" office:value="1117909" calcext:value-type="float">
            <text:p>1117909</text:p>
          </table:table-cell>
          <table:table-cell office:value-type="float" office:value="598664" calcext:value-type="float">
            <text:p>598664</text:p>
          </table:table-cell>
          <table:table-cell office:value-type="float" office:value="519244" calcext:value-type="float">
            <text:p>519244</text:p>
          </table:table-cell>
          <table:table-cell office:value-type="float" office:value="89371" calcext:value-type="float">
            <text:p>89371</text:p>
          </table:table-cell>
          <table:table-cell office:value-type="float" office:value="-8682" calcext:value-type="float">
            <text:p>-8682</text:p>
          </table:table-cell>
          <table:table-cell office:value-type="float" office:value="5740" calcext:value-type="float">
            <text:p>5740</text:p>
          </table:table-cell>
          <table:table-cell office:value-type="float" office:value="14422" calcext:value-type="float">
            <text:p>14422</text:p>
          </table:table-cell>
        </table:table-row>
        <table:table-row table:style-name="ro1">
          <table:table-cell office:value-type="string" calcext:value-type="string">
            <text:p>2010</text:p>
          </table:table-cell>
          <table:table-cell office:value-type="float" office:value="7924936" calcext:value-type="float">
            <text:p>7924936</text:p>
          </table:table-cell>
          <table:table-cell office:value-type="float" office:value="7932969" calcext:value-type="float">
            <text:p>7932969</text:p>
          </table:table-cell>
          <table:table-cell office:value-type="float" office:value="6241287" calcext:value-type="float">
            <text:p>6241287</text:p>
          </table:table-cell>
          <table:table-cell office:value-type="float" office:value="41360" calcext:value-type="float">
            <text:p>41360</text:p>
          </table:table-cell>
          <table:table-cell office:value-type="float" office:value="24281" calcext:value-type="float">
            <text:p>24281</text:p>
          </table:table-cell>
          <table:table-cell office:value-type="float" office:value="17079" calcext:value-type="float">
            <text:p>17079</text:p>
          </table:table-cell>
          <table:table-cell office:value-type="float" office:value="69168" calcext:value-type="float">
            <text:p>69168</text:p>
          </table:table-cell>
          <table:table-cell office:value-type="float" office:value="27581" calcext:value-type="float">
            <text:p>27581</text:p>
          </table:table-cell>
          <table:table-cell office:value-type="float" office:value="16776" calcext:value-type="float">
            <text:p>16776</text:p>
          </table:table-cell>
          <table:table-cell office:value-type="float" office:value="24811" calcext:value-type="float">
            <text:p>24811</text:p>
          </table:table-cell>
          <table:table-cell office:value-type="float" office:value="67652" calcext:value-type="float">
            <text:p>67652</text:p>
          </table:table-cell>
          <table:table-cell office:value-type="float" office:value="343763" calcext:value-type="float">
            <text:p>343763</text:p>
          </table:table-cell>
          <table:table-cell office:value-type="float" office:value="847169" calcext:value-type="float">
            <text:p>847169</text:p>
          </table:table-cell>
          <table:table-cell office:value-type="float" office:value="546219" calcext:value-type="float">
            <text:p>546219</text:p>
          </table:table-cell>
          <table:table-cell office:value-type="float" office:value="15854" calcext:value-type="float">
            <text:p>15854</text:p>
          </table:table-cell>
          <table:table-cell office:value-type="float" office:value="22324" calcext:value-type="float">
            <text:p>22324</text:p>
          </table:table-cell>
          <table:table-cell office:value-type="float" office:value="26684" calcext:value-type="float">
            <text:p>26684</text:p>
          </table:table-cell>
          <table:table-cell office:value-type="float" office:value="77964" calcext:value-type="float">
            <text:p>77964</text:p>
          </table:table-cell>
          <table:table-cell office:value-type="float" office:value="75165" calcext:value-type="float">
            <text:p>75165</text:p>
          </table:table-cell>
          <table:table-cell office:value-type="float" office:value="123467" calcext:value-type="float">
            <text:p>123467</text:p>
          </table:table-cell>
          <table:table-cell office:value-type="float" office:value="29199" calcext:value-type="float">
            <text:p>29199</text:p>
          </table:table-cell>
          <table:table-cell office:value-type="float" office:value="48568" calcext:value-type="float">
            <text:p>48568</text:p>
          </table:table-cell>
          <table:table-cell office:value-type="float" office:value="66508" calcext:value-type="float">
            <text:p>66508</text:p>
          </table:table-cell>
          <table:table-cell office:value-type="float" office:value="16693" calcext:value-type="float">
            <text:p>16693</text:p>
          </table:table-cell>
          <table:table-cell office:value-type="float" office:value="43795" calcext:value-type="float">
            <text:p>43795</text:p>
          </table:table-cell>
          <table:table-cell office:value-type="float" office:value="300950" calcext:value-type="float">
            <text:p>300950</text:p>
          </table:table-cell>
          <table:table-cell office:value-type="float" office:value="88147" calcext:value-type="float">
            <text:p>88147</text:p>
          </table:table-cell>
          <table:table-cell office:value-type="float" office:value="10931" calcext:value-type="float">
            <text:p>10931</text:p>
          </table:table-cell>
          <table:table-cell office:value-type="float" office:value="8384" calcext:value-type="float">
            <text:p>8384</text:p>
          </table:table-cell>
          <table:table-cell office:value-type="float" office:value="28905" calcext:value-type="float">
            <text:p>28905</text:p>
          </table:table-cell>
          <table:table-cell office:value-type="float" office:value="26060" calcext:value-type="float">
            <text:p>26060</text:p>
          </table:table-cell>
          <table:table-cell office:value-type="float" office:value="16445" calcext:value-type="float">
            <text:p>16445</text:p>
          </table:table-cell>
          <table:table-cell office:value-type="float" office:value="85980" calcext:value-type="float">
            <text:p>85980</text:p>
          </table:table-cell>
          <table:table-cell office:value-type="float" office:value="36098" calcext:value-type="float">
            <text:p>36098</text:p>
          </table:table-cell>
          <table:table-cell office:value-type="float" office:value="412262" calcext:value-type="float">
            <text:p>412262</text:p>
          </table:table-cell>
          <table:table-cell office:value-type="float" office:value="240812" calcext:value-type="float">
            <text:p>240812</text:p>
          </table:table-cell>
          <table:table-cell office:value-type="float" office:value="171451" calcext:value-type="float">
            <text:p>171451</text:p>
          </table:table-cell>
          <table:table-cell office:value-type="float" office:value="478915" calcext:value-type="float">
            <text:p>478915</text:p>
          </table:table-cell>
          <table:table-cell office:value-type="float" office:value="81524" calcext:value-type="float">
            <text:p>81524</text:p>
          </table:table-cell>
          <table:table-cell office:value-type="float" office:value="80138" calcext:value-type="float">
            <text:p>80138</text:p>
          </table:table-cell>
          <table:table-cell office:value-type="float" office:value="80884" calcext:value-type="float">
            <text:p>80884</text:p>
          </table:table-cell>
          <table:table-cell office:value-type="float" office:value="236369" calcext:value-type="float">
            <text:p>236369</text:p>
          </table:table-cell>
          <table:table-cell office:value-type="float" office:value="245459" calcext:value-type="float">
            <text:p>245459</text:p>
          </table:table-cell>
          <table:table-cell office:value-type="float" office:value="36815" calcext:value-type="float">
            <text:p>36815</text:p>
          </table:table-cell>
          <table:table-cell office:value-type="float" office:value="18461" calcext:value-type="float">
            <text:p>18461</text:p>
          </table:table-cell>
          <table:table-cell office:value-type="float" office:value="5999" calcext:value-type="float">
            <text:p>5999</text:p>
          </table:table-cell>
          <table:table-cell office:value-type="float" office:value="68905" calcext:value-type="float">
            <text:p>68905</text:p>
          </table:table-cell>
          <table:table-cell office:value-type="float" office:value="15375" calcext:value-type="float">
            <text:p>15375</text:p>
          </table:table-cell>
          <table:table-cell office:value-type="float" office:value="5301" calcext:value-type="float">
            <text:p>5301</text:p>
          </table:table-cell>
          <table:table-cell office:value-type="float" office:value="61900" calcext:value-type="float">
            <text:p>61900</text:p>
          </table:table-cell>
          <table:table-cell office:value-type="float" office:value="32703" calcext:value-type="float">
            <text:p>32703</text:p>
          </table:table-cell>
          <table:table-cell office:value-type="float" office:value="248567" calcext:value-type="float">
            <text:p>248567</text:p>
          </table:table-cell>
          <table:table-cell office:value-type="float" office:value="81723" calcext:value-type="float">
            <text:p>81723</text:p>
          </table:table-cell>
          <table:table-cell office:value-type="float" office:value="27943" calcext:value-type="float">
            <text:p>27943</text:p>
          </table:table-cell>
          <table:table-cell office:value-type="float" office:value="107820" calcext:value-type="float">
            <text:p>107820</text:p>
          </table:table-cell>
          <table:table-cell office:value-type="float" office:value="31081" calcext:value-type="float">
            <text:p>31081</text:p>
          </table:table-cell>
          <table:table-cell office:value-type="float" office:value="573340" calcext:value-type="float">
            <text:p>573340</text:p>
          </table:table-cell>
          <table:table-cell office:value-type="float" office:value="187677" calcext:value-type="float">
            <text:p>187677</text:p>
          </table:table-cell>
          <table:table-cell office:value-type="float" office:value="191914" calcext:value-type="float">
            <text:p>191914</text:p>
          </table:table-cell>
          <table:table-cell office:value-type="float" office:value="193192" calcext:value-type="float">
            <text:p>193192</text:p>
          </table:table-cell>
          <table:table-cell office:value-type="float" office:value="557" calcext:value-type="float">
            <text:p>557</text:p>
          </table:table-cell>
          <table:table-cell office:value-type="float" office:value="103781" calcext:value-type="float">
            <text:p>103781</text:p>
          </table:table-cell>
          <table:table-cell office:value-type="float" office:value="76334" calcext:value-type="float">
            <text:p>76334</text:p>
          </table:table-cell>
          <table:table-cell office:value-type="float" office:value="27447" calcext:value-type="float">
            <text:p>27447</text:p>
          </table:table-cell>
          <table:table-cell office:value-type="float" office:value="682715" calcext:value-type="float">
            <text:p>682715</text:p>
          </table:table-cell>
          <table:table-cell office:value-type="float" office:value="108576" calcext:value-type="float">
            <text:p>108576</text:p>
          </table:table-cell>
          <table:table-cell office:value-type="float" office:value="156457" calcext:value-type="float">
            <text:p>156457</text:p>
          </table:table-cell>
          <table:table-cell office:value-type="float" office:value="417682" calcext:value-type="float">
            <text:p>417682</text:p>
          </table:table-cell>
          <table:table-cell office:value-type="float" office:value="227175" calcext:value-type="float">
            <text:p>227175</text:p>
          </table:table-cell>
          <table:table-cell office:value-type="float" office:value="306508" calcext:value-type="float">
            <text:p>306508</text:p>
          </table:table-cell>
          <table:table-cell office:value-type="float" office:value="278729" calcext:value-type="float">
            <text:p>278729</text:p>
          </table:table-cell>
          <table:table-cell office:value-type="float" office:value="27779" calcext:value-type="float">
            <text:p>27779</text:p>
          </table:table-cell>
          <table:table-cell office:value-type="float" office:value="145542" calcext:value-type="float">
            <text:p>145542</text:p>
          </table:table-cell>
          <table:table-cell office:value-type="float" office:value="888494" calcext:value-type="float">
            <text:p>888494</text:p>
          </table:table-cell>
          <table:table-cell office:value-type="float" office:value="398978" calcext:value-type="float">
            <text:p>398978</text:p>
          </table:table-cell>
          <table:table-cell office:value-type="float" office:value="303903" calcext:value-type="float">
            <text:p>303903</text:p>
          </table:table-cell>
          <table:table-cell office:value-type="float" office:value="109232" calcext:value-type="float">
            <text:p>109232</text:p>
          </table:table-cell>
          <table:table-cell office:value-type="float" office:value="76381" calcext:value-type="float">
            <text:p>76381</text:p>
          </table:table-cell>
          <table:table-cell office:value-type="float" office:value="79393" calcext:value-type="float">
            <text:p>79393</text:p>
          </table:table-cell>
          <table:table-cell office:value-type="float" office:value="40548" calcext:value-type="float">
            <text:p>40548</text:p>
          </table:table-cell>
          <table:table-cell office:value-type="float" office:value="38845" calcext:value-type="float">
            <text:p>38845</text:p>
          </table:table-cell>
          <table:table-cell office:value-type="float" office:value="248330" calcext:value-type="float">
            <text:p>248330</text:p>
          </table:table-cell>
          <table:table-cell office:value-type="float" office:value="60833" calcext:value-type="float">
            <text:p>60833</text:p>
          </table:table-cell>
          <table:table-cell office:value-type="float" office:value="187497" calcext:value-type="float">
            <text:p>187497</text:p>
          </table:table-cell>
          <table:table-cell office:value-type="float" office:value="231692" calcext:value-type="float">
            <text:p>231692</text:p>
          </table:table-cell>
          <table:table-cell office:value-type="float" office:value="1691683" calcext:value-type="float">
            <text:p>1691683</text:p>
          </table:table-cell>
          <table:table-cell office:value-type="float" office:value="459429" calcext:value-type="float">
            <text:p>459429</text:p>
          </table:table-cell>
          <table:table-cell office:value-type="float" office:value="402794" calcext:value-type="float">
            <text:p>402794</text:p>
          </table:table-cell>
          <table:table-cell office:value-type="float" office:value="239579" calcext:value-type="float">
            <text:p>239579</text:p>
          </table:table-cell>
          <table:table-cell office:value-type="float" office:value="163215" calcext:value-type="float">
            <text:p>163215</text:p>
          </table:table-cell>
          <table:table-cell office:value-type="float" office:value="56635" calcext:value-type="float">
            <text:p>56635</text:p>
          </table:table-cell>
          <table:table-cell office:value-type="float" office:value="1232254" calcext:value-type="float">
            <text:p>1232254</text:p>
          </table:table-cell>
          <table:table-cell office:value-type="float" office:value="1141113" calcext:value-type="float">
            <text:p>1141113</text:p>
          </table:table-cell>
          <table:table-cell office:value-type="float" office:value="614619" calcext:value-type="float">
            <text:p>614619</text:p>
          </table:table-cell>
          <table:table-cell office:value-type="float" office:value="526494" calcext:value-type="float">
            <text:p>526494</text:p>
          </table:table-cell>
          <table:table-cell office:value-type="float" office:value="91141" calcext:value-type="float">
            <text:p>91141</text:p>
          </table:table-cell>
          <table:table-cell office:value-type="float" office:value="-8034" calcext:value-type="float">
            <text:p>-8034</text:p>
          </table:table-cell>
          <table:table-cell office:value-type="float" office:value="5931" calcext:value-type="float">
            <text:p>5931</text:p>
          </table:table-cell>
          <table:table-cell office:value-type="float" office:value="13965" calcext:value-type="float">
            <text:p>13965</text:p>
          </table:table-cell>
        </table:table-row>
        <table:table-row table:style-name="ro1">
          <table:table-cell office:value-type="string" calcext:value-type="string">
            <text:p>2011</text:p>
          </table:table-cell>
          <table:table-cell office:value-type="float" office:value="8225931" calcext:value-type="float">
            <text:p>8225931</text:p>
          </table:table-cell>
          <table:table-cell office:value-type="float" office:value="8234013" calcext:value-type="float">
            <text:p>8234013</text:p>
          </table:table-cell>
          <table:table-cell office:value-type="float" office:value="6531987" calcext:value-type="float">
            <text:p>6531987</text:p>
          </table:table-cell>
          <table:table-cell office:value-type="float" office:value="41180" calcext:value-type="float">
            <text:p>41180</text:p>
          </table:table-cell>
          <table:table-cell office:value-type="float" office:value="23097" calcext:value-type="float">
            <text:p>23097</text:p>
          </table:table-cell>
          <table:table-cell office:value-type="float" office:value="18083" calcext:value-type="float">
            <text:p>18083</text:p>
          </table:table-cell>
          <table:table-cell office:value-type="float" office:value="80269" calcext:value-type="float">
            <text:p>80269</text:p>
          </table:table-cell>
          <table:table-cell office:value-type="float" office:value="30627" calcext:value-type="float">
            <text:p>30627</text:p>
          </table:table-cell>
          <table:table-cell office:value-type="float" office:value="18201" calcext:value-type="float">
            <text:p>18201</text:p>
          </table:table-cell>
          <table:table-cell office:value-type="float" office:value="31441" calcext:value-type="float">
            <text:p>31441</text:p>
          </table:table-cell>
          <table:table-cell office:value-type="float" office:value="71183" calcext:value-type="float">
            <text:p>71183</text:p>
          </table:table-cell>
          <table:table-cell office:value-type="float" office:value="347303" calcext:value-type="float">
            <text:p>347303</text:p>
          </table:table-cell>
          <table:table-cell office:value-type="float" office:value="882357" calcext:value-type="float">
            <text:p>882357</text:p>
          </table:table-cell>
          <table:table-cell office:value-type="float" office:value="578688" calcext:value-type="float">
            <text:p>578688</text:p>
          </table:table-cell>
          <table:table-cell office:value-type="float" office:value="16258" calcext:value-type="float">
            <text:p>16258</text:p>
          </table:table-cell>
          <table:table-cell office:value-type="float" office:value="22690" calcext:value-type="float">
            <text:p>22690</text:p>
          </table:table-cell>
          <table:table-cell office:value-type="float" office:value="29684" calcext:value-type="float">
            <text:p>29684</text:p>
          </table:table-cell>
          <table:table-cell office:value-type="float" office:value="83943" calcext:value-type="float">
            <text:p>83943</text:p>
          </table:table-cell>
          <table:table-cell office:value-type="float" office:value="83233" calcext:value-type="float">
            <text:p>83233</text:p>
          </table:table-cell>
          <table:table-cell office:value-type="float" office:value="128747" calcext:value-type="float">
            <text:p>128747</text:p>
          </table:table-cell>
          <table:table-cell office:value-type="float" office:value="30644" calcext:value-type="float">
            <text:p>30644</text:p>
          </table:table-cell>
          <table:table-cell office:value-type="float" office:value="52541" calcext:value-type="float">
            <text:p>52541</text:p>
          </table:table-cell>
          <table:table-cell office:value-type="float" office:value="69228" calcext:value-type="float">
            <text:p>69228</text:p>
          </table:table-cell>
          <table:table-cell office:value-type="float" office:value="16840" calcext:value-type="float">
            <text:p>16840</text:p>
          </table:table-cell>
          <table:table-cell office:value-type="float" office:value="44880" calcext:value-type="float">
            <text:p>44880</text:p>
          </table:table-cell>
          <table:table-cell office:value-type="float" office:value="303669" calcext:value-type="float">
            <text:p>303669</text:p>
          </table:table-cell>
          <table:table-cell office:value-type="float" office:value="88066" calcext:value-type="float">
            <text:p>88066</text:p>
          </table:table-cell>
          <table:table-cell office:value-type="float" office:value="11000" calcext:value-type="float">
            <text:p>11000</text:p>
          </table:table-cell>
          <table:table-cell office:value-type="float" office:value="8148" calcext:value-type="float">
            <text:p>8148</text:p>
          </table:table-cell>
          <table:table-cell office:value-type="float" office:value="29194" calcext:value-type="float">
            <text:p>29194</text:p>
          </table:table-cell>
          <table:table-cell office:value-type="float" office:value="25928" calcext:value-type="float">
            <text:p>25928</text:p>
          </table:table-cell>
          <table:table-cell office:value-type="float" office:value="16912" calcext:value-type="float">
            <text:p>16912</text:p>
          </table:table-cell>
          <table:table-cell office:value-type="float" office:value="86691" calcext:value-type="float">
            <text:p>86691</text:p>
          </table:table-cell>
          <table:table-cell office:value-type="float" office:value="37729" calcext:value-type="float">
            <text:p>37729</text:p>
          </table:table-cell>
          <table:table-cell office:value-type="float" office:value="436221" calcext:value-type="float">
            <text:p>436221</text:p>
          </table:table-cell>
          <table:table-cell office:value-type="float" office:value="257226" calcext:value-type="float">
            <text:p>257226</text:p>
          </table:table-cell>
          <table:table-cell office:value-type="float" office:value="178994" calcext:value-type="float">
            <text:p>178994</text:p>
          </table:table-cell>
          <table:table-cell office:value-type="float" office:value="495664" calcext:value-type="float">
            <text:p>495664</text:p>
          </table:table-cell>
          <table:table-cell office:value-type="float" office:value="87144" calcext:value-type="float">
            <text:p>87144</text:p>
          </table:table-cell>
          <table:table-cell office:value-type="float" office:value="80808" calcext:value-type="float">
            <text:p>80808</text:p>
          </table:table-cell>
          <table:table-cell office:value-type="float" office:value="84594" calcext:value-type="float">
            <text:p>84594</text:p>
          </table:table-cell>
          <table:table-cell office:value-type="float" office:value="243119" calcext:value-type="float">
            <text:p>243119</text:p>
          </table:table-cell>
          <table:table-cell office:value-type="float" office:value="259903" calcext:value-type="float">
            <text:p>259903</text:p>
          </table:table-cell>
          <table:table-cell office:value-type="float" office:value="39237" calcext:value-type="float">
            <text:p>39237</text:p>
          </table:table-cell>
          <table:table-cell office:value-type="float" office:value="20593" calcext:value-type="float">
            <text:p>20593</text:p>
          </table:table-cell>
          <table:table-cell office:value-type="float" office:value="6333" calcext:value-type="float">
            <text:p>6333</text:p>
          </table:table-cell>
          <table:table-cell office:value-type="float" office:value="74444" calcext:value-type="float">
            <text:p>74444</text:p>
          </table:table-cell>
          <table:table-cell office:value-type="float" office:value="16355" calcext:value-type="float">
            <text:p>16355</text:p>
          </table:table-cell>
          <table:table-cell office:value-type="float" office:value="5734" calcext:value-type="float">
            <text:p>5734</text:p>
          </table:table-cell>
          <table:table-cell office:value-type="float" office:value="64052" calcext:value-type="float">
            <text:p>64052</text:p>
          </table:table-cell>
          <table:table-cell office:value-type="float" office:value="33156" calcext:value-type="float">
            <text:p>33156</text:p>
          </table:table-cell>
          <table:table-cell office:value-type="float" office:value="260147" calcext:value-type="float">
            <text:p>260147</text:p>
          </table:table-cell>
          <table:table-cell office:value-type="float" office:value="87272" calcext:value-type="float">
            <text:p>87272</text:p>
          </table:table-cell>
          <table:table-cell office:value-type="float" office:value="29080" calcext:value-type="float">
            <text:p>29080</text:p>
          </table:table-cell>
          <table:table-cell office:value-type="float" office:value="109659" calcext:value-type="float">
            <text:p>109659</text:p>
          </table:table-cell>
          <table:table-cell office:value-type="float" office:value="34136" calcext:value-type="float">
            <text:p>34136</text:p>
          </table:table-cell>
          <table:table-cell office:value-type="float" office:value="606487" calcext:value-type="float">
            <text:p>606487</text:p>
          </table:table-cell>
          <table:table-cell office:value-type="float" office:value="198705" calcext:value-type="float">
            <text:p>198705</text:p>
          </table:table-cell>
          <table:table-cell office:value-type="float" office:value="202559" calcext:value-type="float">
            <text:p>202559</text:p>
          </table:table-cell>
          <table:table-cell office:value-type="float" office:value="204608" calcext:value-type="float">
            <text:p>204608</text:p>
          </table:table-cell>
          <table:table-cell office:value-type="float" office:value="615" calcext:value-type="float">
            <text:p>615</text:p>
          </table:table-cell>
          <table:table-cell office:value-type="float" office:value="106410" calcext:value-type="float">
            <text:p>106410</text:p>
          </table:table-cell>
          <table:table-cell office:value-type="float" office:value="77931" calcext:value-type="float">
            <text:p>77931</text:p>
          </table:table-cell>
          <table:table-cell office:value-type="float" office:value="28479" calcext:value-type="float">
            <text:p>28479</text:p>
          </table:table-cell>
          <table:table-cell office:value-type="float" office:value="727061" calcext:value-type="float">
            <text:p>727061</text:p>
          </table:table-cell>
          <table:table-cell office:value-type="float" office:value="112361" calcext:value-type="float">
            <text:p>112361</text:p>
          </table:table-cell>
          <table:table-cell office:value-type="float" office:value="172212" calcext:value-type="float">
            <text:p>172212</text:p>
          </table:table-cell>
          <table:table-cell office:value-type="float" office:value="442488" calcext:value-type="float">
            <text:p>442488</text:p>
          </table:table-cell>
          <table:table-cell office:value-type="float" office:value="237912" calcext:value-type="float">
            <text:p>237912</text:p>
          </table:table-cell>
          <table:table-cell office:value-type="float" office:value="321932" calcext:value-type="float">
            <text:p>321932</text:p>
          </table:table-cell>
          <table:table-cell office:value-type="float" office:value="298528" calcext:value-type="float">
            <text:p>298528</text:p>
          </table:table-cell>
          <table:table-cell office:value-type="float" office:value="23404" calcext:value-type="float">
            <text:p>23404</text:p>
          </table:table-cell>
          <table:table-cell office:value-type="float" office:value="152774" calcext:value-type="float">
            <text:p>152774</text:p>
          </table:table-cell>
          <table:table-cell office:value-type="float" office:value="921976" calcext:value-type="float">
            <text:p>921976</text:p>
          </table:table-cell>
          <table:table-cell office:value-type="float" office:value="416262" calcext:value-type="float">
            <text:p>416262</text:p>
          </table:table-cell>
          <table:table-cell office:value-type="float" office:value="318014" calcext:value-type="float">
            <text:p>318014</text:p>
          </table:table-cell>
          <table:table-cell office:value-type="float" office:value="111190" calcext:value-type="float">
            <text:p>111190</text:p>
          </table:table-cell>
          <table:table-cell office:value-type="float" office:value="76510" calcext:value-type="float">
            <text:p>76510</text:p>
          </table:table-cell>
          <table:table-cell office:value-type="float" office:value="81512" calcext:value-type="float">
            <text:p>81512</text:p>
          </table:table-cell>
          <table:table-cell office:value-type="float" office:value="41802" calcext:value-type="float">
            <text:p>41802</text:p>
          </table:table-cell>
          <table:table-cell office:value-type="float" office:value="39710" calcext:value-type="float">
            <text:p>39710</text:p>
          </table:table-cell>
          <table:table-cell office:value-type="float" office:value="262395" calcext:value-type="float">
            <text:p>262395</text:p>
          </table:table-cell>
          <table:table-cell office:value-type="float" office:value="64298" calcext:value-type="float">
            <text:p>64298</text:p>
          </table:table-cell>
          <table:table-cell office:value-type="float" office:value="198097" calcext:value-type="float">
            <text:p>198097</text:p>
          </table:table-cell>
          <table:table-cell office:value-type="float" office:value="239301" calcext:value-type="float">
            <text:p>239301</text:p>
          </table:table-cell>
          <table:table-cell office:value-type="float" office:value="1702026" calcext:value-type="float">
            <text:p>1702026</text:p>
          </table:table-cell>
          <table:table-cell office:value-type="float" office:value="468185" calcext:value-type="float">
            <text:p>468185</text:p>
          </table:table-cell>
          <table:table-cell office:value-type="float" office:value="411615" calcext:value-type="float">
            <text:p>411615</text:p>
          </table:table-cell>
          <table:table-cell office:value-type="float" office:value="247068" calcext:value-type="float">
            <text:p>247068</text:p>
          </table:table-cell>
          <table:table-cell office:value-type="float" office:value="164547" calcext:value-type="float">
            <text:p>164547</text:p>
          </table:table-cell>
          <table:table-cell office:value-type="float" office:value="56570" calcext:value-type="float">
            <text:p>56570</text:p>
          </table:table-cell>
          <table:table-cell office:value-type="float" office:value="1233841" calcext:value-type="float">
            <text:p>1233841</text:p>
          </table:table-cell>
          <table:table-cell office:value-type="float" office:value="1141931" calcext:value-type="float">
            <text:p>1141931</text:p>
          </table:table-cell>
          <table:table-cell office:value-type="float" office:value="614774" calcext:value-type="float">
            <text:p>614774</text:p>
          </table:table-cell>
          <table:table-cell office:value-type="float" office:value="527157" calcext:value-type="float">
            <text:p>527157</text:p>
          </table:table-cell>
          <table:table-cell office:value-type="float" office:value="91910" calcext:value-type="float">
            <text:p>91910</text:p>
          </table:table-cell>
          <table:table-cell office:value-type="float" office:value="-8082" calcext:value-type="float">
            <text:p>-8082</text:p>
          </table:table-cell>
          <table:table-cell office:value-type="float" office:value="6105" calcext:value-type="float">
            <text:p>6105</text:p>
          </table:table-cell>
          <table:table-cell office:value-type="float" office:value="14186" calcext:value-type="float">
            <text:p>14186</text:p>
          </table:table-cell>
        </table:table-row>
        <table:table-row table:style-name="ro1">
          <table:table-cell office:value-type="string" calcext:value-type="string">
            <text:p>2012</text:p>
          </table:table-cell>
          <table:table-cell office:value-type="float" office:value="8566725" calcext:value-type="float">
            <text:p>8566725</text:p>
          </table:table-cell>
          <table:table-cell office:value-type="float" office:value="8575371" calcext:value-type="float">
            <text:p>8575371</text:p>
          </table:table-cell>
          <table:table-cell office:value-type="float" office:value="6871565" calcext:value-type="float">
            <text:p>6871565</text:p>
          </table:table-cell>
          <table:table-cell office:value-type="float" office:value="48063" calcext:value-type="float">
            <text:p>48063</text:p>
          </table:table-cell>
          <table:table-cell office:value-type="float" office:value="28304" calcext:value-type="float">
            <text:p>28304</text:p>
          </table:table-cell>
          <table:table-cell office:value-type="float" office:value="19759" calcext:value-type="float">
            <text:p>19759</text:p>
          </table:table-cell>
          <table:table-cell office:value-type="float" office:value="90527" calcext:value-type="float">
            <text:p>90527</text:p>
          </table:table-cell>
          <table:table-cell office:value-type="float" office:value="34978" calcext:value-type="float">
            <text:p>34978</text:p>
          </table:table-cell>
          <table:table-cell office:value-type="float" office:value="18912" calcext:value-type="float">
            <text:p>18912</text:p>
          </table:table-cell>
          <table:table-cell office:value-type="float" office:value="36637" calcext:value-type="float">
            <text:p>36637</text:p>
          </table:table-cell>
          <table:table-cell office:value-type="float" office:value="69760" calcext:value-type="float">
            <text:p>69760</text:p>
          </table:table-cell>
          <table:table-cell office:value-type="float" office:value="365908" calcext:value-type="float">
            <text:p>365908</text:p>
          </table:table-cell>
          <table:table-cell office:value-type="float" office:value="916945" calcext:value-type="float">
            <text:p>916945</text:p>
          </table:table-cell>
          <table:table-cell office:value-type="float" office:value="604381" calcext:value-type="float">
            <text:p>604381</text:p>
          </table:table-cell>
          <table:table-cell office:value-type="float" office:value="16656" calcext:value-type="float">
            <text:p>16656</text:p>
          </table:table-cell>
          <table:table-cell office:value-type="float" office:value="23380" calcext:value-type="float">
            <text:p>23380</text:p>
          </table:table-cell>
          <table:table-cell office:value-type="float" office:value="31220" calcext:value-type="float">
            <text:p>31220</text:p>
          </table:table-cell>
          <table:table-cell office:value-type="float" office:value="90276" calcext:value-type="float">
            <text:p>90276</text:p>
          </table:table-cell>
          <table:table-cell office:value-type="float" office:value="88411" calcext:value-type="float">
            <text:p>88411</text:p>
          </table:table-cell>
          <table:table-cell office:value-type="float" office:value="130662" calcext:value-type="float">
            <text:p>130662</text:p>
          </table:table-cell>
          <table:table-cell office:value-type="float" office:value="31889" calcext:value-type="float">
            <text:p>31889</text:p>
          </table:table-cell>
          <table:table-cell office:value-type="float" office:value="56837" calcext:value-type="float">
            <text:p>56837</text:p>
          </table:table-cell>
          <table:table-cell office:value-type="float" office:value="71523" calcext:value-type="float">
            <text:p>71523</text:p>
          </table:table-cell>
          <table:table-cell office:value-type="float" office:value="17302" calcext:value-type="float">
            <text:p>17302</text:p>
          </table:table-cell>
          <table:table-cell office:value-type="float" office:value="46226" calcext:value-type="float">
            <text:p>46226</text:p>
          </table:table-cell>
          <table:table-cell office:value-type="float" office:value="312564" calcext:value-type="float">
            <text:p>312564</text:p>
          </table:table-cell>
          <table:table-cell office:value-type="float" office:value="91887" calcext:value-type="float">
            <text:p>91887</text:p>
          </table:table-cell>
          <table:table-cell office:value-type="float" office:value="11156" calcext:value-type="float">
            <text:p>11156</text:p>
          </table:table-cell>
          <table:table-cell office:value-type="float" office:value="8167" calcext:value-type="float">
            <text:p>8167</text:p>
          </table:table-cell>
          <table:table-cell office:value-type="float" office:value="29123" calcext:value-type="float">
            <text:p>29123</text:p>
          </table:table-cell>
          <table:table-cell office:value-type="float" office:value="25571" calcext:value-type="float">
            <text:p>25571</text:p>
          </table:table-cell>
          <table:table-cell office:value-type="float" office:value="17958" calcext:value-type="float">
            <text:p>17958</text:p>
          </table:table-cell>
          <table:table-cell office:value-type="float" office:value="89663" calcext:value-type="float">
            <text:p>89663</text:p>
          </table:table-cell>
          <table:table-cell office:value-type="float" office:value="39040" calcext:value-type="float">
            <text:p>39040</text:p>
          </table:table-cell>
          <table:table-cell office:value-type="float" office:value="457675" calcext:value-type="float">
            <text:p>457675</text:p>
          </table:table-cell>
          <table:table-cell office:value-type="float" office:value="269883" calcext:value-type="float">
            <text:p>269883</text:p>
          </table:table-cell>
          <table:table-cell office:value-type="float" office:value="187792" calcext:value-type="float">
            <text:p>187792</text:p>
          </table:table-cell>
          <table:table-cell office:value-type="float" office:value="510117" calcext:value-type="float">
            <text:p>510117</text:p>
          </table:table-cell>
          <table:table-cell office:value-type="float" office:value="92380" calcext:value-type="float">
            <text:p>92380</text:p>
          </table:table-cell>
          <table:table-cell office:value-type="float" office:value="82848" calcext:value-type="float">
            <text:p>82848</text:p>
          </table:table-cell>
          <table:table-cell office:value-type="float" office:value="84366" calcext:value-type="float">
            <text:p>84366</text:p>
          </table:table-cell>
          <table:table-cell office:value-type="float" office:value="250523" calcext:value-type="float">
            <text:p>250523</text:p>
          </table:table-cell>
          <table:table-cell office:value-type="float" office:value="274752" calcext:value-type="float">
            <text:p>274752</text:p>
          </table:table-cell>
          <table:table-cell office:value-type="float" office:value="40571" calcext:value-type="float">
            <text:p>40571</text:p>
          </table:table-cell>
          <table:table-cell office:value-type="float" office:value="22308" calcext:value-type="float">
            <text:p>22308</text:p>
          </table:table-cell>
          <table:table-cell office:value-type="float" office:value="6554" calcext:value-type="float">
            <text:p>6554</text:p>
          </table:table-cell>
          <table:table-cell office:value-type="float" office:value="78692" calcext:value-type="float">
            <text:p>78692</text:p>
          </table:table-cell>
          <table:table-cell office:value-type="float" office:value="17112" calcext:value-type="float">
            <text:p>17112</text:p>
          </table:table-cell>
          <table:table-cell office:value-type="float" office:value="6754" calcext:value-type="float">
            <text:p>6754</text:p>
          </table:table-cell>
          <table:table-cell office:value-type="float" office:value="67163" calcext:value-type="float">
            <text:p>67163</text:p>
          </table:table-cell>
          <table:table-cell office:value-type="float" office:value="35599" calcext:value-type="float">
            <text:p>35599</text:p>
          </table:table-cell>
          <table:table-cell office:value-type="float" office:value="271577" calcext:value-type="float">
            <text:p>271577</text:p>
          </table:table-cell>
          <table:table-cell office:value-type="float" office:value="92210" calcext:value-type="float">
            <text:p>92210</text:p>
          </table:table-cell>
          <table:table-cell office:value-type="float" office:value="30338" calcext:value-type="float">
            <text:p>30338</text:p>
          </table:table-cell>
          <table:table-cell office:value-type="float" office:value="111402" calcext:value-type="float">
            <text:p>111402</text:p>
          </table:table-cell>
          <table:table-cell office:value-type="float" office:value="37628" calcext:value-type="float">
            <text:p>37628</text:p>
          </table:table-cell>
          <table:table-cell office:value-type="float" office:value="630088" calcext:value-type="float">
            <text:p>630088</text:p>
          </table:table-cell>
          <table:table-cell office:value-type="float" office:value="211117" calcext:value-type="float">
            <text:p>211117</text:p>
          </table:table-cell>
          <table:table-cell office:value-type="float" office:value="203329" calcext:value-type="float">
            <text:p>203329</text:p>
          </table:table-cell>
          <table:table-cell office:value-type="float" office:value="215124" calcext:value-type="float">
            <text:p>215124</text:p>
          </table:table-cell>
          <table:table-cell office:value-type="float" office:value="518" calcext:value-type="float">
            <text:p>518</text:p>
          </table:table-cell>
          <table:table-cell office:value-type="float" office:value="114251" calcext:value-type="float">
            <text:p>114251</text:p>
          </table:table-cell>
          <table:table-cell office:value-type="float" office:value="83720" calcext:value-type="float">
            <text:p>83720</text:p>
          </table:table-cell>
          <table:table-cell office:value-type="float" office:value="30531" calcext:value-type="float">
            <text:p>30531</text:p>
          </table:table-cell>
          <table:table-cell office:value-type="float" office:value="776655" calcext:value-type="float">
            <text:p>776655</text:p>
          </table:table-cell>
          <table:table-cell office:value-type="float" office:value="115473" calcext:value-type="float">
            <text:p>115473</text:p>
          </table:table-cell>
          <table:table-cell office:value-type="float" office:value="192561" calcext:value-type="float">
            <text:p>192561</text:p>
          </table:table-cell>
          <table:table-cell office:value-type="float" office:value="468621" calcext:value-type="float">
            <text:p>468621</text:p>
          </table:table-cell>
          <table:table-cell office:value-type="float" office:value="259416" calcext:value-type="float">
            <text:p>259416</text:p>
          </table:table-cell>
          <table:table-cell office:value-type="float" office:value="341278" calcext:value-type="float">
            <text:p>341278</text:p>
          </table:table-cell>
          <table:table-cell office:value-type="float" office:value="317140" calcext:value-type="float">
            <text:p>317140</text:p>
          </table:table-cell>
          <table:table-cell office:value-type="float" office:value="24137" calcext:value-type="float">
            <text:p>24137</text:p>
          </table:table-cell>
          <table:table-cell office:value-type="float" office:value="161398" calcext:value-type="float">
            <text:p>161398</text:p>
          </table:table-cell>
          <table:table-cell office:value-type="float" office:value="963585" calcext:value-type="float">
            <text:p>963585</text:p>
          </table:table-cell>
          <table:table-cell office:value-type="float" office:value="435740" calcext:value-type="float">
            <text:p>435740</text:p>
          </table:table-cell>
          <table:table-cell office:value-type="float" office:value="329834" calcext:value-type="float">
            <text:p>329834</text:p>
          </table:table-cell>
          <table:table-cell office:value-type="float" office:value="113072" calcext:value-type="float">
            <text:p>113072</text:p>
          </table:table-cell>
          <table:table-cell office:value-type="float" office:value="84939" calcext:value-type="float">
            <text:p>84939</text:p>
          </table:table-cell>
          <table:table-cell office:value-type="float" office:value="86098" calcext:value-type="float">
            <text:p>86098</text:p>
          </table:table-cell>
          <table:table-cell office:value-type="float" office:value="44167" calcext:value-type="float">
            <text:p>44167</text:p>
          </table:table-cell>
          <table:table-cell office:value-type="float" office:value="41931" calcext:value-type="float">
            <text:p>41931</text:p>
          </table:table-cell>
          <table:table-cell office:value-type="float" office:value="282536" calcext:value-type="float">
            <text:p>282536</text:p>
          </table:table-cell>
          <table:table-cell office:value-type="float" office:value="67344" calcext:value-type="float">
            <text:p>67344</text:p>
          </table:table-cell>
          <table:table-cell office:value-type="float" office:value="215192" calcext:value-type="float">
            <text:p>215192</text:p>
          </table:table-cell>
          <table:table-cell office:value-type="float" office:value="250938" calcext:value-type="float">
            <text:p>250938</text:p>
          </table:table-cell>
          <table:table-cell office:value-type="float" office:value="1703806" calcext:value-type="float">
            <text:p>1703806</text:p>
          </table:table-cell>
          <table:table-cell office:value-type="float" office:value="465152" calcext:value-type="float">
            <text:p>465152</text:p>
          </table:table-cell>
          <table:table-cell office:value-type="float" office:value="409055" calcext:value-type="float">
            <text:p>409055</text:p>
          </table:table-cell>
          <table:table-cell office:value-type="float" office:value="246195" calcext:value-type="float">
            <text:p>246195</text:p>
          </table:table-cell>
          <table:table-cell office:value-type="float" office:value="162860" calcext:value-type="float">
            <text:p>162860</text:p>
          </table:table-cell>
          <table:table-cell office:value-type="float" office:value="56097" calcext:value-type="float">
            <text:p>56097</text:p>
          </table:table-cell>
          <table:table-cell office:value-type="float" office:value="1238654" calcext:value-type="float">
            <text:p>1238654</text:p>
          </table:table-cell>
          <table:table-cell office:value-type="float" office:value="1147127" calcext:value-type="float">
            <text:p>1147127</text:p>
          </table:table-cell>
          <table:table-cell office:value-type="float" office:value="616695" calcext:value-type="float">
            <text:p>616695</text:p>
          </table:table-cell>
          <table:table-cell office:value-type="float" office:value="530433" calcext:value-type="float">
            <text:p>530433</text:p>
          </table:table-cell>
          <table:table-cell office:value-type="float" office:value="91526" calcext:value-type="float">
            <text:p>91526</text:p>
          </table:table-cell>
          <table:table-cell office:value-type="float" office:value="-8646" calcext:value-type="float">
            <text:p>-8646</text:p>
          </table:table-cell>
          <table:table-cell office:value-type="float" office:value="6302" calcext:value-type="float">
            <text:p>6302</text:p>
          </table:table-cell>
          <table:table-cell office:value-type="float" office:value="14949" calcext:value-type="float">
            <text:p>14949</text:p>
          </table:table-cell>
        </table:table-row>
        <table:table-row table:style-name="ro1">
          <table:table-cell office:value-type="string" calcext:value-type="string">
            <text:p>2013</text:p>
          </table:table-cell>
          <table:table-cell office:value-type="float" office:value="8834222" calcext:value-type="float">
            <text:p>8834222</text:p>
          </table:table-cell>
          <table:table-cell office:value-type="float" office:value="8843638" calcext:value-type="float">
            <text:p>8843638</text:p>
          </table:table-cell>
          <table:table-cell office:value-type="float" office:value="7095280" calcext:value-type="float">
            <text:p>7095280</text:p>
          </table:table-cell>
          <table:table-cell office:value-type="float" office:value="48866" calcext:value-type="float">
            <text:p>48866</text:p>
          </table:table-cell>
          <table:table-cell office:value-type="float" office:value="28556" calcext:value-type="float">
            <text:p>28556</text:p>
          </table:table-cell>
          <table:table-cell office:value-type="float" office:value="20310" calcext:value-type="float">
            <text:p>20310</text:p>
          </table:table-cell>
          <table:table-cell office:value-type="float" office:value="93523" calcext:value-type="float">
            <text:p>93523</text:p>
          </table:table-cell>
          <table:table-cell office:value-type="float" office:value="36431" calcext:value-type="float">
            <text:p>36431</text:p>
          </table:table-cell>
          <table:table-cell office:value-type="float" office:value="18562" calcext:value-type="float">
            <text:p>18562</text:p>
          </table:table-cell>
          <table:table-cell office:value-type="float" office:value="38530" calcext:value-type="float">
            <text:p>38530</text:p>
          </table:table-cell>
          <table:table-cell office:value-type="float" office:value="72778" calcext:value-type="float">
            <text:p>72778</text:p>
          </table:table-cell>
          <table:table-cell office:value-type="float" office:value="387956" calcext:value-type="float">
            <text:p>387956</text:p>
          </table:table-cell>
          <table:table-cell office:value-type="float" office:value="931827" calcext:value-type="float">
            <text:p>931827</text:p>
          </table:table-cell>
          <table:table-cell office:value-type="float" office:value="611997" calcext:value-type="float">
            <text:p>611997</text:p>
          </table:table-cell>
          <table:table-cell office:value-type="float" office:value="17711" calcext:value-type="float">
            <text:p>17711</text:p>
          </table:table-cell>
          <table:table-cell office:value-type="float" office:value="24081" calcext:value-type="float">
            <text:p>24081</text:p>
          </table:table-cell>
          <table:table-cell office:value-type="float" office:value="30869" calcext:value-type="float">
            <text:p>30869</text:p>
          </table:table-cell>
          <table:table-cell office:value-type="float" office:value="91192" calcext:value-type="float">
            <text:p>91192</text:p>
          </table:table-cell>
          <table:table-cell office:value-type="float" office:value="88681" calcext:value-type="float">
            <text:p>88681</text:p>
          </table:table-cell>
          <table:table-cell office:value-type="float" office:value="128136" calcext:value-type="float">
            <text:p>128136</text:p>
          </table:table-cell>
          <table:table-cell office:value-type="float" office:value="33017" calcext:value-type="float">
            <text:p>33017</text:p>
          </table:table-cell>
          <table:table-cell office:value-type="float" office:value="59315" calcext:value-type="float">
            <text:p>59315</text:p>
          </table:table-cell>
          <table:table-cell office:value-type="float" office:value="73897" calcext:value-type="float">
            <text:p>73897</text:p>
          </table:table-cell>
          <table:table-cell office:value-type="float" office:value="17894" calcext:value-type="float">
            <text:p>17894</text:p>
          </table:table-cell>
          <table:table-cell office:value-type="float" office:value="47204" calcext:value-type="float">
            <text:p>47204</text:p>
          </table:table-cell>
          <table:table-cell office:value-type="float" office:value="319830" calcext:value-type="float">
            <text:p>319830</text:p>
          </table:table-cell>
          <table:table-cell office:value-type="float" office:value="94372" calcext:value-type="float">
            <text:p>94372</text:p>
          </table:table-cell>
          <table:table-cell office:value-type="float" office:value="11490" calcext:value-type="float">
            <text:p>11490</text:p>
          </table:table-cell>
          <table:table-cell office:value-type="float" office:value="8194" calcext:value-type="float">
            <text:p>8194</text:p>
          </table:table-cell>
          <table:table-cell office:value-type="float" office:value="29352" calcext:value-type="float">
            <text:p>29352</text:p>
          </table:table-cell>
          <table:table-cell office:value-type="float" office:value="25433" calcext:value-type="float">
            <text:p>25433</text:p>
          </table:table-cell>
          <table:table-cell office:value-type="float" office:value="18595" calcext:value-type="float">
            <text:p>18595</text:p>
          </table:table-cell>
          <table:table-cell office:value-type="float" office:value="92365" calcext:value-type="float">
            <text:p>92365</text:p>
          </table:table-cell>
          <table:table-cell office:value-type="float" office:value="40030" calcext:value-type="float">
            <text:p>40030</text:p>
          </table:table-cell>
          <table:table-cell office:value-type="float" office:value="467636" calcext:value-type="float">
            <text:p>467636</text:p>
          </table:table-cell>
          <table:table-cell office:value-type="float" office:value="276704" calcext:value-type="float">
            <text:p>276704</text:p>
          </table:table-cell>
          <table:table-cell office:value-type="float" office:value="190932" calcext:value-type="float">
            <text:p>190932</text:p>
          </table:table-cell>
          <table:table-cell office:value-type="float" office:value="526663" calcext:value-type="float">
            <text:p>526663</text:p>
          </table:table-cell>
          <table:table-cell office:value-type="float" office:value="98037" calcext:value-type="float">
            <text:p>98037</text:p>
          </table:table-cell>
          <table:table-cell office:value-type="float" office:value="85381" calcext:value-type="float">
            <text:p>85381</text:p>
          </table:table-cell>
          <table:table-cell office:value-type="float" office:value="84626" calcext:value-type="float">
            <text:p>84626</text:p>
          </table:table-cell>
          <table:table-cell office:value-type="float" office:value="258620" calcext:value-type="float">
            <text:p>258620</text:p>
          </table:table-cell>
          <table:table-cell office:value-type="float" office:value="283355" calcext:value-type="float">
            <text:p>283355</text:p>
          </table:table-cell>
          <table:table-cell office:value-type="float" office:value="43077" calcext:value-type="float">
            <text:p>43077</text:p>
          </table:table-cell>
          <table:table-cell office:value-type="float" office:value="21618" calcext:value-type="float">
            <text:p>21618</text:p>
          </table:table-cell>
          <table:table-cell office:value-type="float" office:value="6866" calcext:value-type="float">
            <text:p>6866</text:p>
          </table:table-cell>
          <table:table-cell office:value-type="float" office:value="82494" calcext:value-type="float">
            <text:p>82494</text:p>
          </table:table-cell>
          <table:table-cell office:value-type="float" office:value="17691" calcext:value-type="float">
            <text:p>17691</text:p>
          </table:table-cell>
          <table:table-cell office:value-type="float" office:value="6170" calcext:value-type="float">
            <text:p>6170</text:p>
          </table:table-cell>
          <table:table-cell office:value-type="float" office:value="68990" calcext:value-type="float">
            <text:p>68990</text:p>
          </table:table-cell>
          <table:table-cell office:value-type="float" office:value="36449" calcext:value-type="float">
            <text:p>36449</text:p>
          </table:table-cell>
          <table:table-cell office:value-type="float" office:value="286473" calcext:value-type="float">
            <text:p>286473</text:p>
          </table:table-cell>
          <table:table-cell office:value-type="float" office:value="99472" calcext:value-type="float">
            <text:p>99472</text:p>
          </table:table-cell>
          <table:table-cell office:value-type="float" office:value="29729" calcext:value-type="float">
            <text:p>29729</text:p>
          </table:table-cell>
          <table:table-cell office:value-type="float" office:value="112087" calcext:value-type="float">
            <text:p>112087</text:p>
          </table:table-cell>
          <table:table-cell office:value-type="float" office:value="45186" calcext:value-type="float">
            <text:p>45186</text:p>
          </table:table-cell>
          <table:table-cell office:value-type="float" office:value="641324" calcext:value-type="float">
            <text:p>641324</text:p>
          </table:table-cell>
          <table:table-cell office:value-type="float" office:value="218966" calcext:value-type="float">
            <text:p>218966</text:p>
          </table:table-cell>
          <table:table-cell office:value-type="float" office:value="202593" calcext:value-type="float">
            <text:p>202593</text:p>
          </table:table-cell>
          <table:table-cell office:value-type="float" office:value="219180" calcext:value-type="float">
            <text:p>219180</text:p>
          </table:table-cell>
          <table:table-cell office:value-type="float" office:value="585" calcext:value-type="float">
            <text:p>585</text:p>
          </table:table-cell>
          <table:table-cell office:value-type="float" office:value="118916" calcext:value-type="float">
            <text:p>118916</text:p>
          </table:table-cell>
          <table:table-cell office:value-type="float" office:value="87912" calcext:value-type="float">
            <text:p>87912</text:p>
          </table:table-cell>
          <table:table-cell office:value-type="float" office:value="31004" calcext:value-type="float">
            <text:p>31004</text:p>
          </table:table-cell>
          <table:table-cell office:value-type="float" office:value="801492" calcext:value-type="float">
            <text:p>801492</text:p>
          </table:table-cell>
          <table:table-cell office:value-type="float" office:value="117227" calcext:value-type="float">
            <text:p>117227</text:p>
          </table:table-cell>
          <table:table-cell office:value-type="float" office:value="197383" calcext:value-type="float">
            <text:p>197383</text:p>
          </table:table-cell>
          <table:table-cell office:value-type="float" office:value="486882" calcext:value-type="float">
            <text:p>486882</text:p>
          </table:table-cell>
          <table:table-cell office:value-type="float" office:value="274980" calcext:value-type="float">
            <text:p>274980</text:p>
          </table:table-cell>
          <table:table-cell office:value-type="float" office:value="353687" calcext:value-type="float">
            <text:p>353687</text:p>
          </table:table-cell>
          <table:table-cell office:value-type="float" office:value="329191" calcext:value-type="float">
            <text:p>329191</text:p>
          </table:table-cell>
          <table:table-cell office:value-type="float" office:value="24497" calcext:value-type="float">
            <text:p>24497</text:p>
          </table:table-cell>
          <table:table-cell office:value-type="float" office:value="165202" calcext:value-type="float">
            <text:p>165202</text:p>
          </table:table-cell>
          <table:table-cell office:value-type="float" office:value="997276" calcext:value-type="float">
            <text:p>997276</text:p>
          </table:table-cell>
          <table:table-cell office:value-type="float" office:value="453291" calcext:value-type="float">
            <text:p>453291</text:p>
          </table:table-cell>
          <table:table-cell office:value-type="float" office:value="338011" calcext:value-type="float">
            <text:p>338011</text:p>
          </table:table-cell>
          <table:table-cell office:value-type="float" office:value="115991" calcext:value-type="float">
            <text:p>115991</text:p>
          </table:table-cell>
          <table:table-cell office:value-type="float" office:value="89983" calcext:value-type="float">
            <text:p>89983</text:p>
          </table:table-cell>
          <table:table-cell office:value-type="float" office:value="89695" calcext:value-type="float">
            <text:p>89695</text:p>
          </table:table-cell>
          <table:table-cell office:value-type="float" office:value="46181" calcext:value-type="float">
            <text:p>46181</text:p>
          </table:table-cell>
          <table:table-cell office:value-type="float" office:value="43514" calcext:value-type="float">
            <text:p>43514</text:p>
          </table:table-cell>
          <table:table-cell office:value-type="float" office:value="295765" calcext:value-type="float">
            <text:p>295765</text:p>
          </table:table-cell>
          <table:table-cell office:value-type="float" office:value="69641" calcext:value-type="float">
            <text:p>69641</text:p>
          </table:table-cell>
          <table:table-cell office:value-type="float" office:value="226124" calcext:value-type="float">
            <text:p>226124</text:p>
          </table:table-cell>
          <table:table-cell office:value-type="float" office:value="257867" calcext:value-type="float">
            <text:p>257867</text:p>
          </table:table-cell>
          <table:table-cell office:value-type="float" office:value="1748357" calcext:value-type="float">
            <text:p>1748357</text:p>
          </table:table-cell>
          <table:table-cell office:value-type="float" office:value="455142" calcext:value-type="float">
            <text:p>455142</text:p>
          </table:table-cell>
          <table:table-cell office:value-type="float" office:value="399805" calcext:value-type="float">
            <text:p>399805</text:p>
          </table:table-cell>
          <table:table-cell office:value-type="float" office:value="242591" calcext:value-type="float">
            <text:p>242591</text:p>
          </table:table-cell>
          <table:table-cell office:value-type="float" office:value="157214" calcext:value-type="float">
            <text:p>157214</text:p>
          </table:table-cell>
          <table:table-cell office:value-type="float" office:value="55337" calcext:value-type="float">
            <text:p>55337</text:p>
          </table:table-cell>
          <table:table-cell office:value-type="float" office:value="1293215" calcext:value-type="float">
            <text:p>1293215</text:p>
          </table:table-cell>
          <table:table-cell office:value-type="float" office:value="1197762" calcext:value-type="float">
            <text:p>1197762</text:p>
          </table:table-cell>
          <table:table-cell office:value-type="float" office:value="644709" calcext:value-type="float">
            <text:p>644709</text:p>
          </table:table-cell>
          <table:table-cell office:value-type="float" office:value="553053" calcext:value-type="float">
            <text:p>553053</text:p>
          </table:table-cell>
          <table:table-cell office:value-type="float" office:value="95452" calcext:value-type="float">
            <text:p>95452</text:p>
          </table:table-cell>
          <table:table-cell office:value-type="float" office:value="-9415" calcext:value-type="float">
            <text:p>-9415</text:p>
          </table:table-cell>
          <table:table-cell office:value-type="float" office:value="6613" calcext:value-type="float">
            <text:p>6613</text:p>
          </table:table-cell>
          <table:table-cell office:value-type="float" office:value="16029" calcext:value-type="float">
            <text:p>16029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float" office:value="9249097" calcext:value-type="float">
            <text:p>9249097</text:p>
          </table:table-cell>
          <table:table-cell office:value-type="float" office:value="9259655" calcext:value-type="float">
            <text:p>9259655</text:p>
          </table:table-cell>
          <table:table-cell office:value-type="float" office:value="7468702" calcext:value-type="float">
            <text:p>7468702</text:p>
          </table:table-cell>
          <table:table-cell office:value-type="float" office:value="50971" calcext:value-type="float">
            <text:p>50971</text:p>
          </table:table-cell>
          <table:table-cell office:value-type="float" office:value="29109" calcext:value-type="float">
            <text:p>29109</text:p>
          </table:table-cell>
          <table:table-cell office:value-type="float" office:value="21862" calcext:value-type="float">
            <text:p>21862</text:p>
          </table:table-cell>
          <table:table-cell office:value-type="float" office:value="101138" calcext:value-type="float">
            <text:p>101138</text:p>
          </table:table-cell>
          <table:table-cell office:value-type="float" office:value="39296" calcext:value-type="float">
            <text:p>39296</text:p>
          </table:table-cell>
          <table:table-cell office:value-type="float" office:value="18454" calcext:value-type="float">
            <text:p>18454</text:p>
          </table:table-cell>
          <table:table-cell office:value-type="float" office:value="43387" calcext:value-type="float">
            <text:p>43387</text:p>
          </table:table-cell>
          <table:table-cell office:value-type="float" office:value="75188" calcext:value-type="float">
            <text:p>75188</text:p>
          </table:table-cell>
          <table:table-cell office:value-type="float" office:value="422384" calcext:value-type="float">
            <text:p>422384</text:p>
          </table:table-cell>
          <table:table-cell office:value-type="float" office:value="973018" calcext:value-type="float">
            <text:p>973018</text:p>
          </table:table-cell>
          <table:table-cell office:value-type="float" office:value="638559" calcext:value-type="float">
            <text:p>638559</text:p>
          </table:table-cell>
          <table:table-cell office:value-type="float" office:value="19374" calcext:value-type="float">
            <text:p>19374</text:p>
          </table:table-cell>
          <table:table-cell office:value-type="float" office:value="25637" calcext:value-type="float">
            <text:p>25637</text:p>
          </table:table-cell>
          <table:table-cell office:value-type="float" office:value="31826" calcext:value-type="float">
            <text:p>31826</text:p>
          </table:table-cell>
          <table:table-cell office:value-type="float" office:value="95323" calcext:value-type="float">
            <text:p>95323</text:p>
          </table:table-cell>
          <table:table-cell office:value-type="float" office:value="92621" calcext:value-type="float">
            <text:p>92621</text:p>
          </table:table-cell>
          <table:table-cell office:value-type="float" office:value="132262" calcext:value-type="float">
            <text:p>132262</text:p>
          </table:table-cell>
          <table:table-cell office:value-type="float" office:value="33582" calcext:value-type="float">
            <text:p>33582</text:p>
          </table:table-cell>
          <table:table-cell office:value-type="float" office:value="64720" calcext:value-type="float">
            <text:p>64720</text:p>
          </table:table-cell>
          <table:table-cell office:value-type="float" office:value="75694" calcext:value-type="float">
            <text:p>75694</text:p>
          </table:table-cell>
          <table:table-cell office:value-type="float" office:value="18724" calcext:value-type="float">
            <text:p>18724</text:p>
          </table:table-cell>
          <table:table-cell office:value-type="float" office:value="48796" calcext:value-type="float">
            <text:p>48796</text:p>
          </table:table-cell>
          <table:table-cell office:value-type="float" office:value="334459" calcext:value-type="float">
            <text:p>334459</text:p>
          </table:table-cell>
          <table:table-cell office:value-type="float" office:value="100054" calcext:value-type="float">
            <text:p>100054</text:p>
          </table:table-cell>
          <table:table-cell office:value-type="float" office:value="12081" calcext:value-type="float">
            <text:p>12081</text:p>
          </table:table-cell>
          <table:table-cell office:value-type="float" office:value="8370" calcext:value-type="float">
            <text:p>8370</text:p>
          </table:table-cell>
          <table:table-cell office:value-type="float" office:value="29785" calcext:value-type="float">
            <text:p>29785</text:p>
          </table:table-cell>
          <table:table-cell office:value-type="float" office:value="25771" calcext:value-type="float">
            <text:p>25771</text:p>
          </table:table-cell>
          <table:table-cell office:value-type="float" office:value="19062" calcext:value-type="float">
            <text:p>19062</text:p>
          </table:table-cell>
          <table:table-cell office:value-type="float" office:value="97235" calcext:value-type="float">
            <text:p>97235</text:p>
          </table:table-cell>
          <table:table-cell office:value-type="float" office:value="42102" calcext:value-type="float">
            <text:p>42102</text:p>
          </table:table-cell>
          <table:table-cell office:value-type="float" office:value="489900" calcext:value-type="float">
            <text:p>489900</text:p>
          </table:table-cell>
          <table:table-cell office:value-type="float" office:value="288974" calcext:value-type="float">
            <text:p>288974</text:p>
          </table:table-cell>
          <table:table-cell office:value-type="float" office:value="200926" calcext:value-type="float">
            <text:p>200926</text:p>
          </table:table-cell>
          <table:table-cell office:value-type="float" office:value="545470" calcext:value-type="float">
            <text:p>545470</text:p>
          </table:table-cell>
          <table:table-cell office:value-type="float" office:value="103389" calcext:value-type="float">
            <text:p>103389</text:p>
          </table:table-cell>
          <table:table-cell office:value-type="float" office:value="87586" calcext:value-type="float">
            <text:p>87586</text:p>
          </table:table-cell>
          <table:table-cell office:value-type="float" office:value="87191" calcext:value-type="float">
            <text:p>87191</text:p>
          </table:table-cell>
          <table:table-cell office:value-type="float" office:value="267305" calcext:value-type="float">
            <text:p>267305</text:p>
          </table:table-cell>
          <table:table-cell office:value-type="float" office:value="296785" calcext:value-type="float">
            <text:p>296785</text:p>
          </table:table-cell>
          <table:table-cell office:value-type="float" office:value="44412" calcext:value-type="float">
            <text:p>44412</text:p>
          </table:table-cell>
          <table:table-cell office:value-type="float" office:value="23162" calcext:value-type="float">
            <text:p>23162</text:p>
          </table:table-cell>
          <table:table-cell office:value-type="float" office:value="7142" calcext:value-type="float">
            <text:p>7142</text:p>
          </table:table-cell>
          <table:table-cell office:value-type="float" office:value="86802" calcext:value-type="float">
            <text:p>86802</text:p>
          </table:table-cell>
          <table:table-cell office:value-type="float" office:value="18630" calcext:value-type="float">
            <text:p>18630</text:p>
          </table:table-cell>
          <table:table-cell office:value-type="float" office:value="6575" calcext:value-type="float">
            <text:p>6575</text:p>
          </table:table-cell>
          <table:table-cell office:value-type="float" office:value="72008" calcext:value-type="float">
            <text:p>72008</text:p>
          </table:table-cell>
          <table:table-cell office:value-type="float" office:value="38054" calcext:value-type="float">
            <text:p>38054</text:p>
          </table:table-cell>
          <table:table-cell office:value-type="float" office:value="304390" calcext:value-type="float">
            <text:p>304390</text:p>
          </table:table-cell>
          <table:table-cell office:value-type="float" office:value="106900" calcext:value-type="float">
            <text:p>106900</text:p>
          </table:table-cell>
          <table:table-cell office:value-type="float" office:value="32331" calcext:value-type="float">
            <text:p>32331</text:p>
          </table:table-cell>
          <table:table-cell office:value-type="float" office:value="115320" calcext:value-type="float">
            <text:p>115320</text:p>
          </table:table-cell>
          <table:table-cell office:value-type="float" office:value="49840" calcext:value-type="float">
            <text:p>49840</text:p>
          </table:table-cell>
          <table:table-cell office:value-type="float" office:value="681085" calcext:value-type="float">
            <text:p>681085</text:p>
          </table:table-cell>
          <table:table-cell office:value-type="float" office:value="222567" calcext:value-type="float">
            <text:p>222567</text:p>
          </table:table-cell>
          <table:table-cell office:value-type="float" office:value="223632" calcext:value-type="float">
            <text:p>223632</text:p>
          </table:table-cell>
          <table:table-cell office:value-type="float" office:value="234022" calcext:value-type="float">
            <text:p>234022</text:p>
          </table:table-cell>
          <table:table-cell office:value-type="float" office:value="864" calcext:value-type="float">
            <text:p>864</text:p>
          </table:table-cell>
          <table:table-cell office:value-type="float" office:value="126376" calcext:value-type="float">
            <text:p>126376</text:p>
          </table:table-cell>
          <table:table-cell office:value-type="float" office:value="93282" calcext:value-type="float">
            <text:p>93282</text:p>
          </table:table-cell>
          <table:table-cell office:value-type="float" office:value="33094" calcext:value-type="float">
            <text:p>33094</text:p>
          </table:table-cell>
          <table:table-cell office:value-type="float" office:value="848948" calcext:value-type="float">
            <text:p>848948</text:p>
          </table:table-cell>
          <table:table-cell office:value-type="float" office:value="118965" calcext:value-type="float">
            <text:p>118965</text:p>
          </table:table-cell>
          <table:table-cell office:value-type="float" office:value="213681" calcext:value-type="float">
            <text:p>213681</text:p>
          </table:table-cell>
          <table:table-cell office:value-type="float" office:value="516302" calcext:value-type="float">
            <text:p>516302</text:p>
          </table:table-cell>
          <table:table-cell office:value-type="float" office:value="287434" calcext:value-type="float">
            <text:p>287434</text:p>
          </table:table-cell>
          <table:table-cell office:value-type="float" office:value="376718" calcext:value-type="float">
            <text:p>376718</text:p>
          </table:table-cell>
          <table:table-cell office:value-type="float" office:value="350814" calcext:value-type="float">
            <text:p>350814</text:p>
          </table:table-cell>
          <table:table-cell office:value-type="float" office:value="25904" calcext:value-type="float">
            <text:p>25904</text:p>
          </table:table-cell>
          <table:table-cell office:value-type="float" office:value="174871" calcext:value-type="float">
            <text:p>174871</text:p>
          </table:table-cell>
          <table:table-cell office:value-type="float" office:value="1028260" calcext:value-type="float">
            <text:p>1028260</text:p>
          </table:table-cell>
          <table:table-cell office:value-type="float" office:value="469249" calcext:value-type="float">
            <text:p>469249</text:p>
          </table:table-cell>
          <table:table-cell office:value-type="float" office:value="345371" calcext:value-type="float">
            <text:p>345371</text:p>
          </table:table-cell>
          <table:table-cell office:value-type="float" office:value="118991" calcext:value-type="float">
            <text:p>118991</text:p>
          </table:table-cell>
          <table:table-cell office:value-type="float" office:value="94650" calcext:value-type="float">
            <text:p>94650</text:p>
          </table:table-cell>
          <table:table-cell office:value-type="float" office:value="96725" calcext:value-type="float">
            <text:p>96725</text:p>
          </table:table-cell>
          <table:table-cell office:value-type="float" office:value="49717" calcext:value-type="float">
            <text:p>49717</text:p>
          </table:table-cell>
          <table:table-cell office:value-type="float" office:value="47008" calcext:value-type="float">
            <text:p>47008</text:p>
          </table:table-cell>
          <table:table-cell office:value-type="float" office:value="316203" calcext:value-type="float">
            <text:p>316203</text:p>
          </table:table-cell>
          <table:table-cell office:value-type="float" office:value="73923" calcext:value-type="float">
            <text:p>73923</text:p>
          </table:table-cell>
          <table:table-cell office:value-type="float" office:value="242281" calcext:value-type="float">
            <text:p>242281</text:p>
          </table:table-cell>
          <table:table-cell office:value-type="float" office:value="272838" calcext:value-type="float">
            <text:p>272838</text:p>
          </table:table-cell>
          <table:table-cell office:value-type="float" office:value="1790952" calcext:value-type="float">
            <text:p>1790952</text:p>
          </table:table-cell>
          <table:table-cell office:value-type="float" office:value="459954" calcext:value-type="float">
            <text:p>459954</text:p>
          </table:table-cell>
          <table:table-cell office:value-type="float" office:value="404166" calcext:value-type="float">
            <text:p>404166</text:p>
          </table:table-cell>
          <table:table-cell office:value-type="float" office:value="250437" calcext:value-type="float">
            <text:p>250437</text:p>
          </table:table-cell>
          <table:table-cell office:value-type="float" office:value="153729" calcext:value-type="float">
            <text:p>153729</text:p>
          </table:table-cell>
          <table:table-cell office:value-type="float" office:value="55788" calcext:value-type="float">
            <text:p>55788</text:p>
          </table:table-cell>
          <table:table-cell office:value-type="float" office:value="1330998" calcext:value-type="float">
            <text:p>1330998</text:p>
          </table:table-cell>
          <table:table-cell office:value-type="float" office:value="1232456" calcext:value-type="float">
            <text:p>1232456</text:p>
          </table:table-cell>
          <table:table-cell office:value-type="float" office:value="660730" calcext:value-type="float">
            <text:p>660730</text:p>
          </table:table-cell>
          <table:table-cell office:value-type="float" office:value="571725" calcext:value-type="float">
            <text:p>571725</text:p>
          </table:table-cell>
          <table:table-cell office:value-type="float" office:value="98543" calcext:value-type="float">
            <text:p>98543</text:p>
          </table:table-cell>
          <table:table-cell office:value-type="float" office:value="-10558" calcext:value-type="float">
            <text:p>-10558</text:p>
          </table:table-cell>
          <table:table-cell office:value-type="float" office:value="6503" calcext:value-type="float">
            <text:p>6503</text:p>
          </table:table-cell>
          <table:table-cell office:value-type="float" office:value="17061" calcext:value-type="float">
            <text:p>17061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float" office:value="9699419" calcext:value-type="float">
            <text:p>9699419</text:p>
          </table:table-cell>
          <table:table-cell office:value-type="float" office:value="9709535" calcext:value-type="float">
            <text:p>9709535</text:p>
          </table:table-cell>
          <table:table-cell office:value-type="float" office:value="7863213" calcext:value-type="float">
            <text:p>7863213</text:p>
          </table:table-cell>
          <table:table-cell office:value-type="float" office:value="50616" calcext:value-type="float">
            <text:p>50616</text:p>
          </table:table-cell>
          <table:table-cell office:value-type="float" office:value="27205" calcext:value-type="float">
            <text:p>27205</text:p>
          </table:table-cell>
          <table:table-cell office:value-type="float" office:value="23410" calcext:value-type="float">
            <text:p>23410</text:p>
          </table:table-cell>
          <table:table-cell office:value-type="float" office:value="91867" calcext:value-type="float">
            <text:p>91867</text:p>
          </table:table-cell>
          <table:table-cell office:value-type="float" office:value="38814" calcext:value-type="float">
            <text:p>38814</text:p>
          </table:table-cell>
          <table:table-cell office:value-type="float" office:value="18055" calcext:value-type="float">
            <text:p>18055</text:p>
          </table:table-cell>
          <table:table-cell office:value-type="float" office:value="34998" calcext:value-type="float">
            <text:p>34998</text:p>
          </table:table-cell>
          <table:table-cell office:value-type="float" office:value="77628" calcext:value-type="float">
            <text:p>77628</text:p>
          </table:table-cell>
          <table:table-cell office:value-type="float" office:value="458477" calcext:value-type="float">
            <text:p>458477</text:p>
          </table:table-cell>
          <table:table-cell office:value-type="float" office:value="1006425" calcext:value-type="float">
            <text:p>1006425</text:p>
          </table:table-cell>
          <table:table-cell office:value-type="float" office:value="662696" calcext:value-type="float">
            <text:p>662696</text:p>
          </table:table-cell>
          <table:table-cell office:value-type="float" office:value="20428" calcext:value-type="float">
            <text:p>20428</text:p>
          </table:table-cell>
          <table:table-cell office:value-type="float" office:value="27080" calcext:value-type="float">
            <text:p>27080</text:p>
          </table:table-cell>
          <table:table-cell office:value-type="float" office:value="31636" calcext:value-type="float">
            <text:p>31636</text:p>
          </table:table-cell>
          <table:table-cell office:value-type="float" office:value="97092" calcext:value-type="float">
            <text:p>97092</text:p>
          </table:table-cell>
          <table:table-cell office:value-type="float" office:value="94664" calcext:value-type="float">
            <text:p>94664</text:p>
          </table:table-cell>
          <table:table-cell office:value-type="float" office:value="137529" calcext:value-type="float">
            <text:p>137529</text:p>
          </table:table-cell>
          <table:table-cell office:value-type="float" office:value="34671" calcext:value-type="float">
            <text:p>34671</text:p>
          </table:table-cell>
          <table:table-cell office:value-type="float" office:value="69905" calcext:value-type="float">
            <text:p>69905</text:p>
          </table:table-cell>
          <table:table-cell office:value-type="float" office:value="77790" calcext:value-type="float">
            <text:p>77790</text:p>
          </table:table-cell>
          <table:table-cell office:value-type="float" office:value="20277" calcext:value-type="float">
            <text:p>20277</text:p>
          </table:table-cell>
          <table:table-cell office:value-type="float" office:value="51622" calcext:value-type="float">
            <text:p>51622</text:p>
          </table:table-cell>
          <table:table-cell office:value-type="float" office:value="343730" calcext:value-type="float">
            <text:p>343730</text:p>
          </table:table-cell>
          <table:table-cell office:value-type="float" office:value="103480" calcext:value-type="float">
            <text:p>103480</text:p>
          </table:table-cell>
          <table:table-cell office:value-type="float" office:value="12017" calcext:value-type="float">
            <text:p>12017</text:p>
          </table:table-cell>
          <table:table-cell office:value-type="float" office:value="8174" calcext:value-type="float">
            <text:p>8174</text:p>
          </table:table-cell>
          <table:table-cell office:value-type="float" office:value="30172" calcext:value-type="float">
            <text:p>30172</text:p>
          </table:table-cell>
          <table:table-cell office:value-type="float" office:value="26028" calcext:value-type="float">
            <text:p>26028</text:p>
          </table:table-cell>
          <table:table-cell office:value-type="float" office:value="19815" calcext:value-type="float">
            <text:p>19815</text:p>
          </table:table-cell>
          <table:table-cell office:value-type="float" office:value="100482" calcext:value-type="float">
            <text:p>100482</text:p>
          </table:table-cell>
          <table:table-cell office:value-type="float" office:value="43560" calcext:value-type="float">
            <text:p>43560</text:p>
          </table:table-cell>
          <table:table-cell office:value-type="float" office:value="509809" calcext:value-type="float">
            <text:p>509809</text:p>
          </table:table-cell>
          <table:table-cell office:value-type="float" office:value="300682" calcext:value-type="float">
            <text:p>300682</text:p>
          </table:table-cell>
          <table:table-cell office:value-type="float" office:value="209128" calcext:value-type="float">
            <text:p>209128</text:p>
          </table:table-cell>
          <table:table-cell office:value-type="float" office:value="573627" calcext:value-type="float">
            <text:p>573627</text:p>
          </table:table-cell>
          <table:table-cell office:value-type="float" office:value="110163" calcext:value-type="float">
            <text:p>110163</text:p>
          </table:table-cell>
          <table:table-cell office:value-type="float" office:value="92549" calcext:value-type="float">
            <text:p>92549</text:p>
          </table:table-cell>
          <table:table-cell office:value-type="float" office:value="90339" calcext:value-type="float">
            <text:p>90339</text:p>
          </table:table-cell>
          <table:table-cell office:value-type="float" office:value="280575" calcext:value-type="float">
            <text:p>280575</text:p>
          </table:table-cell>
          <table:table-cell office:value-type="float" office:value="320031" calcext:value-type="float">
            <text:p>320031</text:p>
          </table:table-cell>
          <table:table-cell office:value-type="float" office:value="48445" calcext:value-type="float">
            <text:p>48445</text:p>
          </table:table-cell>
          <table:table-cell office:value-type="float" office:value="24226" calcext:value-type="float">
            <text:p>24226</text:p>
          </table:table-cell>
          <table:table-cell office:value-type="float" office:value="7322" calcext:value-type="float">
            <text:p>7322</text:p>
          </table:table-cell>
          <table:table-cell office:value-type="float" office:value="92014" calcext:value-type="float">
            <text:p>92014</text:p>
          </table:table-cell>
          <table:table-cell office:value-type="float" office:value="19815" calcext:value-type="float">
            <text:p>19815</text:p>
          </table:table-cell>
          <table:table-cell office:value-type="float" office:value="7146" calcext:value-type="float">
            <text:p>7146</text:p>
          </table:table-cell>
          <table:table-cell office:value-type="float" office:value="77801" calcext:value-type="float">
            <text:p>77801</text:p>
          </table:table-cell>
          <table:table-cell office:value-type="float" office:value="43261" calcext:value-type="float">
            <text:p>43261</text:p>
          </table:table-cell>
          <table:table-cell office:value-type="float" office:value="318675" calcext:value-type="float">
            <text:p>318675</text:p>
          </table:table-cell>
          <table:table-cell office:value-type="float" office:value="114787" calcext:value-type="float">
            <text:p>114787</text:p>
          </table:table-cell>
          <table:table-cell office:value-type="float" office:value="34244" calcext:value-type="float">
            <text:p>34244</text:p>
          </table:table-cell>
          <table:table-cell office:value-type="float" office:value="112649" calcext:value-type="float">
            <text:p>112649</text:p>
          </table:table-cell>
          <table:table-cell office:value-type="float" office:value="56995" calcext:value-type="float">
            <text:p>56995</text:p>
          </table:table-cell>
          <table:table-cell office:value-type="float" office:value="715705" calcext:value-type="float">
            <text:p>715705</text:p>
          </table:table-cell>
          <table:table-cell office:value-type="float" office:value="236473" calcext:value-type="float">
            <text:p>236473</text:p>
          </table:table-cell>
          <table:table-cell office:value-type="float" office:value="227418" calcext:value-type="float">
            <text:p>227418</text:p>
          </table:table-cell>
          <table:table-cell office:value-type="float" office:value="250693" calcext:value-type="float">
            <text:p>250693</text:p>
          </table:table-cell>
          <table:table-cell office:value-type="float" office:value="1121" calcext:value-type="float">
            <text:p>1121</text:p>
          </table:table-cell>
          <table:table-cell office:value-type="float" office:value="136707" calcext:value-type="float">
            <text:p>136707</text:p>
          </table:table-cell>
          <table:table-cell office:value-type="float" office:value="102208" calcext:value-type="float">
            <text:p>102208</text:p>
          </table:table-cell>
          <table:table-cell office:value-type="float" office:value="34499" calcext:value-type="float">
            <text:p>34499</text:p>
          </table:table-cell>
          <table:table-cell office:value-type="float" office:value="909431" calcext:value-type="float">
            <text:p>909431</text:p>
          </table:table-cell>
          <table:table-cell office:value-type="float" office:value="122863" calcext:value-type="float">
            <text:p>122863</text:p>
          </table:table-cell>
          <table:table-cell office:value-type="float" office:value="234630" calcext:value-type="float">
            <text:p>234630</text:p>
          </table:table-cell>
          <table:table-cell office:value-type="float" office:value="551939" calcext:value-type="float">
            <text:p>551939</text:p>
          </table:table-cell>
          <table:table-cell office:value-type="float" office:value="302345" calcext:value-type="float">
            <text:p>302345</text:p>
          </table:table-cell>
          <table:table-cell office:value-type="float" office:value="398148" calcext:value-type="float">
            <text:p>398148</text:p>
          </table:table-cell>
          <table:table-cell office:value-type="float" office:value="371539" calcext:value-type="float">
            <text:p>371539</text:p>
          </table:table-cell>
          <table:table-cell office:value-type="float" office:value="26608" calcext:value-type="float">
            <text:p>26608</text:p>
          </table:table-cell>
          <table:table-cell office:value-type="float" office:value="180447" calcext:value-type="float">
            <text:p>180447</text:p>
          </table:table-cell>
          <table:table-cell office:value-type="float" office:value="1085134" calcext:value-type="float">
            <text:p>1085134</text:p>
          </table:table-cell>
          <table:table-cell office:value-type="float" office:value="494895" calcext:value-type="float">
            <text:p>494895</text:p>
          </table:table-cell>
          <table:table-cell office:value-type="float" office:value="366378" calcext:value-type="float">
            <text:p>366378</text:p>
          </table:table-cell>
          <table:table-cell office:value-type="float" office:value="123477" calcext:value-type="float">
            <text:p>123477</text:p>
          </table:table-cell>
          <table:table-cell office:value-type="float" office:value="100385" calcext:value-type="float">
            <text:p>100385</text:p>
          </table:table-cell>
          <table:table-cell office:value-type="float" office:value="100888" calcext:value-type="float">
            <text:p>100888</text:p>
          </table:table-cell>
          <table:table-cell office:value-type="float" office:value="52218" calcext:value-type="float">
            <text:p>52218</text:p>
          </table:table-cell>
          <table:table-cell office:value-type="float" office:value="48669" calcext:value-type="float">
            <text:p>48669</text:p>
          </table:table-cell>
          <table:table-cell office:value-type="float" office:value="340858" calcext:value-type="float">
            <text:p>340858</text:p>
          </table:table-cell>
          <table:table-cell office:value-type="float" office:value="77673" calcext:value-type="float">
            <text:p>77673</text:p>
          </table:table-cell>
          <table:table-cell office:value-type="float" office:value="263185" calcext:value-type="float">
            <text:p>263185</text:p>
          </table:table-cell>
          <table:table-cell office:value-type="float" office:value="286397" calcext:value-type="float">
            <text:p>286397</text:p>
          </table:table-cell>
          <table:table-cell office:value-type="float" office:value="1846322" calcext:value-type="float">
            <text:p>1846322</text:p>
          </table:table-cell>
          <table:table-cell office:value-type="float" office:value="469030" calcext:value-type="float">
            <text:p>469030</text:p>
          </table:table-cell>
          <table:table-cell office:value-type="float" office:value="409923" calcext:value-type="float">
            <text:p>409923</text:p>
          </table:table-cell>
          <table:table-cell office:value-type="float" office:value="258531" calcext:value-type="float">
            <text:p>258531</text:p>
          </table:table-cell>
          <table:table-cell office:value-type="float" office:value="151392" calcext:value-type="float">
            <text:p>151392</text:p>
          </table:table-cell>
          <table:table-cell office:value-type="float" office:value="59107" calcext:value-type="float">
            <text:p>59107</text:p>
          </table:table-cell>
          <table:table-cell office:value-type="float" office:value="1377292" calcext:value-type="float">
            <text:p>1377292</text:p>
          </table:table-cell>
          <table:table-cell office:value-type="float" office:value="1275273" calcext:value-type="float">
            <text:p>1275273</text:p>
          </table:table-cell>
          <table:table-cell office:value-type="float" office:value="682932" calcext:value-type="float">
            <text:p>682932</text:p>
          </table:table-cell>
          <table:table-cell office:value-type="float" office:value="592341" calcext:value-type="float">
            <text:p>592341</text:p>
          </table:table-cell>
          <table:table-cell office:value-type="float" office:value="102019" calcext:value-type="float">
            <text:p>102019</text:p>
          </table:table-cell>
          <table:table-cell office:value-type="float" office:value="-10117" calcext:value-type="float">
            <text:p>-10117</text:p>
          </table:table-cell>
          <table:table-cell office:value-type="float" office:value="6578" calcext:value-type="float">
            <text:p>6578</text:p>
          </table:table-cell>
          <table:table-cell office:value-type="float" office:value="16695" calcext:value-type="float">
            <text:p>16695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float" office:value="9963857" calcext:value-type="float">
            <text:p>9963857</text:p>
          </table:table-cell>
          <table:table-cell office:value-type="float" office:value="9974845" calcext:value-type="float">
            <text:p>9974845</text:p>
          </table:table-cell>
          <table:table-cell office:value-type="float" office:value="8087977" calcext:value-type="float">
            <text:p>8087977</text:p>
          </table:table-cell>
          <table:table-cell office:value-type="float" office:value="53652" calcext:value-type="float">
            <text:p>53652</text:p>
          </table:table-cell>
          <table:table-cell office:value-type="float" office:value="29030" calcext:value-type="float">
            <text:p>29030</text:p>
          </table:table-cell>
          <table:table-cell office:value-type="float" office:value="24622" calcext:value-type="float">
            <text:p>24622</text:p>
          </table:table-cell>
          <table:table-cell office:value-type="float" office:value="74503" calcext:value-type="float">
            <text:p>74503</text:p>
          </table:table-cell>
          <table:table-cell office:value-type="float" office:value="33722" calcext:value-type="float">
            <text:p>33722</text:p>
          </table:table-cell>
          <table:table-cell office:value-type="float" office:value="16384" calcext:value-type="float">
            <text:p>16384</text:p>
          </table:table-cell>
          <table:table-cell office:value-type="float" office:value="24397" calcext:value-type="float">
            <text:p>24397</text:p>
          </table:table-cell>
          <table:table-cell office:value-type="float" office:value="81410" calcext:value-type="float">
            <text:p>81410</text:p>
          </table:table-cell>
          <table:table-cell office:value-type="float" office:value="485926" calcext:value-type="float">
            <text:p>485926</text:p>
          </table:table-cell>
          <table:table-cell office:value-type="float" office:value="1013204" calcext:value-type="float">
            <text:p>1013204</text:p>
          </table:table-cell>
          <table:table-cell office:value-type="float" office:value="666005" calcext:value-type="float">
            <text:p>666005</text:p>
          </table:table-cell>
          <table:table-cell office:value-type="float" office:value="21057" calcext:value-type="float">
            <text:p>21057</text:p>
          </table:table-cell>
          <table:table-cell office:value-type="float" office:value="28009" calcext:value-type="float">
            <text:p>28009</text:p>
          </table:table-cell>
          <table:table-cell office:value-type="float" office:value="30390" calcext:value-type="float">
            <text:p>30390</text:p>
          </table:table-cell>
          <table:table-cell office:value-type="float" office:value="95615" calcext:value-type="float">
            <text:p>95615</text:p>
          </table:table-cell>
          <table:table-cell office:value-type="float" office:value="90796" calcext:value-type="float">
            <text:p>90796</text:p>
          </table:table-cell>
          <table:table-cell office:value-type="float" office:value="142702" calcext:value-type="float">
            <text:p>142702</text:p>
          </table:table-cell>
          <table:table-cell office:value-type="float" office:value="34954" calcext:value-type="float">
            <text:p>34954</text:p>
          </table:table-cell>
          <table:table-cell office:value-type="float" office:value="72433" calcext:value-type="float">
            <text:p>72433</text:p>
          </table:table-cell>
          <table:table-cell office:value-type="float" office:value="77318" calcext:value-type="float">
            <text:p>77318</text:p>
          </table:table-cell>
          <table:table-cell office:value-type="float" office:value="20972" calcext:value-type="float">
            <text:p>20972</text:p>
          </table:table-cell>
          <table:table-cell office:value-type="float" office:value="51760" calcext:value-type="float">
            <text:p>51760</text:p>
          </table:table-cell>
          <table:table-cell office:value-type="float" office:value="347199" calcext:value-type="float">
            <text:p>347199</text:p>
          </table:table-cell>
          <table:table-cell office:value-type="float" office:value="107654" calcext:value-type="float">
            <text:p>107654</text:p>
          </table:table-cell>
          <table:table-cell office:value-type="float" office:value="12034" calcext:value-type="float">
            <text:p>12034</text:p>
          </table:table-cell>
          <table:table-cell office:value-type="float" office:value="8061" calcext:value-type="float">
            <text:p>8061</text:p>
          </table:table-cell>
          <table:table-cell office:value-type="float" office:value="29958" calcext:value-type="float">
            <text:p>29958</text:p>
          </table:table-cell>
          <table:table-cell office:value-type="float" office:value="26148" calcext:value-type="float">
            <text:p>26148</text:p>
          </table:table-cell>
          <table:table-cell office:value-type="float" office:value="19421" calcext:value-type="float">
            <text:p>19421</text:p>
          </table:table-cell>
          <table:table-cell office:value-type="float" office:value="99022" calcext:value-type="float">
            <text:p>99022</text:p>
          </table:table-cell>
          <table:table-cell office:value-type="float" office:value="44901" calcext:value-type="float">
            <text:p>44901</text:p>
          </table:table-cell>
          <table:table-cell office:value-type="float" office:value="511064" calcext:value-type="float">
            <text:p>511064</text:p>
          </table:table-cell>
          <table:table-cell office:value-type="float" office:value="302771" calcext:value-type="float">
            <text:p>302771</text:p>
          </table:table-cell>
          <table:table-cell office:value-type="float" office:value="208293" calcext:value-type="float">
            <text:p>208293</text:p>
          </table:table-cell>
          <table:table-cell office:value-type="float" office:value="587754" calcext:value-type="float">
            <text:p>587754</text:p>
          </table:table-cell>
          <table:table-cell office:value-type="float" office:value="114744" calcext:value-type="float">
            <text:p>114744</text:p>
          </table:table-cell>
          <table:table-cell office:value-type="float" office:value="93476" calcext:value-type="float">
            <text:p>93476</text:p>
          </table:table-cell>
          <table:table-cell office:value-type="float" office:value="91770" calcext:value-type="float">
            <text:p>91770</text:p>
          </table:table-cell>
          <table:table-cell office:value-type="float" office:value="287764" calcext:value-type="float">
            <text:p>287764</text:p>
          </table:table-cell>
          <table:table-cell office:value-type="float" office:value="332753" calcext:value-type="float">
            <text:p>332753</text:p>
          </table:table-cell>
          <table:table-cell office:value-type="float" office:value="53406" calcext:value-type="float">
            <text:p>53406</text:p>
          </table:table-cell>
          <table:table-cell office:value-type="float" office:value="21943" calcext:value-type="float">
            <text:p>21943</text:p>
          </table:table-cell>
          <table:table-cell office:value-type="float" office:value="7057" calcext:value-type="float">
            <text:p>7057</text:p>
          </table:table-cell>
          <table:table-cell office:value-type="float" office:value="92656" calcext:value-type="float">
            <text:p>92656</text:p>
          </table:table-cell>
          <table:table-cell office:value-type="float" office:value="20959" calcext:value-type="float">
            <text:p>20959</text:p>
          </table:table-cell>
          <table:table-cell office:value-type="float" office:value="7228" calcext:value-type="float">
            <text:p>7228</text:p>
          </table:table-cell>
          <table:table-cell office:value-type="float" office:value="80891" calcext:value-type="float">
            <text:p>80891</text:p>
          </table:table-cell>
          <table:table-cell office:value-type="float" office:value="48613" calcext:value-type="float">
            <text:p>48613</text:p>
          </table:table-cell>
          <table:table-cell office:value-type="float" office:value="329043" calcext:value-type="float">
            <text:p>329043</text:p>
          </table:table-cell>
          <table:table-cell office:value-type="float" office:value="118896" calcext:value-type="float">
            <text:p>118896</text:p>
          </table:table-cell>
          <table:table-cell office:value-type="float" office:value="35657" calcext:value-type="float">
            <text:p>35657</text:p>
          </table:table-cell>
          <table:table-cell office:value-type="float" office:value="112705" calcext:value-type="float">
            <text:p>112705</text:p>
          </table:table-cell>
          <table:table-cell office:value-type="float" office:value="61784" calcext:value-type="float">
            <text:p>61784</text:p>
          </table:table-cell>
          <table:table-cell office:value-type="float" office:value="734168" calcext:value-type="float">
            <text:p>734168</text:p>
          </table:table-cell>
          <table:table-cell office:value-type="float" office:value="248131" calcext:value-type="float">
            <text:p>248131</text:p>
          </table:table-cell>
          <table:table-cell office:value-type="float" office:value="228653" calcext:value-type="float">
            <text:p>228653</text:p>
          </table:table-cell>
          <table:table-cell office:value-type="float" office:value="255775" calcext:value-type="float">
            <text:p>255775</text:p>
          </table:table-cell>
          <table:table-cell office:value-type="float" office:value="1609" calcext:value-type="float">
            <text:p>1609</text:p>
          </table:table-cell>
          <table:table-cell office:value-type="float" office:value="140681" calcext:value-type="float">
            <text:p>140681</text:p>
          </table:table-cell>
          <table:table-cell office:value-type="float" office:value="106035" calcext:value-type="float">
            <text:p>106035</text:p>
          </table:table-cell>
          <table:table-cell office:value-type="float" office:value="34646" calcext:value-type="float">
            <text:p>34646</text:p>
          </table:table-cell>
          <table:table-cell office:value-type="float" office:value="939094" calcext:value-type="float">
            <text:p>939094</text:p>
          </table:table-cell>
          <table:table-cell office:value-type="float" office:value="126068" calcext:value-type="float">
            <text:p>126068</text:p>
          </table:table-cell>
          <table:table-cell office:value-type="float" office:value="246318" calcext:value-type="float">
            <text:p>246318</text:p>
          </table:table-cell>
          <table:table-cell office:value-type="float" office:value="566708" calcext:value-type="float">
            <text:p>566708</text:p>
          </table:table-cell>
          <table:table-cell office:value-type="float" office:value="304607" calcext:value-type="float">
            <text:p>304607</text:p>
          </table:table-cell>
          <table:table-cell office:value-type="float" office:value="409792" calcext:value-type="float">
            <text:p>409792</text:p>
          </table:table-cell>
          <table:table-cell office:value-type="float" office:value="382711" calcext:value-type="float">
            <text:p>382711</text:p>
          </table:table-cell>
          <table:table-cell office:value-type="float" office:value="27081" calcext:value-type="float">
            <text:p>27081</text:p>
          </table:table-cell>
          <table:table-cell office:value-type="float" office:value="190545" calcext:value-type="float">
            <text:p>190545</text:p>
          </table:table-cell>
          <table:table-cell office:value-type="float" office:value="1136611" calcext:value-type="float">
            <text:p>1136611</text:p>
          </table:table-cell>
          <table:table-cell office:value-type="float" office:value="519507" calcext:value-type="float">
            <text:p>519507</text:p>
          </table:table-cell>
          <table:table-cell office:value-type="float" office:value="380902" calcext:value-type="float">
            <text:p>380902</text:p>
          </table:table-cell>
          <table:table-cell office:value-type="float" office:value="128676" calcext:value-type="float">
            <text:p>128676</text:p>
          </table:table-cell>
          <table:table-cell office:value-type="float" office:value="107525" calcext:value-type="float">
            <text:p>107525</text:p>
          </table:table-cell>
          <table:table-cell office:value-type="float" office:value="108088" calcext:value-type="float">
            <text:p>108088</text:p>
          </table:table-cell>
          <table:table-cell office:value-type="float" office:value="56260" calcext:value-type="float">
            <text:p>56260</text:p>
          </table:table-cell>
          <table:table-cell office:value-type="float" office:value="51828" calcext:value-type="float">
            <text:p>51828</text:p>
          </table:table-cell>
          <table:table-cell office:value-type="float" office:value="360200" calcext:value-type="float">
            <text:p>360200</text:p>
          </table:table-cell>
          <table:table-cell office:value-type="float" office:value="79558" calcext:value-type="float">
            <text:p>79558</text:p>
          </table:table-cell>
          <table:table-cell office:value-type="float" office:value="280642" calcext:value-type="float">
            <text:p>280642</text:p>
          </table:table-cell>
          <table:table-cell office:value-type="float" office:value="294883" calcext:value-type="float">
            <text:p>294883</text:p>
          </table:table-cell>
          <table:table-cell office:value-type="float" office:value="1886868" calcext:value-type="float">
            <text:p>1886868</text:p>
          </table:table-cell>
          <table:table-cell office:value-type="float" office:value="479187" calcext:value-type="float">
            <text:p>479187</text:p>
          </table:table-cell>
          <table:table-cell office:value-type="float" office:value="420741" calcext:value-type="float">
            <text:p>420741</text:p>
          </table:table-cell>
          <table:table-cell office:value-type="float" office:value="268621" calcext:value-type="float">
            <text:p>268621</text:p>
          </table:table-cell>
          <table:table-cell office:value-type="float" office:value="152120" calcext:value-type="float">
            <text:p>152120</text:p>
          </table:table-cell>
          <table:table-cell office:value-type="float" office:value="58446" calcext:value-type="float">
            <text:p>58446</text:p>
          </table:table-cell>
          <table:table-cell office:value-type="float" office:value="1407681" calcext:value-type="float">
            <text:p>1407681</text:p>
          </table:table-cell>
          <table:table-cell office:value-type="float" office:value="1303731" calcext:value-type="float">
            <text:p>1303731</text:p>
          </table:table-cell>
          <table:table-cell office:value-type="float" office:value="698718" calcext:value-type="float">
            <text:p>698718</text:p>
          </table:table-cell>
          <table:table-cell office:value-type="float" office:value="605013" calcext:value-type="float">
            <text:p>605013</text:p>
          </table:table-cell>
          <table:table-cell office:value-type="float" office:value="103949" calcext:value-type="float">
            <text:p>103949</text:p>
          </table:table-cell>
          <table:table-cell office:value-type="float" office:value="-10988" calcext:value-type="float">
            <text:p>-10988</text:p>
          </table:table-cell>
          <table:table-cell office:value-type="float" office:value="6329" calcext:value-type="float">
            <text:p>6329</text:p>
          </table:table-cell>
          <table:table-cell office:value-type="float" office:value="17317" calcext:value-type="float">
            <text:p>17317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float" office:value="10422544" calcext:value-type="float">
            <text:p>10422544</text:p>
          </table:table-cell>
          <table:table-cell office:value-type="float" office:value="10433094" calcext:value-type="float">
            <text:p>10433094</text:p>
          </table:table-cell>
          <table:table-cell office:value-type="float" office:value="8497006" calcext:value-type="float">
            <text:p>8497006</text:p>
          </table:table-cell>
          <table:table-cell office:value-type="float" office:value="56207" calcext:value-type="float">
            <text:p>56207</text:p>
          </table:table-cell>
          <table:table-cell office:value-type="float" office:value="30857" calcext:value-type="float">
            <text:p>30857</text:p>
          </table:table-cell>
          <table:table-cell office:value-type="float" office:value="25350" calcext:value-type="float">
            <text:p>25350</text:p>
          </table:table-cell>
          <table:table-cell office:value-type="float" office:value="76757" calcext:value-type="float">
            <text:p>76757</text:p>
          </table:table-cell>
          <table:table-cell office:value-type="float" office:value="29153" calcext:value-type="float">
            <text:p>29153</text:p>
          </table:table-cell>
          <table:table-cell office:value-type="float" office:value="17638" calcext:value-type="float">
            <text:p>17638</text:p>
          </table:table-cell>
          <table:table-cell office:value-type="float" office:value="29966" calcext:value-type="float">
            <text:p>29966</text:p>
          </table:table-cell>
          <table:table-cell office:value-type="float" office:value="81688" calcext:value-type="float">
            <text:p>81688</text:p>
          </table:table-cell>
          <table:table-cell office:value-type="float" office:value="520054" calcext:value-type="float">
            <text:p>520054</text:p>
          </table:table-cell>
          <table:table-cell office:value-type="float" office:value="1054183" calcext:value-type="float">
            <text:p>1054183</text:p>
          </table:table-cell>
          <table:table-cell office:value-type="float" office:value="695062" calcext:value-type="float">
            <text:p>695062</text:p>
          </table:table-cell>
          <table:table-cell office:value-type="float" office:value="22222" calcext:value-type="float">
            <text:p>22222</text:p>
          </table:table-cell>
          <table:table-cell office:value-type="float" office:value="29467" calcext:value-type="float">
            <text:p>29467</text:p>
          </table:table-cell>
          <table:table-cell office:value-type="float" office:value="31701" calcext:value-type="float">
            <text:p>31701</text:p>
          </table:table-cell>
          <table:table-cell office:value-type="float" office:value="99360" calcext:value-type="float">
            <text:p>99360</text:p>
          </table:table-cell>
          <table:table-cell office:value-type="float" office:value="94775" calcext:value-type="float">
            <text:p>94775</text:p>
          </table:table-cell>
          <table:table-cell office:value-type="float" office:value="150793" calcext:value-type="float">
            <text:p>150793</text:p>
          </table:table-cell>
          <table:table-cell office:value-type="float" office:value="36403" calcext:value-type="float">
            <text:p>36403</text:p>
          </table:table-cell>
          <table:table-cell office:value-type="float" office:value="75564" calcext:value-type="float">
            <text:p>75564</text:p>
          </table:table-cell>
          <table:table-cell office:value-type="float" office:value="78966" calcext:value-type="float">
            <text:p>78966</text:p>
          </table:table-cell>
          <table:table-cell office:value-type="float" office:value="21958" calcext:value-type="float">
            <text:p>21958</text:p>
          </table:table-cell>
          <table:table-cell office:value-type="float" office:value="53852" calcext:value-type="float">
            <text:p>53852</text:p>
          </table:table-cell>
          <table:table-cell office:value-type="float" office:value="359121" calcext:value-type="float">
            <text:p>359121</text:p>
          </table:table-cell>
          <table:table-cell office:value-type="float" office:value="113474" calcext:value-type="float">
            <text:p>113474</text:p>
          </table:table-cell>
          <table:table-cell office:value-type="float" office:value="12315" calcext:value-type="float">
            <text:p>12315</text:p>
          </table:table-cell>
          <table:table-cell office:value-type="float" office:value="7881" calcext:value-type="float">
            <text:p>7881</text:p>
          </table:table-cell>
          <table:table-cell office:value-type="float" office:value="30369" calcext:value-type="float">
            <text:p>30369</text:p>
          </table:table-cell>
          <table:table-cell office:value-type="float" office:value="26229" calcext:value-type="float">
            <text:p>26229</text:p>
          </table:table-cell>
          <table:table-cell office:value-type="float" office:value="19552" calcext:value-type="float">
            <text:p>19552</text:p>
          </table:table-cell>
          <table:table-cell office:value-type="float" office:value="102117" calcext:value-type="float">
            <text:p>102117</text:p>
          </table:table-cell>
          <table:table-cell office:value-type="float" office:value="47184" calcext:value-type="float">
            <text:p>47184</text:p>
          </table:table-cell>
          <table:table-cell office:value-type="float" office:value="533132" calcext:value-type="float">
            <text:p>533132</text:p>
          </table:table-cell>
          <table:table-cell office:value-type="float" office:value="317336" calcext:value-type="float">
            <text:p>317336</text:p>
          </table:table-cell>
          <table:table-cell office:value-type="float" office:value="215796" calcext:value-type="float">
            <text:p>215796</text:p>
          </table:table-cell>
          <table:table-cell office:value-type="float" office:value="606915" calcext:value-type="float">
            <text:p>606915</text:p>
          </table:table-cell>
          <table:table-cell office:value-type="float" office:value="118082" calcext:value-type="float">
            <text:p>118082</text:p>
          </table:table-cell>
          <table:table-cell office:value-type="float" office:value="96452" calcext:value-type="float">
            <text:p>96452</text:p>
          </table:table-cell>
          <table:table-cell office:value-type="float" office:value="93085" calcext:value-type="float">
            <text:p>93085</text:p>
          </table:table-cell>
          <table:table-cell office:value-type="float" office:value="299297" calcext:value-type="float">
            <text:p>299297</text:p>
          </table:table-cell>
          <table:table-cell office:value-type="float" office:value="352515" calcext:value-type="float">
            <text:p>352515</text:p>
          </table:table-cell>
          <table:table-cell office:value-type="float" office:value="57047" calcext:value-type="float">
            <text:p>57047</text:p>
          </table:table-cell>
          <table:table-cell office:value-type="float" office:value="21890" calcext:value-type="float">
            <text:p>21890</text:p>
          </table:table-cell>
          <table:table-cell office:value-type="float" office:value="7178" calcext:value-type="float">
            <text:p>7178</text:p>
          </table:table-cell>
          <table:table-cell office:value-type="float" office:value="96357" calcext:value-type="float">
            <text:p>96357</text:p>
          </table:table-cell>
          <table:table-cell office:value-type="float" office:value="22356" calcext:value-type="float">
            <text:p>22356</text:p>
          </table:table-cell>
          <table:table-cell office:value-type="float" office:value="7622" calcext:value-type="float">
            <text:p>7622</text:p>
          </table:table-cell>
          <table:table-cell office:value-type="float" office:value="86164" calcext:value-type="float">
            <text:p>86164</text:p>
          </table:table-cell>
          <table:table-cell office:value-type="float" office:value="53901" calcext:value-type="float">
            <text:p>53901</text:p>
          </table:table-cell>
          <table:table-cell office:value-type="float" office:value="348388" calcext:value-type="float">
            <text:p>348388</text:p>
          </table:table-cell>
          <table:table-cell office:value-type="float" office:value="130853" calcext:value-type="float">
            <text:p>130853</text:p>
          </table:table-cell>
          <table:table-cell office:value-type="float" office:value="35425" calcext:value-type="float">
            <text:p>35425</text:p>
          </table:table-cell>
          <table:table-cell office:value-type="float" office:value="111920" calcext:value-type="float">
            <text:p>111920</text:p>
          </table:table-cell>
          <table:table-cell office:value-type="float" office:value="70191" calcext:value-type="float">
            <text:p>70191</text:p>
          </table:table-cell>
          <table:table-cell office:value-type="float" office:value="787522" calcext:value-type="float">
            <text:p>787522</text:p>
          </table:table-cell>
          <table:table-cell office:value-type="float" office:value="263296" calcext:value-type="float">
            <text:p>263296</text:p>
          </table:table-cell>
          <table:table-cell office:value-type="float" office:value="251172" calcext:value-type="float">
            <text:p>251172</text:p>
          </table:table-cell>
          <table:table-cell office:value-type="float" office:value="270995" calcext:value-type="float">
            <text:p>270995</text:p>
          </table:table-cell>
          <table:table-cell office:value-type="float" office:value="2059" calcext:value-type="float">
            <text:p>2059</text:p>
          </table:table-cell>
          <table:table-cell office:value-type="float" office:value="148681" calcext:value-type="float">
            <text:p>148681</text:p>
          </table:table-cell>
          <table:table-cell office:value-type="float" office:value="112420" calcext:value-type="float">
            <text:p>112420</text:p>
          </table:table-cell>
          <table:table-cell office:value-type="float" office:value="36260" calcext:value-type="float">
            <text:p>36260</text:p>
          </table:table-cell>
          <table:table-cell office:value-type="float" office:value="990326" calcext:value-type="float">
            <text:p>990326</text:p>
          </table:table-cell>
          <table:table-cell office:value-type="float" office:value="131687" calcext:value-type="float">
            <text:p>131687</text:p>
          </table:table-cell>
          <table:table-cell office:value-type="float" office:value="264770" calcext:value-type="float">
            <text:p>264770</text:p>
          </table:table-cell>
          <table:table-cell office:value-type="float" office:value="593869" calcext:value-type="float">
            <text:p>593869</text:p>
          </table:table-cell>
          <table:table-cell office:value-type="float" office:value="324677" calcext:value-type="float">
            <text:p>324677</text:p>
          </table:table-cell>
          <table:table-cell office:value-type="float" office:value="439276" calcext:value-type="float">
            <text:p>439276</text:p>
          </table:table-cell>
          <table:table-cell office:value-type="float" office:value="409285" calcext:value-type="float">
            <text:p>409285</text:p>
          </table:table-cell>
          <table:table-cell office:value-type="float" office:value="29992" calcext:value-type="float">
            <text:p>29992</text:p>
          </table:table-cell>
          <table:table-cell office:value-type="float" office:value="192018" calcext:value-type="float">
            <text:p>192018</text:p>
          </table:table-cell>
          <table:table-cell office:value-type="float" office:value="1187161" calcext:value-type="float">
            <text:p>1187161</text:p>
          </table:table-cell>
          <table:table-cell office:value-type="float" office:value="545627" calcext:value-type="float">
            <text:p>545627</text:p>
          </table:table-cell>
          <table:table-cell office:value-type="float" office:value="395967" calcext:value-type="float">
            <text:p>395967</text:p>
          </table:table-cell>
          <table:table-cell office:value-type="float" office:value="131509" calcext:value-type="float">
            <text:p>131509</text:p>
          </table:table-cell>
          <table:table-cell office:value-type="float" office:value="114058" calcext:value-type="float">
            <text:p>114058</text:p>
          </table:table-cell>
          <table:table-cell office:value-type="float" office:value="113267" calcext:value-type="float">
            <text:p>113267</text:p>
          </table:table-cell>
          <table:table-cell office:value-type="float" office:value="59497" calcext:value-type="float">
            <text:p>59497</text:p>
          </table:table-cell>
          <table:table-cell office:value-type="float" office:value="53770" calcext:value-type="float">
            <text:p>53770</text:p>
          </table:table-cell>
          <table:table-cell office:value-type="float" office:value="378972" calcext:value-type="float">
            <text:p>378972</text:p>
          </table:table-cell>
          <table:table-cell office:value-type="float" office:value="82893" calcext:value-type="float">
            <text:p>82893</text:p>
          </table:table-cell>
          <table:table-cell office:value-type="float" office:value="296079" calcext:value-type="float">
            <text:p>296079</text:p>
          </table:table-cell>
          <table:table-cell office:value-type="float" office:value="305265" calcext:value-type="float">
            <text:p>305265</text:p>
          </table:table-cell>
          <table:table-cell office:value-type="float" office:value="1936088" calcext:value-type="float">
            <text:p>1936088</text:p>
          </table:table-cell>
          <table:table-cell office:value-type="float" office:value="490865" calcext:value-type="float">
            <text:p>490865</text:p>
          </table:table-cell>
          <table:table-cell office:value-type="float" office:value="431493" calcext:value-type="float">
            <text:p>431493</text:p>
          </table:table-cell>
          <table:table-cell office:value-type="float" office:value="278479" calcext:value-type="float">
            <text:p>278479</text:p>
          </table:table-cell>
          <table:table-cell office:value-type="float" office:value="153013" calcext:value-type="float">
            <text:p>153013</text:p>
          </table:table-cell>
          <table:table-cell office:value-type="float" office:value="59372" calcext:value-type="float">
            <text:p>59372</text:p>
          </table:table-cell>
          <table:table-cell office:value-type="float" office:value="1445223" calcext:value-type="float">
            <text:p>1445223</text:p>
          </table:table-cell>
          <table:table-cell office:value-type="float" office:value="1338659" calcext:value-type="float">
            <text:p>1338659</text:p>
          </table:table-cell>
          <table:table-cell office:value-type="float" office:value="716629" calcext:value-type="float">
            <text:p>716629</text:p>
          </table:table-cell>
          <table:table-cell office:value-type="float" office:value="622030" calcext:value-type="float">
            <text:p>622030</text:p>
          </table:table-cell>
          <table:table-cell office:value-type="float" office:value="106564" calcext:value-type="float">
            <text:p>106564</text:p>
          </table:table-cell>
          <table:table-cell office:value-type="float" office:value="-10550" calcext:value-type="float">
            <text:p>-10550</text:p>
          </table:table-cell>
          <table:table-cell office:value-type="float" office:value="6347" calcext:value-type="float">
            <text:p>6347</text:p>
          </table:table-cell>
          <table:table-cell office:value-type="float" office:value="16897" calcext:value-type="float">
            <text:p>16897</text:p>
          </table:table-cell>
        </table:table-row>
        <table:table-row table:style-name="ro1">
          <table:table-cell office:value-type="string" calcext:value-type="string">
            <text:p>2018</text:p>
          </table:table-cell>
          <table:table-cell office:value-type="float" office:value="10950099" calcext:value-type="float">
            <text:p>10950099</text:p>
          </table:table-cell>
          <table:table-cell office:value-type="float" office:value="10960567" calcext:value-type="float">
            <text:p>10960567</text:p>
          </table:table-cell>
          <table:table-cell office:value-type="float" office:value="8944225" calcext:value-type="float">
            <text:p>8944225</text:p>
          </table:table-cell>
          <table:table-cell office:value-type="float" office:value="55126" calcext:value-type="float">
            <text:p>55126</text:p>
          </table:table-cell>
          <table:table-cell office:value-type="float" office:value="28423" calcext:value-type="float">
            <text:p>28423</text:p>
          </table:table-cell>
          <table:table-cell office:value-type="float" office:value="26703" calcext:value-type="float">
            <text:p>26703</text:p>
          </table:table-cell>
          <table:table-cell office:value-type="float" office:value="84523" calcext:value-type="float">
            <text:p>84523</text:p>
          </table:table-cell>
          <table:table-cell office:value-type="float" office:value="29793" calcext:value-type="float">
            <text:p>29793</text:p>
          </table:table-cell>
          <table:table-cell office:value-type="float" office:value="18982" calcext:value-type="float">
            <text:p>18982</text:p>
          </table:table-cell>
          <table:table-cell office:value-type="float" office:value="35748" calcext:value-type="float">
            <text:p>35748</text:p>
          </table:table-cell>
          <table:table-cell office:value-type="float" office:value="84299" calcext:value-type="float">
            <text:p>84299</text:p>
          </table:table-cell>
          <table:table-cell office:value-type="float" office:value="557565" calcext:value-type="float">
            <text:p>557565</text:p>
          </table:table-cell>
          <table:table-cell office:value-type="float" office:value="1101267" calcext:value-type="float">
            <text:p>1101267</text:p>
          </table:table-cell>
          <table:table-cell office:value-type="float" office:value="732143" calcext:value-type="float">
            <text:p>732143</text:p>
          </table:table-cell>
          <table:table-cell office:value-type="float" office:value="23486" calcext:value-type="float">
            <text:p>23486</text:p>
          </table:table-cell>
          <table:table-cell office:value-type="float" office:value="30713" calcext:value-type="float">
            <text:p>30713</text:p>
          </table:table-cell>
          <table:table-cell office:value-type="float" office:value="33765" calcext:value-type="float">
            <text:p>33765</text:p>
          </table:table-cell>
          <table:table-cell office:value-type="float" office:value="105345" calcext:value-type="float">
            <text:p>105345</text:p>
          </table:table-cell>
          <table:table-cell office:value-type="float" office:value="100344" calcext:value-type="float">
            <text:p>100344</text:p>
          </table:table-cell>
          <table:table-cell office:value-type="float" office:value="158175" calcext:value-type="float">
            <text:p>158175</text:p>
          </table:table-cell>
          <table:table-cell office:value-type="float" office:value="37592" calcext:value-type="float">
            <text:p>37592</text:p>
          </table:table-cell>
          <table:table-cell office:value-type="float" office:value="79861" calcext:value-type="float">
            <text:p>79861</text:p>
          </table:table-cell>
          <table:table-cell office:value-type="float" office:value="83862" calcext:value-type="float">
            <text:p>83862</text:p>
          </table:table-cell>
          <table:table-cell office:value-type="float" office:value="22604" calcext:value-type="float">
            <text:p>22604</text:p>
          </table:table-cell>
          <table:table-cell office:value-type="float" office:value="56397" calcext:value-type="float">
            <text:p>56397</text:p>
          </table:table-cell>
          <table:table-cell office:value-type="float" office:value="369124" calcext:value-type="float">
            <text:p>369124</text:p>
          </table:table-cell>
          <table:table-cell office:value-type="float" office:value="117584" calcext:value-type="float">
            <text:p>117584</text:p>
          </table:table-cell>
          <table:table-cell office:value-type="float" office:value="12568" calcext:value-type="float">
            <text:p>12568</text:p>
          </table:table-cell>
          <table:table-cell office:value-type="float" office:value="7764" calcext:value-type="float">
            <text:p>7764</text:p>
          </table:table-cell>
          <table:table-cell office:value-type="float" office:value="30792" calcext:value-type="float">
            <text:p>30792</text:p>
          </table:table-cell>
          <table:table-cell office:value-type="float" office:value="26549" calcext:value-type="float">
            <text:p>26549</text:p>
          </table:table-cell>
          <table:table-cell office:value-type="float" office:value="19999" calcext:value-type="float">
            <text:p>19999</text:p>
          </table:table-cell>
          <table:table-cell office:value-type="float" office:value="104593" calcext:value-type="float">
            <text:p>104593</text:p>
          </table:table-cell>
          <table:table-cell office:value-type="float" office:value="49276" calcext:value-type="float">
            <text:p>49276</text:p>
          </table:table-cell>
          <table:table-cell office:value-type="float" office:value="545399" calcext:value-type="float">
            <text:p>545399</text:p>
          </table:table-cell>
          <table:table-cell office:value-type="float" office:value="327519" calcext:value-type="float">
            <text:p>327519</text:p>
          </table:table-cell>
          <table:table-cell office:value-type="float" office:value="217881" calcext:value-type="float">
            <text:p>217881</text:p>
          </table:table-cell>
          <table:table-cell office:value-type="float" office:value="628269" calcext:value-type="float">
            <text:p>628269</text:p>
          </table:table-cell>
          <table:table-cell office:value-type="float" office:value="121955" calcext:value-type="float">
            <text:p>121955</text:p>
          </table:table-cell>
          <table:table-cell office:value-type="float" office:value="98809" calcext:value-type="float">
            <text:p>98809</text:p>
          </table:table-cell>
          <table:table-cell office:value-type="float" office:value="95790" calcext:value-type="float">
            <text:p>95790</text:p>
          </table:table-cell>
          <table:table-cell office:value-type="float" office:value="311715" calcext:value-type="float">
            <text:p>311715</text:p>
          </table:table-cell>
          <table:table-cell office:value-type="float" office:value="379011" calcext:value-type="float">
            <text:p>379011</text:p>
          </table:table-cell>
          <table:table-cell office:value-type="float" office:value="59622" calcext:value-type="float">
            <text:p>59622</text:p>
          </table:table-cell>
          <table:table-cell office:value-type="float" office:value="23191" calcext:value-type="float">
            <text:p>23191</text:p>
          </table:table-cell>
          <table:table-cell office:value-type="float" office:value="7404" calcext:value-type="float">
            <text:p>7404</text:p>
          </table:table-cell>
          <table:table-cell office:value-type="float" office:value="103222" calcext:value-type="float">
            <text:p>103222</text:p>
          </table:table-cell>
          <table:table-cell office:value-type="float" office:value="24080" calcext:value-type="float">
            <text:p>24080</text:p>
          </table:table-cell>
          <table:table-cell office:value-type="float" office:value="7750" calcext:value-type="float">
            <text:p>7750</text:p>
          </table:table-cell>
          <table:table-cell office:value-type="float" office:value="93061" calcext:value-type="float">
            <text:p>93061</text:p>
          </table:table-cell>
          <table:table-cell office:value-type="float" office:value="60681" calcext:value-type="float">
            <text:p>60681</text:p>
          </table:table-cell>
          <table:table-cell office:value-type="float" office:value="376183" calcext:value-type="float">
            <text:p>376183</text:p>
          </table:table-cell>
          <table:table-cell office:value-type="float" office:value="145342" calcext:value-type="float">
            <text:p>145342</text:p>
          </table:table-cell>
          <table:table-cell office:value-type="float" office:value="36950" calcext:value-type="float">
            <text:p>36950</text:p>
          </table:table-cell>
          <table:table-cell office:value-type="float" office:value="112773" calcext:value-type="float">
            <text:p>112773</text:p>
          </table:table-cell>
          <table:table-cell office:value-type="float" office:value="81118" calcext:value-type="float">
            <text:p>81118</text:p>
          </table:table-cell>
          <table:table-cell office:value-type="float" office:value="818396" calcext:value-type="float">
            <text:p>818396</text:p>
          </table:table-cell>
          <table:table-cell office:value-type="float" office:value="273551" calcext:value-type="float">
            <text:p>273551</text:p>
          </table:table-cell>
          <table:table-cell office:value-type="float" office:value="256768" calcext:value-type="float">
            <text:p>256768</text:p>
          </table:table-cell>
          <table:table-cell office:value-type="float" office:value="285565" calcext:value-type="float">
            <text:p>285565</text:p>
          </table:table-cell>
          <table:table-cell office:value-type="float" office:value="2513" calcext:value-type="float">
            <text:p>2513</text:p>
          </table:table-cell>
          <table:table-cell office:value-type="float" office:value="158926" calcext:value-type="float">
            <text:p>158926</text:p>
          </table:table-cell>
          <table:table-cell office:value-type="float" office:value="120169" calcext:value-type="float">
            <text:p>120169</text:p>
          </table:table-cell>
          <table:table-cell office:value-type="float" office:value="38758" calcext:value-type="float">
            <text:p>38758</text:p>
          </table:table-cell>
          <table:table-cell office:value-type="float" office:value="1059026" calcext:value-type="float">
            <text:p>1059026</text:p>
          </table:table-cell>
          <table:table-cell office:value-type="float" office:value="137625" calcext:value-type="float">
            <text:p>137625</text:p>
          </table:table-cell>
          <table:table-cell office:value-type="float" office:value="285884" calcext:value-type="float">
            <text:p>285884</text:p>
          </table:table-cell>
          <table:table-cell office:value-type="float" office:value="635517" calcext:value-type="float">
            <text:p>635517</text:p>
          </table:table-cell>
          <table:table-cell office:value-type="float" office:value="342758" calcext:value-type="float">
            <text:p>342758</text:p>
          </table:table-cell>
          <table:table-cell office:value-type="float" office:value="463761" calcext:value-type="float">
            <text:p>463761</text:p>
          </table:table-cell>
          <table:table-cell office:value-type="float" office:value="431427" calcext:value-type="float">
            <text:p>431427</text:p>
          </table:table-cell>
          <table:table-cell office:value-type="float" office:value="32334" calcext:value-type="float">
            <text:p>32334</text:p>
          </table:table-cell>
          <table:table-cell office:value-type="float" office:value="200083" calcext:value-type="float">
            <text:p>200083</text:p>
          </table:table-cell>
          <table:table-cell office:value-type="float" office:value="1247687" calcext:value-type="float">
            <text:p>1247687</text:p>
          </table:table-cell>
          <table:table-cell office:value-type="float" office:value="576820" calcext:value-type="float">
            <text:p>576820</text:p>
          </table:table-cell>
          <table:table-cell office:value-type="float" office:value="411646" calcext:value-type="float">
            <text:p>411646</text:p>
          </table:table-cell>
          <table:table-cell office:value-type="float" office:value="137438" calcext:value-type="float">
            <text:p>137438</text:p>
          </table:table-cell>
          <table:table-cell office:value-type="float" office:value="121784" calcext:value-type="float">
            <text:p>121784</text:p>
          </table:table-cell>
          <table:table-cell office:value-type="float" office:value="120122" calcext:value-type="float">
            <text:p>120122</text:p>
          </table:table-cell>
          <table:table-cell office:value-type="float" office:value="63511" calcext:value-type="float">
            <text:p>63511</text:p>
          </table:table-cell>
          <table:table-cell office:value-type="float" office:value="56611" calcext:value-type="float">
            <text:p>56611</text:p>
          </table:table-cell>
          <table:table-cell office:value-type="float" office:value="399470" calcext:value-type="float">
            <text:p>399470</text:p>
          </table:table-cell>
          <table:table-cell office:value-type="float" office:value="86939" calcext:value-type="float">
            <text:p>86939</text:p>
          </table:table-cell>
          <table:table-cell office:value-type="float" office:value="312531" calcext:value-type="float">
            <text:p>312531</text:p>
          </table:table-cell>
          <table:table-cell office:value-type="float" office:value="322352" calcext:value-type="float">
            <text:p>322352</text:p>
          </table:table-cell>
          <table:table-cell office:value-type="float" office:value="2016342" calcext:value-type="float">
            <text:p>2016342</text:p>
          </table:table-cell>
          <table:table-cell office:value-type="float" office:value="511067" calcext:value-type="float">
            <text:p>511067</text:p>
          </table:table-cell>
          <table:table-cell office:value-type="float" office:value="449702" calcext:value-type="float">
            <text:p>449702</text:p>
          </table:table-cell>
          <table:table-cell office:value-type="float" office:value="289697" calcext:value-type="float">
            <text:p>289697</text:p>
          </table:table-cell>
          <table:table-cell office:value-type="float" office:value="160006" calcext:value-type="float">
            <text:p>160006</text:p>
          </table:table-cell>
          <table:table-cell office:value-type="float" office:value="61365" calcext:value-type="float">
            <text:p>61365</text:p>
          </table:table-cell>
          <table:table-cell office:value-type="float" office:value="1505275" calcext:value-type="float">
            <text:p>1505275</text:p>
          </table:table-cell>
          <table:table-cell office:value-type="float" office:value="1393668" calcext:value-type="float">
            <text:p>1393668</text:p>
          </table:table-cell>
          <table:table-cell office:value-type="float" office:value="743385" calcext:value-type="float">
            <text:p>743385</text:p>
          </table:table-cell>
          <table:table-cell office:value-type="float" office:value="650283" calcext:value-type="float">
            <text:p>650283</text:p>
          </table:table-cell>
          <table:table-cell office:value-type="float" office:value="111606" calcext:value-type="float">
            <text:p>111606</text:p>
          </table:table-cell>
          <table:table-cell office:value-type="float" office:value="-10467" calcext:value-type="float">
            <text:p>-10467</text:p>
          </table:table-cell>
          <table:table-cell office:value-type="float" office:value="6652" calcext:value-type="float">
            <text:p>6652</text:p>
          </table:table-cell>
          <table:table-cell office:value-type="float" office:value="17119" calcext:value-type="float">
            <text:p>17119</text:p>
          </table:table-cell>
        </table:table-row>
        <table:table-row table:style-name="ro1">
          <table:table-cell office:value-type="string" calcext:value-type="string">
            <text:p>2019</text:p>
          </table:table-cell>
          <table:table-cell office:value-type="float" office:value="11432433" calcext:value-type="float">
            <text:p>11432433</text:p>
          </table:table-cell>
          <table:table-cell office:value-type="float" office:value="11444494" calcext:value-type="float">
            <text:p>11444494</text:p>
          </table:table-cell>
          <table:table-cell office:value-type="float" office:value="9358342" calcext:value-type="float">
            <text:p>9358342</text:p>
          </table:table-cell>
          <table:table-cell office:value-type="float" office:value="57671" calcext:value-type="float">
            <text:p>57671</text:p>
          </table:table-cell>
          <table:table-cell office:value-type="float" office:value="30021" calcext:value-type="float">
            <text:p>30021</text:p>
          </table:table-cell>
          <table:table-cell office:value-type="float" office:value="27650" calcext:value-type="float">
            <text:p>27650</text:p>
          </table:table-cell>
          <table:table-cell office:value-type="float" office:value="86582" calcext:value-type="float">
            <text:p>86582</text:p>
          </table:table-cell>
          <table:table-cell office:value-type="float" office:value="30969" calcext:value-type="float">
            <text:p>30969</text:p>
          </table:table-cell>
          <table:table-cell office:value-type="float" office:value="19258" calcext:value-type="float">
            <text:p>19258</text:p>
          </table:table-cell>
          <table:table-cell office:value-type="float" office:value="36355" calcext:value-type="float">
            <text:p>36355</text:p>
          </table:table-cell>
          <table:table-cell office:value-type="float" office:value="88212" calcext:value-type="float">
            <text:p>88212</text:p>
          </table:table-cell>
          <table:table-cell office:value-type="float" office:value="592431" calcext:value-type="float">
            <text:p>592431</text:p>
          </table:table-cell>
          <table:table-cell office:value-type="float" office:value="1131337" calcext:value-type="float">
            <text:p>1131337</text:p>
          </table:table-cell>
          <table:table-cell office:value-type="float" office:value="749654" calcext:value-type="float">
            <text:p>749654</text:p>
          </table:table-cell>
          <table:table-cell office:value-type="float" office:value="24601" calcext:value-type="float">
            <text:p>24601</text:p>
          </table:table-cell>
          <table:table-cell office:value-type="float" office:value="31626" calcext:value-type="float">
            <text:p>31626</text:p>
          </table:table-cell>
          <table:table-cell office:value-type="float" office:value="34311" calcext:value-type="float">
            <text:p>34311</text:p>
          </table:table-cell>
          <table:table-cell office:value-type="float" office:value="107127" calcext:value-type="float">
            <text:p>107127</text:p>
          </table:table-cell>
          <table:table-cell office:value-type="float" office:value="101375" calcext:value-type="float">
            <text:p>101375</text:p>
          </table:table-cell>
          <table:table-cell office:value-type="float" office:value="161414" calcext:value-type="float">
            <text:p>161414</text:p>
          </table:table-cell>
          <table:table-cell office:value-type="float" office:value="38908" calcext:value-type="float">
            <text:p>38908</text:p>
          </table:table-cell>
          <table:table-cell office:value-type="float" office:value="80455" calcext:value-type="float">
            <text:p>80455</text:p>
          </table:table-cell>
          <table:table-cell office:value-type="float" office:value="89014" calcext:value-type="float">
            <text:p>89014</text:p>
          </table:table-cell>
          <table:table-cell office:value-type="float" office:value="22474" calcext:value-type="float">
            <text:p>22474</text:p>
          </table:table-cell>
          <table:table-cell office:value-type="float" office:value="58347" calcext:value-type="float">
            <text:p>58347</text:p>
          </table:table-cell>
          <table:table-cell office:value-type="float" office:value="381683" calcext:value-type="float">
            <text:p>381683</text:p>
          </table:table-cell>
          <table:table-cell office:value-type="float" office:value="120465" calcext:value-type="float">
            <text:p>120465</text:p>
          </table:table-cell>
          <table:table-cell office:value-type="float" office:value="12429" calcext:value-type="float">
            <text:p>12429</text:p>
          </table:table-cell>
          <table:table-cell office:value-type="float" office:value="7675" calcext:value-type="float">
            <text:p>7675</text:p>
          </table:table-cell>
          <table:table-cell office:value-type="float" office:value="31580" calcext:value-type="float">
            <text:p>31580</text:p>
          </table:table-cell>
          <table:table-cell office:value-type="float" office:value="26610" calcext:value-type="float">
            <text:p>26610</text:p>
          </table:table-cell>
          <table:table-cell office:value-type="float" office:value="21304" calcext:value-type="float">
            <text:p>21304</text:p>
          </table:table-cell>
          <table:table-cell office:value-type="float" office:value="110953" calcext:value-type="float">
            <text:p>110953</text:p>
          </table:table-cell>
          <table:table-cell office:value-type="float" office:value="50666" calcext:value-type="float">
            <text:p>50666</text:p>
          </table:table-cell>
          <table:table-cell office:value-type="float" office:value="558603" calcext:value-type="float">
            <text:p>558603</text:p>
          </table:table-cell>
          <table:table-cell office:value-type="float" office:value="337281" calcext:value-type="float">
            <text:p>337281</text:p>
          </table:table-cell>
          <table:table-cell office:value-type="float" office:value="221321" calcext:value-type="float">
            <text:p>221321</text:p>
          </table:table-cell>
          <table:table-cell office:value-type="float" office:value="650475" calcext:value-type="float">
            <text:p>650475</text:p>
          </table:table-cell>
          <table:table-cell office:value-type="float" office:value="128210" calcext:value-type="float">
            <text:p>128210</text:p>
          </table:table-cell>
          <table:table-cell office:value-type="float" office:value="102896" calcext:value-type="float">
            <text:p>102896</text:p>
          </table:table-cell>
          <table:table-cell office:value-type="float" office:value="96578" calcext:value-type="float">
            <text:p>96578</text:p>
          </table:table-cell>
          <table:table-cell office:value-type="float" office:value="322791" calcext:value-type="float">
            <text:p>322791</text:p>
          </table:table-cell>
          <table:table-cell office:value-type="float" office:value="408642" calcext:value-type="float">
            <text:p>408642</text:p>
          </table:table-cell>
          <table:table-cell office:value-type="float" office:value="61865" calcext:value-type="float">
            <text:p>61865</text:p>
          </table:table-cell>
          <table:table-cell office:value-type="float" office:value="23918" calcext:value-type="float">
            <text:p>23918</text:p>
          </table:table-cell>
          <table:table-cell office:value-type="float" office:value="7795" calcext:value-type="float">
            <text:p>7795</text:p>
          </table:table-cell>
          <table:table-cell office:value-type="float" office:value="109198" calcext:value-type="float">
            <text:p>109198</text:p>
          </table:table-cell>
          <table:table-cell office:value-type="float" office:value="30523" calcext:value-type="float">
            <text:p>30523</text:p>
          </table:table-cell>
          <table:table-cell office:value-type="float" office:value="8502" calcext:value-type="float">
            <text:p>8502</text:p>
          </table:table-cell>
          <table:table-cell office:value-type="float" office:value="102054" calcext:value-type="float">
            <text:p>102054</text:p>
          </table:table-cell>
          <table:table-cell office:value-type="float" office:value="64787" calcext:value-type="float">
            <text:p>64787</text:p>
          </table:table-cell>
          <table:table-cell office:value-type="float" office:value="399645" calcext:value-type="float">
            <text:p>399645</text:p>
          </table:table-cell>
          <table:table-cell office:value-type="float" office:value="158609" calcext:value-type="float">
            <text:p>158609</text:p>
          </table:table-cell>
          <table:table-cell office:value-type="float" office:value="39071" calcext:value-type="float">
            <text:p>39071</text:p>
          </table:table-cell>
          <table:table-cell office:value-type="float" office:value="113874" calcext:value-type="float">
            <text:p>113874</text:p>
          </table:table-cell>
          <table:table-cell office:value-type="float" office:value="88091" calcext:value-type="float">
            <text:p>88091</text:p>
          </table:table-cell>
          <table:table-cell office:value-type="float" office:value="850504" calcext:value-type="float">
            <text:p>850504</text:p>
          </table:table-cell>
          <table:table-cell office:value-type="float" office:value="289234" calcext:value-type="float">
            <text:p>289234</text:p>
          </table:table-cell>
          <table:table-cell office:value-type="float" office:value="259549" calcext:value-type="float">
            <text:p>259549</text:p>
          </table:table-cell>
          <table:table-cell office:value-type="float" office:value="298839" calcext:value-type="float">
            <text:p>298839</text:p>
          </table:table-cell>
          <table:table-cell office:value-type="float" office:value="2883" calcext:value-type="float">
            <text:p>2883</text:p>
          </table:table-cell>
          <table:table-cell office:value-type="float" office:value="168934" calcext:value-type="float">
            <text:p>168934</text:p>
          </table:table-cell>
          <table:table-cell office:value-type="float" office:value="128106" calcext:value-type="float">
            <text:p>128106</text:p>
          </table:table-cell>
          <table:table-cell office:value-type="float" office:value="40828" calcext:value-type="float">
            <text:p>40828</text:p>
          </table:table-cell>
          <table:table-cell office:value-type="float" office:value="1126051" calcext:value-type="float">
            <text:p>1126051</text:p>
          </table:table-cell>
          <table:table-cell office:value-type="float" office:value="143240" calcext:value-type="float">
            <text:p>143240</text:p>
          </table:table-cell>
          <table:table-cell office:value-type="float" office:value="308512" calcext:value-type="float">
            <text:p>308512</text:p>
          </table:table-cell>
          <table:table-cell office:value-type="float" office:value="674299" calcext:value-type="float">
            <text:p>674299</text:p>
          </table:table-cell>
          <table:table-cell office:value-type="float" office:value="360023" calcext:value-type="float">
            <text:p>360023</text:p>
          </table:table-cell>
          <table:table-cell office:value-type="float" office:value="482941" calcext:value-type="float">
            <text:p>482941</text:p>
          </table:table-cell>
          <table:table-cell office:value-type="float" office:value="449189" calcext:value-type="float">
            <text:p>449189</text:p>
          </table:table-cell>
          <table:table-cell office:value-type="float" office:value="33753" calcext:value-type="float">
            <text:p>33753</text:p>
          </table:table-cell>
          <table:table-cell office:value-type="float" office:value="209398" calcext:value-type="float">
            <text:p>209398</text:p>
          </table:table-cell>
          <table:table-cell office:value-type="float" office:value="1305746" calcext:value-type="float">
            <text:p>1305746</text:p>
          </table:table-cell>
          <table:table-cell office:value-type="float" office:value="605005" calcext:value-type="float">
            <text:p>605005</text:p>
          </table:table-cell>
          <table:table-cell office:value-type="float" office:value="426387" calcext:value-type="float">
            <text:p>426387</text:p>
          </table:table-cell>
          <table:table-cell office:value-type="float" office:value="142804" calcext:value-type="float">
            <text:p>142804</text:p>
          </table:table-cell>
          <table:table-cell office:value-type="float" office:value="131550" calcext:value-type="float">
            <text:p>131550</text:p>
          </table:table-cell>
          <table:table-cell office:value-type="float" office:value="125143" calcext:value-type="float">
            <text:p>125143</text:p>
          </table:table-cell>
          <table:table-cell office:value-type="float" office:value="66178" calcext:value-type="float">
            <text:p>66178</text:p>
          </table:table-cell>
          <table:table-cell office:value-type="float" office:value="58965" calcext:value-type="float">
            <text:p>58965</text:p>
          </table:table-cell>
          <table:table-cell office:value-type="float" office:value="419465" calcext:value-type="float">
            <text:p>419465</text:p>
          </table:table-cell>
          <table:table-cell office:value-type="float" office:value="92248" calcext:value-type="float">
            <text:p>92248</text:p>
          </table:table-cell>
          <table:table-cell office:value-type="float" office:value="327217" calcext:value-type="float">
            <text:p>327217</text:p>
          </table:table-cell>
          <table:table-cell office:value-type="float" office:value="336541" calcext:value-type="float">
            <text:p>336541</text:p>
          </table:table-cell>
          <table:table-cell office:value-type="float" office:value="2086153" calcext:value-type="float">
            <text:p>2086153</text:p>
          </table:table-cell>
          <table:table-cell office:value-type="float" office:value="527047" calcext:value-type="float">
            <text:p>527047</text:p>
          </table:table-cell>
          <table:table-cell office:value-type="float" office:value="465523" calcext:value-type="float">
            <text:p>465523</text:p>
          </table:table-cell>
          <table:table-cell office:value-type="float" office:value="298322" calcext:value-type="float">
            <text:p>298322</text:p>
          </table:table-cell>
          <table:table-cell office:value-type="float" office:value="167200" calcext:value-type="float">
            <text:p>167200</text:p>
          </table:table-cell>
          <table:table-cell office:value-type="float" office:value="61524" calcext:value-type="float">
            <text:p>61524</text:p>
          </table:table-cell>
          <table:table-cell office:value-type="float" office:value="1559106" calcext:value-type="float">
            <text:p>1559106</text:p>
          </table:table-cell>
          <table:table-cell office:value-type="float" office:value="1443412" calcext:value-type="float">
            <text:p>1443412</text:p>
          </table:table-cell>
          <table:table-cell office:value-type="float" office:value="768609" calcext:value-type="float">
            <text:p>768609</text:p>
          </table:table-cell>
          <table:table-cell office:value-type="float" office:value="674803" calcext:value-type="float">
            <text:p>674803</text:p>
          </table:table-cell>
          <table:table-cell office:value-type="float" office:value="115693" calcext:value-type="float">
            <text:p>115693</text:p>
          </table:table-cell>
          <table:table-cell office:value-type="float" office:value="-12061" calcext:value-type="float">
            <text:p>-12061</text:p>
          </table:table-cell>
          <table:table-cell office:value-type="float" office:value="6725" calcext:value-type="float">
            <text:p>6725</text:p>
          </table:table-cell>
          <table:table-cell office:value-type="float" office:value="18787" calcext:value-type="float">
            <text:p>187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18:36:15.877236732</meta:creation-date>
    <dc:date>2021-03-01T18:38:17.409184604</dc:date>
    <meta:editing-duration>PT2M</meta:editing-duration>
    <meta:editing-cycles>2</meta:editing-cycles>
    <meta:generator>LibreOffice/6.4.6.2$Linux_X86_64 LibreOffice_project/40$Build-2</meta:generator>
    <meta:document-statistic meta:table-count="1" meta:cell-count="2300" meta:object-count="0"/>
  </office:meta>
</office:document-meta>
</file>